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61.05pt" svg:height="428.06pt" svg:x="289.79pt" svg:y="114.8pt">
            <draw:object draw:notify-on-update-of-ranges="Sheet2.A2:Sheet2.A495 Sheet2.B2:Sheet2.B495 Sheet2.C2:Sheet2.C495 Sheet2.A2:Sheet2.A495 Sheet2.A2:Sheet2.A495 Sheet2.D2:Sheet2.D4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195" calcext:value-type="float">
            <text:p>195</text:p>
          </table:table-cell>
          <table:table-cell office:value-type="float" office:value="213" calcext:value-type="float">
            <text:p>21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258" calcext:value-type="float">
            <text:p>258</text:p>
          </table:table-cell>
          <table:table-cell office:value-type="float" office:value="225" calcext:value-type="float">
            <text:p>22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265" calcext:value-type="float">
            <text:p>265</text:p>
          </table:table-cell>
          <table:table-cell office:value-type="float" office:value="231" calcext:value-type="float">
            <text:p>23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266" calcext:value-type="float">
            <text:p>266</text:p>
          </table:table-cell>
          <table:table-cell office:value-type="float" office:value="234" calcext:value-type="float">
            <text:p>23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282" calcext:value-type="float">
            <text:p>282</text:p>
          </table:table-cell>
          <table:table-cell office:value-type="float" office:value="270" calcext:value-type="float">
            <text:p>27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284" calcext:value-type="float">
            <text:p>284</text:p>
          </table:table-cell>
          <table:table-cell office:value-type="float" office:value="275" calcext:value-type="float">
            <text:p>27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299" calcext:value-type="float">
            <text:p>299</text:p>
          </table:table-cell>
          <table:table-cell office:value-type="float" office:value="286" calcext:value-type="float">
            <text:p>286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299" calcext:value-type="float">
            <text:p>299</text:p>
          </table:table-cell>
          <table:table-cell office:value-type="float" office:value="289" calcext:value-type="float">
            <text:p>28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363" calcext:value-type="float">
            <text:p>363</text:p>
          </table:table-cell>
          <table:table-cell office:value-type="float" office:value="293" calcext:value-type="float">
            <text:p>2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367" calcext:value-type="float">
            <text:p>367</text:p>
          </table:table-cell>
          <table:table-cell office:value-type="float" office:value="295" calcext:value-type="float">
            <text:p>29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367" calcext:value-type="float">
            <text:p>367</text:p>
          </table:table-cell>
          <table:table-cell office:value-type="float" office:value="306" calcext:value-type="float">
            <text:p>30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367" calcext:value-type="float">
            <text:p>367</text:p>
          </table:table-cell>
          <table:table-cell office:value-type="float" office:value="307" calcext:value-type="float">
            <text:p>30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368" calcext:value-type="float">
            <text:p>368</text:p>
          </table:table-cell>
          <table:table-cell office:value-type="float" office:value="307" calcext:value-type="float">
            <text:p>30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369" calcext:value-type="float">
            <text:p>369</text:p>
          </table:table-cell>
          <table:table-cell office:value-type="float" office:value="308" calcext:value-type="float">
            <text:p>30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369" calcext:value-type="float">
            <text:p>369</text:p>
          </table:table-cell>
          <table:table-cell office:value-type="float" office:value="308" calcext:value-type="float">
            <text:p>30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429" calcext:value-type="float">
            <text:p>429</text:p>
          </table:table-cell>
          <table:table-cell office:value-type="float" office:value="318" calcext:value-type="float">
            <text:p>31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435" calcext:value-type="float">
            <text:p>435</text:p>
          </table:table-cell>
          <table:table-cell office:value-type="float" office:value="323" calcext:value-type="float">
            <text:p>32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436" calcext:value-type="float">
            <text:p>436</text:p>
          </table:table-cell>
          <table:table-cell office:value-type="float" office:value="324" calcext:value-type="float">
            <text:p>32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436" calcext:value-type="float">
            <text:p>436</text:p>
          </table:table-cell>
          <table:table-cell office:value-type="float" office:value="324" calcext:value-type="float">
            <text:p>324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445" calcext:value-type="float">
            <text:p>445</text:p>
          </table:table-cell>
          <table:table-cell office:value-type="float" office:value="327" calcext:value-type="float">
            <text:p>32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446" calcext:value-type="float">
            <text:p>446</text:p>
          </table:table-cell>
          <table:table-cell office:value-type="float" office:value="330" calcext:value-type="float">
            <text:p>33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454" calcext:value-type="float">
            <text:p>454</text:p>
          </table:table-cell>
          <table:table-cell office:value-type="float" office:value="364" calcext:value-type="float">
            <text:p>36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457" calcext:value-type="float">
            <text:p>457</text:p>
          </table:table-cell>
          <table:table-cell office:value-type="float" office:value="368" calcext:value-type="float">
            <text:p>36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457" calcext:value-type="float">
            <text:p>457</text:p>
          </table:table-cell>
          <table:table-cell office:value-type="float" office:value="372" calcext:value-type="float">
            <text:p>37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457" calcext:value-type="float">
            <text:p>457</text:p>
          </table:table-cell>
          <table:table-cell office:value-type="float" office:value="393" calcext:value-type="float">
            <text:p>39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457" calcext:value-type="float">
            <text:p>457</text:p>
          </table:table-cell>
          <table:table-cell office:value-type="float" office:value="393" calcext:value-type="float">
            <text:p>39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float" office:value="457" calcext:value-type="float">
            <text:p>457</text:p>
          </table:table-cell>
          <table:table-cell office:value-type="float" office:value="393" calcext:value-type="float">
            <text:p>39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464" calcext:value-type="float">
            <text:p>464</text:p>
          </table:table-cell>
          <table:table-cell office:value-type="float" office:value="472" calcext:value-type="float">
            <text:p>472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470" calcext:value-type="float">
            <text:p>470</text:p>
          </table:table-cell>
          <table:table-cell office:value-type="float" office:value="476" calcext:value-type="float">
            <text:p>476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office:value-type="float" office:value="498" calcext:value-type="float">
            <text:p>498</text:p>
          </table:table-cell>
          <table:table-cell office:value-type="float" office:value="548" calcext:value-type="float">
            <text:p>548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508" calcext:value-type="float">
            <text:p>508</text:p>
          </table:table-cell>
          <table:table-cell office:value-type="float" office:value="560" calcext:value-type="float">
            <text:p>56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514" calcext:value-type="float">
            <text:p>514</text:p>
          </table:table-cell>
          <table:table-cell office:value-type="float" office:value="561" calcext:value-type="float">
            <text:p>56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514" calcext:value-type="float">
            <text:p>514</text:p>
          </table:table-cell>
          <table:table-cell office:value-type="float" office:value="562" calcext:value-type="float">
            <text:p>56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float" office:value="516" calcext:value-type="float">
            <text:p>516</text:p>
          </table:table-cell>
          <table:table-cell office:value-type="float" office:value="563" calcext:value-type="float">
            <text:p>56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517" calcext:value-type="float">
            <text:p>517</text:p>
          </table:table-cell>
          <table:table-cell office:value-type="float" office:value="563" calcext:value-type="float">
            <text:p>56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8951" calcext:value-type="float">
            <text:p>8951</text:p>
          </table:table-cell>
          <table:table-cell office:value-type="float" office:value="580" calcext:value-type="float">
            <text:p>580</text:p>
          </table:table-cell>
          <table:table-cell office:value-type="float" office:value="688" calcext:value-type="float">
            <text:p>68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580" calcext:value-type="float">
            <text:p>580</text:p>
          </table:table-cell>
          <table:table-cell office:value-type="float" office:value="694" calcext:value-type="float">
            <text:p>69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  <table:table-cell office:value-type="float" office:value="581" calcext:value-type="float">
            <text:p>581</text:p>
          </table:table-cell>
          <table:table-cell office:value-type="float" office:value="694" calcext:value-type="float">
            <text:p>69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599" calcext:value-type="float">
            <text:p>599</text:p>
          </table:table-cell>
          <table:table-cell office:value-type="float" office:value="698" calcext:value-type="float">
            <text:p>69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600" calcext:value-type="float">
            <text:p>600</text:p>
          </table:table-cell>
          <table:table-cell office:value-type="float" office:value="698" calcext:value-type="float">
            <text:p>69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656" calcext:value-type="float">
            <text:p>656</text:p>
          </table:table-cell>
          <table:table-cell office:value-type="float" office:value="706" calcext:value-type="float">
            <text:p>70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657" calcext:value-type="float">
            <text:p>657</text:p>
          </table:table-cell>
          <table:table-cell office:value-type="float" office:value="714" calcext:value-type="float">
            <text:p>71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658" calcext:value-type="float">
            <text:p>658</text:p>
          </table:table-cell>
          <table:table-cell office:value-type="float" office:value="715" calcext:value-type="float">
            <text:p>71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659" calcext:value-type="float">
            <text:p>659</text:p>
          </table:table-cell>
          <table:table-cell office:value-type="float" office:value="716" calcext:value-type="float">
            <text:p>71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659" calcext:value-type="float">
            <text:p>659</text:p>
          </table:table-cell>
          <table:table-cell office:value-type="float" office:value="716" calcext:value-type="float">
            <text:p>71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665" calcext:value-type="float">
            <text:p>665</text:p>
          </table:table-cell>
          <table:table-cell office:value-type="float" office:value="780" calcext:value-type="float">
            <text:p>78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666" calcext:value-type="float">
            <text:p>666</text:p>
          </table:table-cell>
          <table:table-cell office:value-type="float" office:value="786" calcext:value-type="float">
            <text:p>786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666" calcext:value-type="float">
            <text:p>666</text:p>
          </table:table-cell>
          <table:table-cell office:value-type="float" office:value="787" calcext:value-type="float">
            <text:p>787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667" calcext:value-type="float">
            <text:p>667</text:p>
          </table:table-cell>
          <table:table-cell office:value-type="float" office:value="788" calcext:value-type="float">
            <text:p>78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667" calcext:value-type="float">
            <text:p>667</text:p>
          </table:table-cell>
          <table:table-cell office:value-type="float" office:value="788" calcext:value-type="float">
            <text:p>788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698" calcext:value-type="float">
            <text:p>698</text:p>
          </table:table-cell>
          <table:table-cell office:value-type="float" office:value="799" calcext:value-type="float">
            <text:p>799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699" calcext:value-type="float">
            <text:p>699</text:p>
          </table:table-cell>
          <table:table-cell office:value-type="float" office:value="799" calcext:value-type="float">
            <text:p>799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float" office:value="700" calcext:value-type="float">
            <text:p>700</text:p>
          </table:table-cell>
          <table:table-cell office:value-type="float" office:value="802" calcext:value-type="float">
            <text:p>80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764" calcext:value-type="float">
            <text:p>764</text:p>
          </table:table-cell>
          <table:table-cell office:value-type="float" office:value="810" calcext:value-type="float">
            <text:p>81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float" office:value="770" calcext:value-type="float">
            <text:p>770</text:p>
          </table:table-cell>
          <table:table-cell office:value-type="float" office:value="814" calcext:value-type="float">
            <text:p>81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770" calcext:value-type="float">
            <text:p>770</text:p>
          </table:table-cell>
          <table:table-cell office:value-type="float" office:value="815" calcext:value-type="float">
            <text:p>81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float" office:value="771" calcext:value-type="float">
            <text:p>771</text:p>
          </table:table-cell>
          <table:table-cell office:value-type="float" office:value="816" calcext:value-type="float">
            <text:p>816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772" calcext:value-type="float">
            <text:p>772</text:p>
          </table:table-cell>
          <table:table-cell office:value-type="float" office:value="817" calcext:value-type="float">
            <text:p>817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814" calcext:value-type="float">
            <text:p>814</text:p>
          </table:table-cell>
          <table:table-cell office:value-type="float" office:value="843" calcext:value-type="float">
            <text:p>843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820" calcext:value-type="float">
            <text:p>820</text:p>
          </table:table-cell>
          <table:table-cell office:value-type="float" office:value="843" calcext:value-type="float">
            <text:p>843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float" office:value="821" calcext:value-type="float">
            <text:p>821</text:p>
          </table:table-cell>
          <table:table-cell office:value-type="float" office:value="844" calcext:value-type="float">
            <text:p>844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822" calcext:value-type="float">
            <text:p>822</text:p>
          </table:table-cell>
          <table:table-cell office:value-type="float" office:value="845" calcext:value-type="float">
            <text:p>845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float" office:value="859" calcext:value-type="float">
            <text:p>859</text:p>
          </table:table-cell>
          <table:table-cell office:value-type="float" office:value="868" calcext:value-type="float">
            <text:p>868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float" office:value="863" calcext:value-type="float">
            <text:p>863</text:p>
          </table:table-cell>
          <table:table-cell office:value-type="float" office:value="872" calcext:value-type="float">
            <text:p>872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float" office:value="866" calcext:value-type="float">
            <text:p>866</text:p>
          </table:table-cell>
          <table:table-cell office:value-type="float" office:value="872" calcext:value-type="float">
            <text:p>872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867" calcext:value-type="float">
            <text:p>867</text:p>
          </table:table-cell>
          <table:table-cell office:value-type="float" office:value="873" calcext:value-type="float">
            <text:p>873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float" office:value="881" calcext:value-type="float">
            <text:p>881</text:p>
          </table:table-cell>
          <table:table-cell office:value-type="float" office:value="892" calcext:value-type="float">
            <text:p>89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float" office:value="887" calcext:value-type="float">
            <text:p>887</text:p>
          </table:table-cell>
          <table:table-cell office:value-type="float" office:value="901" calcext:value-type="float">
            <text:p>90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float" office:value="890" calcext:value-type="float">
            <text:p>890</text:p>
          </table:table-cell>
          <table:table-cell office:value-type="float" office:value="905" calcext:value-type="float">
            <text:p>905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float" office:value="892" calcext:value-type="float">
            <text:p>892</text:p>
          </table:table-cell>
          <table:table-cell office:value-type="float" office:value="906" calcext:value-type="float">
            <text:p>906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float" office:value="892" calcext:value-type="float">
            <text:p>892</text:p>
          </table:table-cell>
          <table:table-cell office:value-type="float" office:value="907" calcext:value-type="float">
            <text:p>90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float" office:value="898" calcext:value-type="float">
            <text:p>898</text:p>
          </table:table-cell>
          <table:table-cell office:value-type="float" office:value="977" calcext:value-type="float">
            <text:p>97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float" office:value="899" calcext:value-type="float">
            <text:p>899</text:p>
          </table:table-cell>
          <table:table-cell office:value-type="float" office:value="977" calcext:value-type="float">
            <text:p>977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float" office:value="917" calcext:value-type="float">
            <text:p>917</text:p>
          </table:table-cell>
          <table:table-cell office:value-type="float" office:value="978" calcext:value-type="float">
            <text:p>978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0951" calcext:value-type="float">
            <text:p>10951</text:p>
          </table:table-cell>
          <table:table-cell office:value-type="float" office:value="919" calcext:value-type="float">
            <text:p>919</text:p>
          </table:table-cell>
          <table:table-cell office:value-type="float" office:value="979" calcext:value-type="float">
            <text:p>97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970" calcext:value-type="float">
            <text:p>970</text:p>
          </table:table-cell>
          <table:table-cell office:value-type="float" office:value="996" calcext:value-type="float">
            <text:p>99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1051" calcext:value-type="float">
            <text:p>11051</text:p>
          </table:table-cell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float" office:value="976" calcext:value-type="float">
            <text:p>976</text:p>
          </table:table-cell>
          <table:table-cell office:value-type="float" office:value="1001" calcext:value-type="float">
            <text:p>1001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1159" calcext:value-type="float">
            <text:p>1159</text:p>
          </table:table-cell>
          <table:table-cell office:value-type="float" office:value="1015" calcext:value-type="float">
            <text:p>1015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float" office:value="1164" calcext:value-type="float">
            <text:p>1164</text:p>
          </table:table-cell>
          <table:table-cell office:value-type="float" office:value="1016" calcext:value-type="float">
            <text:p>101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float" office:value="1165" calcext:value-type="float">
            <text:p>1165</text:p>
          </table:table-cell>
          <table:table-cell office:value-type="float" office:value="1017" calcext:value-type="float">
            <text:p>101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float" office:value="1165" calcext:value-type="float">
            <text:p>1165</text:p>
          </table:table-cell>
          <table:table-cell office:value-type="float" office:value="1018" calcext:value-type="float">
            <text:p>101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float" office:value="1174" calcext:value-type="float">
            <text:p>1174</text:p>
          </table:table-cell>
          <table:table-cell office:value-type="float" office:value="1022" calcext:value-type="float">
            <text:p>1022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float" office:value="1178" calcext:value-type="float">
            <text:p>1178</text:p>
          </table:table-cell>
          <table:table-cell office:value-type="float" office:value="1024" calcext:value-type="float">
            <text:p>102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float" office:value="1180" calcext:value-type="float">
            <text:p>1180</text:p>
          </table:table-cell>
          <table:table-cell office:value-type="float" office:value="1024" calcext:value-type="float">
            <text:p>1024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1180" calcext:value-type="float">
            <text:p>1180</text:p>
          </table:table-cell>
          <table:table-cell office:value-type="float" office:value="1024" calcext:value-type="float">
            <text:p>1024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float" office:value="1196" calcext:value-type="float">
            <text:p>1196</text:p>
          </table:table-cell>
          <table:table-cell office:value-type="float" office:value="1033" calcext:value-type="float">
            <text:p>1033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float" office:value="1197" calcext:value-type="float">
            <text:p>1197</text:p>
          </table:table-cell>
          <table:table-cell office:value-type="float" office:value="1033" calcext:value-type="float">
            <text:p>1033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1701" calcext:value-type="float">
            <text:p>11701</text:p>
          </table:table-cell>
          <table:table-cell office:value-type="float" office:value="1205" calcext:value-type="float">
            <text:p>1205</text:p>
          </table:table-cell>
          <table:table-cell office:value-type="float" office:value="1034" calcext:value-type="float">
            <text:p>1034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float" office:value="1228" calcext:value-type="float">
            <text:p>1228</text:p>
          </table:table-cell>
          <table:table-cell office:value-type="float" office:value="1040" calcext:value-type="float">
            <text:p>1040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1801" calcext:value-type="float">
            <text:p>11801</text:p>
          </table:table-cell>
          <table:table-cell office:value-type="float" office:value="1236" calcext:value-type="float">
            <text:p>1236</text:p>
          </table:table-cell>
          <table:table-cell office:value-type="float" office:value="1049" calcext:value-type="float">
            <text:p>1049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1851" calcext:value-type="float">
            <text:p>11851</text:p>
          </table:table-cell>
          <table:table-cell office:value-type="float" office:value="1236" calcext:value-type="float">
            <text:p>1236</text:p>
          </table:table-cell>
          <table:table-cell office:value-type="float" office:value="1049" calcext:value-type="float">
            <text:p>1049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float" office:value="1238" calcext:value-type="float">
            <text:p>1238</text:p>
          </table:table-cell>
          <table:table-cell office:value-type="float" office:value="1050" calcext:value-type="float">
            <text:p>105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1951" calcext:value-type="float">
            <text:p>11951</text:p>
          </table:table-cell>
          <table:table-cell office:value-type="float" office:value="1315" calcext:value-type="float">
            <text:p>1315</text:p>
          </table:table-cell>
          <table:table-cell office:value-type="float" office:value="1068" calcext:value-type="float">
            <text:p>1068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1324" calcext:value-type="float">
            <text:p>1324</text:p>
          </table:table-cell>
          <table:table-cell office:value-type="float" office:value="1094" calcext:value-type="float">
            <text:p>1094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float" office:value="1339" calcext:value-type="float">
            <text:p>1339</text:p>
          </table:table-cell>
          <table:table-cell office:value-type="float" office:value="1098" calcext:value-type="float">
            <text:p>1098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1384" calcext:value-type="float">
            <text:p>1384</text:p>
          </table:table-cell>
          <table:table-cell office:value-type="float" office:value="1155" calcext:value-type="float">
            <text:p>115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float" office:value="1384" calcext:value-type="float">
            <text:p>1384</text:p>
          </table:table-cell>
          <table:table-cell office:value-type="float" office:value="1166" calcext:value-type="float">
            <text:p>1166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1385" calcext:value-type="float">
            <text:p>1385</text:p>
          </table:table-cell>
          <table:table-cell office:value-type="float" office:value="1169" calcext:value-type="float">
            <text:p>1169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1385" calcext:value-type="float">
            <text:p>1385</text:p>
          </table:table-cell>
          <table:table-cell office:value-type="float" office:value="1171" calcext:value-type="float">
            <text:p>1171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1407" calcext:value-type="float">
            <text:p>1407</text:p>
          </table:table-cell>
          <table:table-cell office:value-type="float" office:value="1179" calcext:value-type="float">
            <text:p>1179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float" office:value="1408" calcext:value-type="float">
            <text:p>1408</text:p>
          </table:table-cell>
          <table:table-cell office:value-type="float" office:value="1180" calcext:value-type="float">
            <text:p>1180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1409" calcext:value-type="float">
            <text:p>1409</text:p>
          </table:table-cell>
          <table:table-cell office:value-type="float" office:value="1187" calcext:value-type="float">
            <text:p>1187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float" office:value="1416" calcext:value-type="float">
            <text:p>1416</text:p>
          </table:table-cell>
          <table:table-cell office:value-type="float" office:value="1307" calcext:value-type="float">
            <text:p>1307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1428" calcext:value-type="float">
            <text:p>1428</text:p>
          </table:table-cell>
          <table:table-cell office:value-type="float" office:value="1310" calcext:value-type="float">
            <text:p>1310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float" office:value="1429" calcext:value-type="float">
            <text:p>1429</text:p>
          </table:table-cell>
          <table:table-cell office:value-type="float" office:value="1311" calcext:value-type="float">
            <text:p>1311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2601" calcext:value-type="float">
            <text:p>12601</text:p>
          </table:table-cell>
          <table:table-cell office:value-type="float" office:value="1430" calcext:value-type="float">
            <text:p>1430</text:p>
          </table:table-cell>
          <table:table-cell office:value-type="float" office:value="1312" calcext:value-type="float">
            <text:p>131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2651" calcext:value-type="float">
            <text:p>12651</text:p>
          </table:table-cell>
          <table:table-cell office:value-type="float" office:value="1446" calcext:value-type="float">
            <text:p>1446</text:p>
          </table:table-cell>
          <table:table-cell office:value-type="float" office:value="1314" calcext:value-type="float">
            <text:p>1314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2701" calcext:value-type="float">
            <text:p>12701</text:p>
          </table:table-cell>
          <table:table-cell office:value-type="float" office:value="1447" calcext:value-type="float">
            <text:p>1447</text:p>
          </table:table-cell>
          <table:table-cell office:value-type="float" office:value="1315" calcext:value-type="float">
            <text:p>131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1448" calcext:value-type="float">
            <text:p>1448</text:p>
          </table:table-cell>
          <table:table-cell office:value-type="float" office:value="1316" calcext:value-type="float">
            <text:p>131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801" calcext:value-type="float">
            <text:p>12801</text:p>
          </table:table-cell>
          <table:table-cell office:value-type="float" office:value="1450" calcext:value-type="float">
            <text:p>1450</text:p>
          </table:table-cell>
          <table:table-cell office:value-type="float" office:value="1322" calcext:value-type="float">
            <text:p>1322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1452" calcext:value-type="float">
            <text:p>1452</text:p>
          </table:table-cell>
          <table:table-cell office:value-type="float" office:value="1325" calcext:value-type="float">
            <text:p>1325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2901" calcext:value-type="float">
            <text:p>12901</text:p>
          </table:table-cell>
          <table:table-cell office:value-type="float" office:value="1452" calcext:value-type="float">
            <text:p>1452</text:p>
          </table:table-cell>
          <table:table-cell office:value-type="float" office:value="1327" calcext:value-type="float">
            <text:p>1327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2951" calcext:value-type="float">
            <text:p>12951</text:p>
          </table:table-cell>
          <table:table-cell office:value-type="float" office:value="1518" calcext:value-type="float">
            <text:p>1518</text:p>
          </table:table-cell>
          <table:table-cell office:value-type="float" office:value="1408" calcext:value-type="float">
            <text:p>1408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1524" calcext:value-type="float">
            <text:p>1524</text:p>
          </table:table-cell>
          <table:table-cell office:value-type="float" office:value="1409" calcext:value-type="float">
            <text:p>140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float" office:value="1532" calcext:value-type="float">
            <text:p>1532</text:p>
          </table:table-cell>
          <table:table-cell office:value-type="float" office:value="1411" calcext:value-type="float">
            <text:p>141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float" office:value="1555" calcext:value-type="float">
            <text:p>1555</text:p>
          </table:table-cell>
          <table:table-cell office:value-type="float" office:value="1476" calcext:value-type="float">
            <text:p>1476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float" office:value="1567" calcext:value-type="float">
            <text:p>1567</text:p>
          </table:table-cell>
          <table:table-cell office:value-type="float" office:value="1484" calcext:value-type="float">
            <text:p>1484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1568" calcext:value-type="float">
            <text:p>1568</text:p>
          </table:table-cell>
          <table:table-cell office:value-type="float" office:value="1485" calcext:value-type="float">
            <text:p>1485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float" office:value="1569" calcext:value-type="float">
            <text:p>1569</text:p>
          </table:table-cell>
          <table:table-cell office:value-type="float" office:value="1486" calcext:value-type="float">
            <text:p>1486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13301" calcext:value-type="float">
            <text:p>13301</text:p>
          </table:table-cell>
          <table:table-cell office:value-type="float" office:value="1592" calcext:value-type="float">
            <text:p>1592</text:p>
          </table:table-cell>
          <table:table-cell office:value-type="float" office:value="1491" calcext:value-type="float">
            <text:p>1491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float" office:value="1593" calcext:value-type="float">
            <text:p>1593</text:p>
          </table:table-cell>
          <table:table-cell office:value-type="float" office:value="1491" calcext:value-type="float">
            <text:p>1491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13401" calcext:value-type="float">
            <text:p>13401</text:p>
          </table:table-cell>
          <table:table-cell office:value-type="float" office:value="1595" calcext:value-type="float">
            <text:p>1595</text:p>
          </table:table-cell>
          <table:table-cell office:value-type="float" office:value="1492" calcext:value-type="float">
            <text:p>1492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13451" calcext:value-type="float">
            <text:p>13451</text:p>
          </table:table-cell>
          <table:table-cell office:value-type="float" office:value="1607" calcext:value-type="float">
            <text:p>1607</text:p>
          </table:table-cell>
          <table:table-cell office:value-type="float" office:value="1560" calcext:value-type="float">
            <text:p>1560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3501" calcext:value-type="float">
            <text:p>13501</text:p>
          </table:table-cell>
          <table:table-cell office:value-type="float" office:value="1612" calcext:value-type="float">
            <text:p>1612</text:p>
          </table:table-cell>
          <table:table-cell office:value-type="float" office:value="1561" calcext:value-type="float">
            <text:p>1561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13551" calcext:value-type="float">
            <text:p>13551</text:p>
          </table:table-cell>
          <table:table-cell office:value-type="float" office:value="1613" calcext:value-type="float">
            <text:p>1613</text:p>
          </table:table-cell>
          <table:table-cell office:value-type="float" office:value="1562" calcext:value-type="float">
            <text:p>1562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13601" calcext:value-type="float">
            <text:p>13601</text:p>
          </table:table-cell>
          <table:table-cell office:value-type="float" office:value="1861" calcext:value-type="float">
            <text:p>1861</text:p>
          </table:table-cell>
          <table:table-cell office:value-type="float" office:value="1580" calcext:value-type="float">
            <text:p>1580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float" office:value="1870" calcext:value-type="float">
            <text:p>1870</text:p>
          </table:table-cell>
          <table:table-cell office:value-type="float" office:value="1584" calcext:value-type="float">
            <text:p>1584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13701" calcext:value-type="float">
            <text:p>13701</text:p>
          </table:table-cell>
          <table:table-cell office:value-type="float" office:value="1871" calcext:value-type="float">
            <text:p>1871</text:p>
          </table:table-cell>
          <table:table-cell office:value-type="float" office:value="1612" calcext:value-type="float">
            <text:p>161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3751" calcext:value-type="float">
            <text:p>13751</text:p>
          </table:table-cell>
          <table:table-cell office:value-type="float" office:value="1878" calcext:value-type="float">
            <text:p>1878</text:p>
          </table:table-cell>
          <table:table-cell office:value-type="float" office:value="1665" calcext:value-type="float">
            <text:p>1665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3801" calcext:value-type="float">
            <text:p>13801</text:p>
          </table:table-cell>
          <table:table-cell office:value-type="float" office:value="1894" calcext:value-type="float">
            <text:p>1894</text:p>
          </table:table-cell>
          <table:table-cell office:value-type="float" office:value="1675" calcext:value-type="float">
            <text:p>1675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float" office:value="1895" calcext:value-type="float">
            <text:p>1895</text:p>
          </table:table-cell>
          <table:table-cell office:value-type="float" office:value="1676" calcext:value-type="float">
            <text:p>1676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13901" calcext:value-type="float">
            <text:p>13901</text:p>
          </table:table-cell>
          <table:table-cell office:value-type="float" office:value="1900" calcext:value-type="float">
            <text:p>1900</text:p>
          </table:table-cell>
          <table:table-cell office:value-type="float" office:value="1714" calcext:value-type="float">
            <text:p>1714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13951" calcext:value-type="float">
            <text:p>13951</text:p>
          </table:table-cell>
          <table:table-cell office:value-type="float" office:value="1901" calcext:value-type="float">
            <text:p>1901</text:p>
          </table:table-cell>
          <table:table-cell office:value-type="float" office:value="1717" calcext:value-type="float">
            <text:p>1717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float" office:value="1903" calcext:value-type="float">
            <text:p>1903</text:p>
          </table:table-cell>
          <table:table-cell office:value-type="float" office:value="1718" calcext:value-type="float">
            <text:p>1718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float" office:value="1908" calcext:value-type="float">
            <text:p>1908</text:p>
          </table:table-cell>
          <table:table-cell office:value-type="float" office:value="1730" calcext:value-type="float">
            <text:p>1730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float" office:value="1917" calcext:value-type="float">
            <text:p>1917</text:p>
          </table:table-cell>
          <table:table-cell office:value-type="float" office:value="1731" calcext:value-type="float">
            <text:p>1731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1918" calcext:value-type="float">
            <text:p>1918</text:p>
          </table:table-cell>
          <table:table-cell office:value-type="float" office:value="1732" calcext:value-type="float">
            <text:p>1732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float" office:value="1919" calcext:value-type="float">
            <text:p>1919</text:p>
          </table:table-cell>
          <table:table-cell office:value-type="float" office:value="1733" calcext:value-type="float">
            <text:p>1733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float" office:value="1921" calcext:value-type="float">
            <text:p>1921</text:p>
          </table:table-cell>
          <table:table-cell office:value-type="float" office:value="1734" calcext:value-type="float">
            <text:p>1734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float" office:value="1922" calcext:value-type="float">
            <text:p>1922</text:p>
          </table:table-cell>
          <table:table-cell office:value-type="float" office:value="1736" calcext:value-type="float">
            <text:p>1736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float" office:value="1922" calcext:value-type="float">
            <text:p>1922</text:p>
          </table:table-cell>
          <table:table-cell office:value-type="float" office:value="1737" calcext:value-type="float">
            <text:p>1737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float" office:value="1923" calcext:value-type="float">
            <text:p>1923</text:p>
          </table:table-cell>
          <table:table-cell office:value-type="float" office:value="1738" calcext:value-type="float">
            <text:p>1738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float" office:value="1925" calcext:value-type="float">
            <text:p>1925</text:p>
          </table:table-cell>
          <table:table-cell office:value-type="float" office:value="1746" calcext:value-type="float">
            <text:p>174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1926" calcext:value-type="float">
            <text:p>1926</text:p>
          </table:table-cell>
          <table:table-cell office:value-type="float" office:value="1746" calcext:value-type="float">
            <text:p>1746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float" office:value="1928" calcext:value-type="float">
            <text:p>1928</text:p>
          </table:table-cell>
          <table:table-cell office:value-type="float" office:value="1748" calcext:value-type="float">
            <text:p>1748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float" office:value="1929" calcext:value-type="float">
            <text:p>1929</text:p>
          </table:table-cell>
          <table:table-cell office:value-type="float" office:value="1748" calcext:value-type="float">
            <text:p>1748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float" office:value="1930" calcext:value-type="float">
            <text:p>1930</text:p>
          </table:table-cell>
          <table:table-cell office:value-type="float" office:value="1750" calcext:value-type="float">
            <text:p>1750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4701" calcext:value-type="float">
            <text:p>14701</text:p>
          </table:table-cell>
          <table:table-cell office:value-type="float" office:value="1930" calcext:value-type="float">
            <text:p>1930</text:p>
          </table:table-cell>
          <table:table-cell office:value-type="float" office:value="1750" calcext:value-type="float">
            <text:p>1750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14751" calcext:value-type="float">
            <text:p>14751</text:p>
          </table:table-cell>
          <table:table-cell office:value-type="float" office:value="1932" calcext:value-type="float">
            <text:p>1932</text:p>
          </table:table-cell>
          <table:table-cell office:value-type="float" office:value="1751" calcext:value-type="float">
            <text:p>1751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float" office:value="1934" calcext:value-type="float">
            <text:p>1934</text:p>
          </table:table-cell>
          <table:table-cell office:value-type="float" office:value="1753" calcext:value-type="float">
            <text:p>1753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1936" calcext:value-type="float">
            <text:p>1936</text:p>
          </table:table-cell>
          <table:table-cell office:value-type="float" office:value="1755" calcext:value-type="float">
            <text:p>1755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float" office:value="1937" calcext:value-type="float">
            <text:p>1937</text:p>
          </table:table-cell>
          <table:table-cell office:value-type="float" office:value="1756" calcext:value-type="float">
            <text:p>1756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4951" calcext:value-type="float">
            <text:p>14951</text:p>
          </table:table-cell>
          <table:table-cell office:value-type="float" office:value="1938" calcext:value-type="float">
            <text:p>1938</text:p>
          </table:table-cell>
          <table:table-cell office:value-type="float" office:value="1779" calcext:value-type="float">
            <text:p>1779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1940" calcext:value-type="float">
            <text:p>1940</text:p>
          </table:table-cell>
          <table:table-cell office:value-type="float" office:value="1780" calcext:value-type="float">
            <text:p>1780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float" office:value="1940" calcext:value-type="float">
            <text:p>1940</text:p>
          </table:table-cell>
          <table:table-cell office:value-type="float" office:value="1780" calcext:value-type="float">
            <text:p>1780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float" office:value="1941" calcext:value-type="float">
            <text:p>1941</text:p>
          </table:table-cell>
          <table:table-cell office:value-type="float" office:value="1782" calcext:value-type="float">
            <text:p>1782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float" office:value="1943" calcext:value-type="float">
            <text:p>1943</text:p>
          </table:table-cell>
          <table:table-cell office:value-type="float" office:value="1783" calcext:value-type="float">
            <text:p>1783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1944" calcext:value-type="float">
            <text:p>1944</text:p>
          </table:table-cell>
          <table:table-cell office:value-type="float" office:value="1784" calcext:value-type="float">
            <text:p>1784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float" office:value="1945" calcext:value-type="float">
            <text:p>1945</text:p>
          </table:table-cell>
          <table:table-cell office:value-type="float" office:value="1785" calcext:value-type="float">
            <text:p>1785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float" office:value="1946" calcext:value-type="float">
            <text:p>1946</text:p>
          </table:table-cell>
          <table:table-cell office:value-type="float" office:value="1786" calcext:value-type="float">
            <text:p>1786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float" office:value="1947" calcext:value-type="float">
            <text:p>1947</text:p>
          </table:table-cell>
          <table:table-cell office:value-type="float" office:value="1786" calcext:value-type="float">
            <text:p>1786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float" office:value="1949" calcext:value-type="float">
            <text:p>1949</text:p>
          </table:table-cell>
          <table:table-cell office:value-type="float" office:value="1787" calcext:value-type="float">
            <text:p>1787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float" office:value="1950" calcext:value-type="float">
            <text:p>1950</text:p>
          </table:table-cell>
          <table:table-cell office:value-type="float" office:value="1789" calcext:value-type="float">
            <text:p>1789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5501" calcext:value-type="float">
            <text:p>15501</text:p>
          </table:table-cell>
          <table:table-cell office:value-type="float" office:value="1952" calcext:value-type="float">
            <text:p>1952</text:p>
          </table:table-cell>
          <table:table-cell office:value-type="float" office:value="1790" calcext:value-type="float">
            <text:p>1790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float" office:value="1959" calcext:value-type="float">
            <text:p>1959</text:p>
          </table:table-cell>
          <table:table-cell office:value-type="float" office:value="1791" calcext:value-type="float">
            <text:p>1791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15601" calcext:value-type="float">
            <text:p>15601</text:p>
          </table:table-cell>
          <table:table-cell office:value-type="float" office:value="1960" calcext:value-type="float">
            <text:p>1960</text:p>
          </table:table-cell>
          <table:table-cell office:value-type="float" office:value="1799" calcext:value-type="float">
            <text:p>1799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float" office:value="1977" calcext:value-type="float">
            <text:p>1977</text:p>
          </table:table-cell>
          <table:table-cell office:value-type="float" office:value="1808" calcext:value-type="float">
            <text:p>1808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office:value-type="float" office:value="1978" calcext:value-type="float">
            <text:p>1978</text:p>
          </table:table-cell>
          <table:table-cell office:value-type="float" office:value="1809" calcext:value-type="float">
            <text:p>1809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office:value-type="float" office:value="1979" calcext:value-type="float">
            <text:p>1979</text:p>
          </table:table-cell>
          <table:table-cell office:value-type="float" office:value="1810" calcext:value-type="float">
            <text:p>1810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15801" calcext:value-type="float">
            <text:p>15801</text:p>
          </table:table-cell>
          <table:table-cell office:value-type="float" office:value="1981" calcext:value-type="float">
            <text:p>1981</text:p>
          </table:table-cell>
          <table:table-cell office:value-type="float" office:value="1812" calcext:value-type="float">
            <text:p>1812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15851" calcext:value-type="float">
            <text:p>15851</text:p>
          </table:table-cell>
          <table:table-cell office:value-type="float" office:value="1982" calcext:value-type="float">
            <text:p>1982</text:p>
          </table:table-cell>
          <table:table-cell office:value-type="float" office:value="1813" calcext:value-type="float">
            <text:p>1813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15901" calcext:value-type="float">
            <text:p>15901</text:p>
          </table:table-cell>
          <table:table-cell office:value-type="float" office:value="1984" calcext:value-type="float">
            <text:p>1984</text:p>
          </table:table-cell>
          <table:table-cell office:value-type="float" office:value="1814" calcext:value-type="float">
            <text:p>1814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15951" calcext:value-type="float">
            <text:p>15951</text:p>
          </table:table-cell>
          <table:table-cell office:value-type="float" office:value="1985" calcext:value-type="float">
            <text:p>1985</text:p>
          </table:table-cell>
          <table:table-cell office:value-type="float" office:value="1828" calcext:value-type="float">
            <text:p>1828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1986" calcext:value-type="float">
            <text:p>1986</text:p>
          </table:table-cell>
          <table:table-cell office:value-type="float" office:value="1829" calcext:value-type="float">
            <text:p>1829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16051" calcext:value-type="float">
            <text:p>16051</text:p>
          </table:table-cell>
          <table:table-cell office:value-type="float" office:value="1987" calcext:value-type="float">
            <text:p>1987</text:p>
          </table:table-cell>
          <table:table-cell office:value-type="float" office:value="1831" calcext:value-type="float">
            <text:p>1831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6101" calcext:value-type="float">
            <text:p>16101</text:p>
          </table:table-cell>
          <table:table-cell office:value-type="float" office:value="1989" calcext:value-type="float">
            <text:p>1989</text:p>
          </table:table-cell>
          <table:table-cell office:value-type="float" office:value="1833" calcext:value-type="float">
            <text:p>1833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1991" calcext:value-type="float">
            <text:p>1991</text:p>
          </table:table-cell>
          <table:table-cell office:value-type="float" office:value="1834" calcext:value-type="float">
            <text:p>1834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float" office:value="1991" calcext:value-type="float">
            <text:p>1991</text:p>
          </table:table-cell>
          <table:table-cell office:value-type="float" office:value="1839" calcext:value-type="float">
            <text:p>1839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float" office:value="1993" calcext:value-type="float">
            <text:p>1993</text:p>
          </table:table-cell>
          <table:table-cell office:value-type="float" office:value="1846" calcext:value-type="float">
            <text:p>1846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16301" calcext:value-type="float">
            <text:p>16301</text:p>
          </table:table-cell>
          <table:table-cell office:value-type="float" office:value="1994" calcext:value-type="float">
            <text:p>1994</text:p>
          </table:table-cell>
          <table:table-cell office:value-type="float" office:value="1848" calcext:value-type="float">
            <text:p>1848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16351" calcext:value-type="float">
            <text:p>16351</text:p>
          </table:table-cell>
          <table:table-cell office:value-type="float" office:value="1995" calcext:value-type="float">
            <text:p>1995</text:p>
          </table:table-cell>
          <table:table-cell office:value-type="float" office:value="1849" calcext:value-type="float">
            <text:p>1849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16401" calcext:value-type="float">
            <text:p>16401</text:p>
          </table:table-cell>
          <table:table-cell office:value-type="float" office:value="1997" calcext:value-type="float">
            <text:p>1997</text:p>
          </table:table-cell>
          <table:table-cell office:value-type="float" office:value="1850" calcext:value-type="float">
            <text:p>1850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16451" calcext:value-type="float">
            <text:p>16451</text:p>
          </table:table-cell>
          <table:table-cell office:value-type="float" office:value="1998" calcext:value-type="float">
            <text:p>1998</text:p>
          </table:table-cell>
          <table:table-cell office:value-type="float" office:value="1851" calcext:value-type="float">
            <text:p>1851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2004" calcext:value-type="float">
            <text:p>2004</text:p>
          </table:table-cell>
          <table:table-cell office:value-type="float" office:value="1853" calcext:value-type="float">
            <text:p>1853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16551" calcext:value-type="float">
            <text:p>16551</text:p>
          </table:table-cell>
          <table:table-cell office:value-type="float" office:value="2015" calcext:value-type="float">
            <text:p>2015</text:p>
          </table:table-cell>
          <table:table-cell office:value-type="float" office:value="1868" calcext:value-type="float">
            <text:p>1868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16601" calcext:value-type="float">
            <text:p>16601</text:p>
          </table:table-cell>
          <table:table-cell office:value-type="float" office:value="2016" calcext:value-type="float">
            <text:p>2016</text:p>
          </table:table-cell>
          <table:table-cell office:value-type="float" office:value="1869" calcext:value-type="float">
            <text:p>1869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16651" calcext:value-type="float">
            <text:p>16651</text:p>
          </table:table-cell>
          <table:table-cell office:value-type="float" office:value="2020" calcext:value-type="float">
            <text:p>2020</text:p>
          </table:table-cell>
          <table:table-cell office:value-type="float" office:value="1871" calcext:value-type="float">
            <text:p>1871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2022" calcext:value-type="float">
            <text:p>2022</text:p>
          </table:table-cell>
          <table:table-cell office:value-type="float" office:value="1873" calcext:value-type="float">
            <text:p>1873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16751" calcext:value-type="float">
            <text:p>16751</text:p>
          </table:table-cell>
          <table:table-cell office:value-type="float" office:value="2023" calcext:value-type="float">
            <text:p>2023</text:p>
          </table:table-cell>
          <table:table-cell office:value-type="float" office:value="1891" calcext:value-type="float">
            <text:p>1891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16801" calcext:value-type="float">
            <text:p>16801</text:p>
          </table:table-cell>
          <table:table-cell office:value-type="float" office:value="2024" calcext:value-type="float">
            <text:p>2024</text:p>
          </table:table-cell>
          <table:table-cell office:value-type="float" office:value="1895" calcext:value-type="float">
            <text:p>1895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2028" calcext:value-type="float">
            <text:p>2028</text:p>
          </table:table-cell>
          <table:table-cell office:value-type="float" office:value="1898" calcext:value-type="float">
            <text:p>1898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16901" calcext:value-type="float">
            <text:p>16901</text:p>
          </table:table-cell>
          <table:table-cell office:value-type="float" office:value="2030" calcext:value-type="float">
            <text:p>2030</text:p>
          </table:table-cell>
          <table:table-cell office:value-type="float" office:value="1905" calcext:value-type="float">
            <text:p>1905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16951" calcext:value-type="float">
            <text:p>16951</text:p>
          </table:table-cell>
          <table:table-cell office:value-type="float" office:value="2031" calcext:value-type="float">
            <text:p>2031</text:p>
          </table:table-cell>
          <table:table-cell office:value-type="float" office:value="1908" calcext:value-type="float">
            <text:p>1908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2034" calcext:value-type="float">
            <text:p>2034</text:p>
          </table:table-cell>
          <table:table-cell office:value-type="float" office:value="1912" calcext:value-type="float">
            <text:p>1912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17051" calcext:value-type="float">
            <text:p>17051</text:p>
          </table:table-cell>
          <table:table-cell office:value-type="float" office:value="2036" calcext:value-type="float">
            <text:p>2036</text:p>
          </table:table-cell>
          <table:table-cell office:value-type="float" office:value="1915" calcext:value-type="float">
            <text:p>1915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float" office:value="2038" calcext:value-type="float">
            <text:p>2038</text:p>
          </table:table-cell>
          <table:table-cell office:value-type="float" office:value="1917" calcext:value-type="float">
            <text:p>1917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17151" calcext:value-type="float">
            <text:p>17151</text:p>
          </table:table-cell>
          <table:table-cell office:value-type="float" office:value="2041" calcext:value-type="float">
            <text:p>2041</text:p>
          </table:table-cell>
          <table:table-cell office:value-type="float" office:value="1920" calcext:value-type="float">
            <text:p>1920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7201" calcext:value-type="float">
            <text:p>17201</text:p>
          </table:table-cell>
          <table:table-cell office:value-type="float" office:value="2043" calcext:value-type="float">
            <text:p>2043</text:p>
          </table:table-cell>
          <table:table-cell office:value-type="float" office:value="1923" calcext:value-type="float">
            <text:p>1923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17251" calcext:value-type="float">
            <text:p>17251</text:p>
          </table:table-cell>
          <table:table-cell office:value-type="float" office:value="2047" calcext:value-type="float">
            <text:p>2047</text:p>
          </table:table-cell>
          <table:table-cell office:value-type="float" office:value="1927" calcext:value-type="float">
            <text:p>1927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17301" calcext:value-type="float">
            <text:p>17301</text:p>
          </table:table-cell>
          <table:table-cell office:value-type="float" office:value="2048" calcext:value-type="float">
            <text:p>2048</text:p>
          </table:table-cell>
          <table:table-cell office:value-type="float" office:value="1930" calcext:value-type="float">
            <text:p>1930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17351" calcext:value-type="float">
            <text:p>17351</text:p>
          </table:table-cell>
          <table:table-cell office:value-type="float" office:value="2051" calcext:value-type="float">
            <text:p>2051</text:p>
          </table:table-cell>
          <table:table-cell office:value-type="float" office:value="1934" calcext:value-type="float">
            <text:p>1934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17401" calcext:value-type="float">
            <text:p>17401</text:p>
          </table:table-cell>
          <table:table-cell office:value-type="float" office:value="2054" calcext:value-type="float">
            <text:p>2054</text:p>
          </table:table-cell>
          <table:table-cell office:value-type="float" office:value="1939" calcext:value-type="float">
            <text:p>1939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float" office:value="2057" calcext:value-type="float">
            <text:p>2057</text:p>
          </table:table-cell>
          <table:table-cell office:value-type="float" office:value="1942" calcext:value-type="float">
            <text:p>1942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7501" calcext:value-type="float">
            <text:p>17501</text:p>
          </table:table-cell>
          <table:table-cell office:value-type="float" office:value="2059" calcext:value-type="float">
            <text:p>2059</text:p>
          </table:table-cell>
          <table:table-cell office:value-type="float" office:value="1945" calcext:value-type="float">
            <text:p>1945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17551" calcext:value-type="float">
            <text:p>17551</text:p>
          </table:table-cell>
          <table:table-cell office:value-type="float" office:value="2062" calcext:value-type="float">
            <text:p>2062</text:p>
          </table:table-cell>
          <table:table-cell office:value-type="float" office:value="1950" calcext:value-type="float">
            <text:p>1950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17601" calcext:value-type="float">
            <text:p>17601</text:p>
          </table:table-cell>
          <table:table-cell office:value-type="float" office:value="2067" calcext:value-type="float">
            <text:p>2067</text:p>
          </table:table-cell>
          <table:table-cell office:value-type="float" office:value="1953" calcext:value-type="float">
            <text:p>1953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17651" calcext:value-type="float">
            <text:p>17651</text:p>
          </table:table-cell>
          <table:table-cell office:value-type="float" office:value="2071" calcext:value-type="float">
            <text:p>2071</text:p>
          </table:table-cell>
          <table:table-cell office:value-type="float" office:value="1957" calcext:value-type="float">
            <text:p>195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2073" calcext:value-type="float">
            <text:p>2073</text:p>
          </table:table-cell>
          <table:table-cell office:value-type="float" office:value="1961" calcext:value-type="float">
            <text:p>1961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7751" calcext:value-type="float">
            <text:p>17751</text:p>
          </table:table-cell>
          <table:table-cell office:value-type="float" office:value="2076" calcext:value-type="float">
            <text:p>2076</text:p>
          </table:table-cell>
          <table:table-cell office:value-type="float" office:value="1964" calcext:value-type="float">
            <text:p>1964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17801" calcext:value-type="float">
            <text:p>17801</text:p>
          </table:table-cell>
          <table:table-cell office:value-type="float" office:value="2079" calcext:value-type="float">
            <text:p>2079</text:p>
          </table:table-cell>
          <table:table-cell office:value-type="float" office:value="1968" calcext:value-type="float">
            <text:p>1968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17851" calcext:value-type="float">
            <text:p>17851</text:p>
          </table:table-cell>
          <table:table-cell office:value-type="float" office:value="2083" calcext:value-type="float">
            <text:p>2083</text:p>
          </table:table-cell>
          <table:table-cell office:value-type="float" office:value="1972" calcext:value-type="float">
            <text:p>1972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7901" calcext:value-type="float">
            <text:p>17901</text:p>
          </table:table-cell>
          <table:table-cell office:value-type="float" office:value="2086" calcext:value-type="float">
            <text:p>2086</text:p>
          </table:table-cell>
          <table:table-cell office:value-type="float" office:value="1978" calcext:value-type="float">
            <text:p>1978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17951" calcext:value-type="float">
            <text:p>17951</text:p>
          </table:table-cell>
          <table:table-cell office:value-type="float" office:value="2089" calcext:value-type="float">
            <text:p>2089</text:p>
          </table:table-cell>
          <table:table-cell office:value-type="float" office:value="1985" calcext:value-type="float">
            <text:p>1985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2092" calcext:value-type="float">
            <text:p>2092</text:p>
          </table:table-cell>
          <table:table-cell office:value-type="float" office:value="1989" calcext:value-type="float">
            <text:p>1989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18051" calcext:value-type="float">
            <text:p>18051</text:p>
          </table:table-cell>
          <table:table-cell office:value-type="float" office:value="2094" calcext:value-type="float">
            <text:p>2094</text:p>
          </table:table-cell>
          <table:table-cell office:value-type="float" office:value="1991" calcext:value-type="float">
            <text:p>1991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2096" calcext:value-type="float">
            <text:p>2096</text:p>
          </table:table-cell>
          <table:table-cell office:value-type="float" office:value="1993" calcext:value-type="float">
            <text:p>1993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2099" calcext:value-type="float">
            <text:p>2099</text:p>
          </table:table-cell>
          <table:table-cell office:value-type="float" office:value="1998" calcext:value-type="float">
            <text:p>1998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18201" calcext:value-type="float">
            <text:p>18201</text:p>
          </table:table-cell>
          <table:table-cell office:value-type="float" office:value="2101" calcext:value-type="float">
            <text:p>2101</text:p>
          </table:table-cell>
          <table:table-cell office:value-type="float" office:value="2001" calcext:value-type="float">
            <text:p>2001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float" office:value="2104" calcext:value-type="float">
            <text:p>2104</text:p>
          </table:table-cell>
          <table:table-cell office:value-type="float" office:value="2004" calcext:value-type="float">
            <text:p>2004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float" office:value="2106" calcext:value-type="float">
            <text:p>2106</text:p>
          </table:table-cell>
          <table:table-cell office:value-type="float" office:value="2008" calcext:value-type="float">
            <text:p>2008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8351" calcext:value-type="float">
            <text:p>18351</text:p>
          </table:table-cell>
          <table:table-cell office:value-type="float" office:value="2108" calcext:value-type="float">
            <text:p>2108</text:p>
          </table:table-cell>
          <table:table-cell office:value-type="float" office:value="2012" calcext:value-type="float">
            <text:p>2012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float" office:value="2111" calcext:value-type="float">
            <text:p>2111</text:p>
          </table:table-cell>
          <table:table-cell office:value-type="float" office:value="2016" calcext:value-type="float">
            <text:p>2016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8451" calcext:value-type="float">
            <text:p>18451</text:p>
          </table:table-cell>
          <table:table-cell office:value-type="float" office:value="2114" calcext:value-type="float">
            <text:p>2114</text:p>
          </table:table-cell>
          <table:table-cell office:value-type="float" office:value="2020" calcext:value-type="float">
            <text:p>2020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8501" calcext:value-type="float">
            <text:p>18501</text:p>
          </table:table-cell>
          <table:table-cell office:value-type="float" office:value="2116" calcext:value-type="float">
            <text:p>2116</text:p>
          </table:table-cell>
          <table:table-cell office:value-type="float" office:value="2024" calcext:value-type="float">
            <text:p>2024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18551" calcext:value-type="float">
            <text:p>18551</text:p>
          </table:table-cell>
          <table:table-cell office:value-type="float" office:value="2119" calcext:value-type="float">
            <text:p>2119</text:p>
          </table:table-cell>
          <table:table-cell office:value-type="float" office:value="2025" calcext:value-type="float">
            <text:p>2025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18601" calcext:value-type="float">
            <text:p>18601</text:p>
          </table:table-cell>
          <table:table-cell office:value-type="float" office:value="2120" calcext:value-type="float">
            <text:p>2120</text:p>
          </table:table-cell>
          <table:table-cell office:value-type="float" office:value="2028" calcext:value-type="float">
            <text:p>2028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8651" calcext:value-type="float">
            <text:p>18651</text:p>
          </table:table-cell>
          <table:table-cell office:value-type="float" office:value="2126" calcext:value-type="float">
            <text:p>2126</text:p>
          </table:table-cell>
          <table:table-cell office:value-type="float" office:value="2031" calcext:value-type="float">
            <text:p>2031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18701" calcext:value-type="float">
            <text:p>18701</text:p>
          </table:table-cell>
          <table:table-cell office:value-type="float" office:value="2128" calcext:value-type="float">
            <text:p>2128</text:p>
          </table:table-cell>
          <table:table-cell office:value-type="float" office:value="2035" calcext:value-type="float">
            <text:p>2035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8751" calcext:value-type="float">
            <text:p>18751</text:p>
          </table:table-cell>
          <table:table-cell office:value-type="float" office:value="2131" calcext:value-type="float">
            <text:p>2131</text:p>
          </table:table-cell>
          <table:table-cell office:value-type="float" office:value="2039" calcext:value-type="float">
            <text:p>2039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18801" calcext:value-type="float">
            <text:p>18801</text:p>
          </table:table-cell>
          <table:table-cell office:value-type="float" office:value="2134" calcext:value-type="float">
            <text:p>2134</text:p>
          </table:table-cell>
          <table:table-cell office:value-type="float" office:value="2045" calcext:value-type="float">
            <text:p>2045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18851" calcext:value-type="float">
            <text:p>18851</text:p>
          </table:table-cell>
          <table:table-cell office:value-type="float" office:value="2140" calcext:value-type="float">
            <text:p>2140</text:p>
          </table:table-cell>
          <table:table-cell office:value-type="float" office:value="2049" calcext:value-type="float">
            <text:p>2049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18901" calcext:value-type="float">
            <text:p>18901</text:p>
          </table:table-cell>
          <table:table-cell office:value-type="float" office:value="2144" calcext:value-type="float">
            <text:p>2144</text:p>
          </table:table-cell>
          <table:table-cell office:value-type="float" office:value="2053" calcext:value-type="float">
            <text:p>2053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8951" calcext:value-type="float">
            <text:p>18951</text:p>
          </table:table-cell>
          <table:table-cell office:value-type="float" office:value="2146" calcext:value-type="float">
            <text:p>2146</text:p>
          </table:table-cell>
          <table:table-cell office:value-type="float" office:value="2057" calcext:value-type="float">
            <text:p>2057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19001" calcext:value-type="float">
            <text:p>19001</text:p>
          </table:table-cell>
          <table:table-cell office:value-type="float" office:value="2148" calcext:value-type="float">
            <text:p>2148</text:p>
          </table:table-cell>
          <table:table-cell office:value-type="float" office:value="2061" calcext:value-type="float">
            <text:p>2061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19051" calcext:value-type="float">
            <text:p>19051</text:p>
          </table:table-cell>
          <table:table-cell office:value-type="float" office:value="2151" calcext:value-type="float">
            <text:p>2151</text:p>
          </table:table-cell>
          <table:table-cell office:value-type="float" office:value="2064" calcext:value-type="float">
            <text:p>2064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19101" calcext:value-type="float">
            <text:p>19101</text:p>
          </table:table-cell>
          <table:table-cell office:value-type="float" office:value="2154" calcext:value-type="float">
            <text:p>2154</text:p>
          </table:table-cell>
          <table:table-cell office:value-type="float" office:value="2070" calcext:value-type="float">
            <text:p>2070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19151" calcext:value-type="float">
            <text:p>19151</text:p>
          </table:table-cell>
          <table:table-cell office:value-type="float" office:value="2157" calcext:value-type="float">
            <text:p>2157</text:p>
          </table:table-cell>
          <table:table-cell office:value-type="float" office:value="2073" calcext:value-type="float">
            <text:p>2073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19201" calcext:value-type="float">
            <text:p>19201</text:p>
          </table:table-cell>
          <table:table-cell office:value-type="float" office:value="2160" calcext:value-type="float">
            <text:p>2160</text:p>
          </table:table-cell>
          <table:table-cell office:value-type="float" office:value="2076" calcext:value-type="float">
            <text:p>2076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9251" calcext:value-type="float">
            <text:p>19251</text:p>
          </table:table-cell>
          <table:table-cell office:value-type="float" office:value="2163" calcext:value-type="float">
            <text:p>2163</text:p>
          </table:table-cell>
          <table:table-cell office:value-type="float" office:value="2080" calcext:value-type="float">
            <text:p>2080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19301" calcext:value-type="float">
            <text:p>19301</text:p>
          </table:table-cell>
          <table:table-cell office:value-type="float" office:value="2166" calcext:value-type="float">
            <text:p>2166</text:p>
          </table:table-cell>
          <table:table-cell office:value-type="float" office:value="2084" calcext:value-type="float">
            <text:p>2084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19351" calcext:value-type="float">
            <text:p>19351</text:p>
          </table:table-cell>
          <table:table-cell office:value-type="float" office:value="2168" calcext:value-type="float">
            <text:p>2168</text:p>
          </table:table-cell>
          <table:table-cell office:value-type="float" office:value="2088" calcext:value-type="float">
            <text:p>2088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19401" calcext:value-type="float">
            <text:p>19401</text:p>
          </table:table-cell>
          <table:table-cell office:value-type="float" office:value="2171" calcext:value-type="float">
            <text:p>2171</text:p>
          </table:table-cell>
          <table:table-cell office:value-type="float" office:value="2092" calcext:value-type="float">
            <text:p>2092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19451" calcext:value-type="float">
            <text:p>19451</text:p>
          </table:table-cell>
          <table:table-cell office:value-type="float" office:value="2174" calcext:value-type="float">
            <text:p>2174</text:p>
          </table:table-cell>
          <table:table-cell office:value-type="float" office:value="2096" calcext:value-type="float">
            <text:p>209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19501" calcext:value-type="float">
            <text:p>19501</text:p>
          </table:table-cell>
          <table:table-cell office:value-type="float" office:value="2177" calcext:value-type="float">
            <text:p>2177</text:p>
          </table:table-cell>
          <table:table-cell office:value-type="float" office:value="2100" calcext:value-type="float">
            <text:p>2100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19551" calcext:value-type="float">
            <text:p>19551</text:p>
          </table:table-cell>
          <table:table-cell office:value-type="float" office:value="2180" calcext:value-type="float">
            <text:p>2180</text:p>
          </table:table-cell>
          <table:table-cell office:value-type="float" office:value="2104" calcext:value-type="float">
            <text:p>2104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19601" calcext:value-type="float">
            <text:p>19601</text:p>
          </table:table-cell>
          <table:table-cell office:value-type="float" office:value="2183" calcext:value-type="float">
            <text:p>2183</text:p>
          </table:table-cell>
          <table:table-cell office:value-type="float" office:value="2108" calcext:value-type="float">
            <text:p>2108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19651" calcext:value-type="float">
            <text:p>19651</text:p>
          </table:table-cell>
          <table:table-cell office:value-type="float" office:value="2184" calcext:value-type="float">
            <text:p>2184</text:p>
          </table:table-cell>
          <table:table-cell office:value-type="float" office:value="2112" calcext:value-type="float">
            <text:p>2112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19701" calcext:value-type="float">
            <text:p>19701</text:p>
          </table:table-cell>
          <table:table-cell office:value-type="float" office:value="2187" calcext:value-type="float">
            <text:p>2187</text:p>
          </table:table-cell>
          <table:table-cell office:value-type="float" office:value="2117" calcext:value-type="float">
            <text:p>2117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19751" calcext:value-type="float">
            <text:p>19751</text:p>
          </table:table-cell>
          <table:table-cell office:value-type="float" office:value="2189" calcext:value-type="float">
            <text:p>2189</text:p>
          </table:table-cell>
          <table:table-cell office:value-type="float" office:value="2120" calcext:value-type="float">
            <text:p>2120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19801" calcext:value-type="float">
            <text:p>19801</text:p>
          </table:table-cell>
          <table:table-cell office:value-type="float" office:value="2192" calcext:value-type="float">
            <text:p>2192</text:p>
          </table:table-cell>
          <table:table-cell office:value-type="float" office:value="2123" calcext:value-type="float">
            <text:p>2123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19851" calcext:value-type="float">
            <text:p>19851</text:p>
          </table:table-cell>
          <table:table-cell office:value-type="float" office:value="2195" calcext:value-type="float">
            <text:p>2195</text:p>
          </table:table-cell>
          <table:table-cell office:value-type="float" office:value="2128" calcext:value-type="float">
            <text:p>2128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19901" calcext:value-type="float">
            <text:p>19901</text:p>
          </table:table-cell>
          <table:table-cell office:value-type="float" office:value="2197" calcext:value-type="float">
            <text:p>2197</text:p>
          </table:table-cell>
          <table:table-cell office:value-type="float" office:value="2132" calcext:value-type="float">
            <text:p>2132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19951" calcext:value-type="float">
            <text:p>19951</text:p>
          </table:table-cell>
          <table:table-cell office:value-type="float" office:value="2199" calcext:value-type="float">
            <text:p>2199</text:p>
          </table:table-cell>
          <table:table-cell office:value-type="float" office:value="2136" calcext:value-type="float">
            <text:p>2136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443" calcext:value-type="float">
            <text:p>3443</text:p>
          </table:table-cell>
          <table:table-cell office:value-type="float" office:value="1578" calcext:value-type="float">
            <text:p>1578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020" calcext:value-type="float">
            <text:p>4020</text:p>
          </table:table-cell>
          <table:table-cell office:value-type="float" office:value="1665" calcext:value-type="float">
            <text:p>1665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885" calcext:value-type="float">
            <text:p>4885</text:p>
          </table:table-cell>
          <table:table-cell office:value-type="float" office:value="2333" calcext:value-type="float">
            <text:p>2333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116" calcext:value-type="float">
            <text:p>5116</text:p>
          </table:table-cell>
          <table:table-cell office:value-type="float" office:value="3664" calcext:value-type="float">
            <text:p>3664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837" calcext:value-type="float">
            <text:p>7837</text:p>
          </table:table-cell>
          <table:table-cell office:value-type="float" office:value="3931" calcext:value-type="float">
            <text:p>3931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2936" calcext:value-type="float">
            <text:p>12936</text:p>
          </table:table-cell>
          <table:table-cell office:value-type="float" office:value="5468" calcext:value-type="float">
            <text:p>5468</text:p>
          </table:table-cell>
          <table:table-cell office:value-type="float" office:value="10347" calcext:value-type="float">
            <text:p>1034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7218" calcext:value-type="float">
            <text:p>17218</text:p>
          </table:table-cell>
          <table:table-cell office:value-type="float" office:value="9231" calcext:value-type="float">
            <text:p>9231</text:p>
          </table:table-cell>
          <table:table-cell office:value-type="float" office:value="11804" calcext:value-type="float">
            <text:p>1180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20824" calcext:value-type="float">
            <text:p>20824</text:p>
          </table:table-cell>
          <table:table-cell office:value-type="float" office:value="10662" calcext:value-type="float">
            <text:p>10662</text:p>
          </table:table-cell>
          <table:table-cell office:value-type="float" office:value="12369" calcext:value-type="float">
            <text:p>1236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7819" calcext:value-type="float">
            <text:p>27819</text:p>
          </table:table-cell>
          <table:table-cell office:value-type="float" office:value="11217" calcext:value-type="float">
            <text:p>11217</text:p>
          </table:table-cell>
          <table:table-cell office:value-type="float" office:value="13103" calcext:value-type="float">
            <text:p>1310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9460" calcext:value-type="float">
            <text:p>39460</text:p>
          </table:table-cell>
          <table:table-cell office:value-type="float" office:value="12063" calcext:value-type="float">
            <text:p>12063</text:p>
          </table:table-cell>
          <table:table-cell office:value-type="float" office:value="15973" calcext:value-type="float">
            <text:p>1597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53669" calcext:value-type="float">
            <text:p>53669</text:p>
          </table:table-cell>
          <table:table-cell office:value-type="float" office:value="13165" calcext:value-type="float">
            <text:p>13165</text:p>
          </table:table-cell>
          <table:table-cell office:value-type="float" office:value="17939" calcext:value-type="float">
            <text:p>1793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68398" calcext:value-type="float">
            <text:p>68398</text:p>
          </table:table-cell>
          <table:table-cell office:value-type="float" office:value="14634" calcext:value-type="float">
            <text:p>14634</text:p>
          </table:table-cell>
          <table:table-cell office:value-type="float" office:value="23715" calcext:value-type="float">
            <text:p>2371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87107" calcext:value-type="float">
            <text:p>87107</text:p>
          </table:table-cell>
          <table:table-cell office:value-type="float" office:value="19020" calcext:value-type="float">
            <text:p>19020</text:p>
          </table:table-cell>
          <table:table-cell office:value-type="float" office:value="29208" calcext:value-type="float">
            <text:p>2920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14487" calcext:value-type="float">
            <text:p>114487</text:p>
          </table:table-cell>
          <table:table-cell office:value-type="float" office:value="22550" calcext:value-type="float">
            <text:p>22550</text:p>
          </table:table-cell>
          <table:table-cell office:value-type="float" office:value="33955" calcext:value-type="float">
            <text:p>3395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45824" calcext:value-type="float">
            <text:p>145824</text:p>
          </table:table-cell>
          <table:table-cell office:value-type="float" office:value="25036" calcext:value-type="float">
            <text:p>25036</text:p>
          </table:table-cell>
          <table:table-cell office:value-type="float" office:value="40025" calcext:value-type="float">
            <text:p>4002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80295" calcext:value-type="float">
            <text:p>180295</text:p>
          </table:table-cell>
          <table:table-cell office:value-type="float" office:value="28034" calcext:value-type="float">
            <text:p>28034</text:p>
          </table:table-cell>
          <table:table-cell office:value-type="float" office:value="47865" calcext:value-type="float">
            <text:p>4786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219599" calcext:value-type="float">
            <text:p>219599</text:p>
          </table:table-cell>
          <table:table-cell office:value-type="float" office:value="31541" calcext:value-type="float">
            <text:p>31541</text:p>
          </table:table-cell>
          <table:table-cell office:value-type="float" office:value="58266" calcext:value-type="float">
            <text:p>5826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264535" calcext:value-type="float">
            <text:p>264535</text:p>
          </table:table-cell>
          <table:table-cell office:value-type="float" office:value="35386" calcext:value-type="float">
            <text:p>35386</text:p>
          </table:table-cell>
          <table:table-cell office:value-type="float" office:value="78808" calcext:value-type="float">
            <text:p>78808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316674" calcext:value-type="float">
            <text:p>316674</text:p>
          </table:table-cell>
          <table:table-cell office:value-type="float" office:value="42908" calcext:value-type="float">
            <text:p>42908</text:p>
          </table:table-cell>
          <table:table-cell office:value-type="float" office:value="98017" calcext:value-type="float">
            <text:p>9801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74475" calcext:value-type="float">
            <text:p>374475</text:p>
          </table:table-cell>
          <table:table-cell office:value-type="float" office:value="51366" calcext:value-type="float">
            <text:p>51366</text:p>
          </table:table-cell>
          <table:table-cell office:value-type="float" office:value="119826" calcext:value-type="float">
            <text:p>11982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441049" calcext:value-type="float">
            <text:p>441049</text:p>
          </table:table-cell>
          <table:table-cell office:value-type="float" office:value="59214" calcext:value-type="float">
            <text:p>59214</text:p>
          </table:table-cell>
          <table:table-cell office:value-type="float" office:value="144072" calcext:value-type="float">
            <text:p>14407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502439" calcext:value-type="float">
            <text:p>502439</text:p>
          </table:table-cell>
          <table:table-cell office:value-type="float" office:value="69760" calcext:value-type="float">
            <text:p>69760</text:p>
          </table:table-cell>
          <table:table-cell office:value-type="float" office:value="170078" calcext:value-type="float">
            <text:p>17007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586638" calcext:value-type="float">
            <text:p>586638</text:p>
          </table:table-cell>
          <table:table-cell office:value-type="float" office:value="79611" calcext:value-type="float">
            <text:p>79611</text:p>
          </table:table-cell>
          <table:table-cell office:value-type="float" office:value="202286" calcext:value-type="float">
            <text:p>202286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677999" calcext:value-type="float">
            <text:p>677999</text:p>
          </table:table-cell>
          <table:table-cell office:value-type="float" office:value="91215" calcext:value-type="float">
            <text:p>91215</text:p>
          </table:table-cell>
          <table:table-cell office:value-type="float" office:value="242083" calcext:value-type="float">
            <text:p>24208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75972" calcext:value-type="float">
            <text:p>775972</text:p>
          </table:table-cell>
          <table:table-cell office:value-type="float" office:value="105219" calcext:value-type="float">
            <text:p>105219</text:p>
          </table:table-cell>
          <table:table-cell office:value-type="float" office:value="286779" calcext:value-type="float">
            <text:p>286779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879567" calcext:value-type="float">
            <text:p>879567</text:p>
          </table:table-cell>
          <table:table-cell office:value-type="float" office:value="121907" calcext:value-type="float">
            <text:p>121907</text:p>
          </table:table-cell>
          <table:table-cell office:value-type="float" office:value="338497" calcext:value-type="float">
            <text:p>338497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992373" calcext:value-type="float">
            <text:p>992373</text:p>
          </table:table-cell>
          <table:table-cell office:value-type="float" office:value="142498" calcext:value-type="float">
            <text:p>142498</text:p>
          </table:table-cell>
          <table:table-cell office:value-type="float" office:value="396156" calcext:value-type="float">
            <text:p>39615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111390" calcext:value-type="float">
            <text:p>1111390</text:p>
          </table:table-cell>
          <table:table-cell office:value-type="float" office:value="165781" calcext:value-type="float">
            <text:p>165781</text:p>
          </table:table-cell>
          <table:table-cell office:value-type="float" office:value="463649" calcext:value-type="float">
            <text:p>463649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265183" calcext:value-type="float">
            <text:p>1265183</text:p>
          </table:table-cell>
          <table:table-cell office:value-type="float" office:value="207248" calcext:value-type="float">
            <text:p>207248</text:p>
          </table:table-cell>
          <table:table-cell office:value-type="float" office:value="607217" calcext:value-type="float">
            <text:p>607217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405555" calcext:value-type="float">
            <text:p>1405555</text:p>
          </table:table-cell>
          <table:table-cell office:value-type="float" office:value="243558" calcext:value-type="float">
            <text:p>243558</text:p>
          </table:table-cell>
          <table:table-cell office:value-type="float" office:value="695765" calcext:value-type="float">
            <text:p>69576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551472" calcext:value-type="float">
            <text:p>1551472</text:p>
          </table:table-cell>
          <table:table-cell office:value-type="float" office:value="278559" calcext:value-type="float">
            <text:p>278559</text:p>
          </table:table-cell>
          <table:table-cell office:value-type="float" office:value="791470" calcext:value-type="float">
            <text:p>791470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707476" calcext:value-type="float">
            <text:p>1707476</text:p>
          </table:table-cell>
          <table:table-cell office:value-type="float" office:value="317879" calcext:value-type="float">
            <text:p>317879</text:p>
          </table:table-cell>
          <table:table-cell office:value-type="float" office:value="897662" calcext:value-type="float">
            <text:p>897662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1870898" calcext:value-type="float">
            <text:p>1870898</text:p>
          </table:table-cell>
          <table:table-cell office:value-type="float" office:value="361244" calcext:value-type="float">
            <text:p>361244</text:p>
          </table:table-cell>
          <table:table-cell office:value-type="float" office:value="1014550" calcext:value-type="float">
            <text:p>1014550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2045278" calcext:value-type="float">
            <text:p>2045278</text:p>
          </table:table-cell>
          <table:table-cell office:value-type="float" office:value="408559" calcext:value-type="float">
            <text:p>408559</text:p>
          </table:table-cell>
          <table:table-cell office:value-type="float" office:value="1143337" calcext:value-type="float">
            <text:p>114333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231247" calcext:value-type="float">
            <text:p>2231247</text:p>
          </table:table-cell>
          <table:table-cell office:value-type="float" office:value="460887" calcext:value-type="float">
            <text:p>460887</text:p>
          </table:table-cell>
          <table:table-cell office:value-type="float" office:value="1282219" calcext:value-type="float">
            <text:p>1282219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2425570" calcext:value-type="float">
            <text:p>2425570</text:p>
          </table:table-cell>
          <table:table-cell office:value-type="float" office:value="516355" calcext:value-type="float">
            <text:p>516355</text:p>
          </table:table-cell>
          <table:table-cell office:value-type="float" office:value="1434720" calcext:value-type="float">
            <text:p>1434720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2628484" calcext:value-type="float">
            <text:p>2628484</text:p>
          </table:table-cell>
          <table:table-cell office:value-type="float" office:value="577382" calcext:value-type="float">
            <text:p>577382</text:p>
          </table:table-cell>
          <table:table-cell office:value-type="float" office:value="1593553" calcext:value-type="float">
            <text:p>1593553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2842030" calcext:value-type="float">
            <text:p>2842030</text:p>
          </table:table-cell>
          <table:table-cell office:value-type="float" office:value="645104" calcext:value-type="float">
            <text:p>645104</text:p>
          </table:table-cell>
          <table:table-cell office:value-type="float" office:value="1766146" calcext:value-type="float">
            <text:p>176614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3066055" calcext:value-type="float">
            <text:p>3066055</text:p>
          </table:table-cell>
          <table:table-cell office:value-type="float" office:value="722812" calcext:value-type="float">
            <text:p>722812</text:p>
          </table:table-cell>
          <table:table-cell office:value-type="float" office:value="1945778" calcext:value-type="float">
            <text:p>194577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417261" calcext:value-type="float">
            <text:p>3417261</text:p>
          </table:table-cell>
          <table:table-cell office:value-type="float" office:value="868724" calcext:value-type="float">
            <text:p>868724</text:p>
          </table:table-cell>
          <table:table-cell office:value-type="float" office:value="2181723" calcext:value-type="float">
            <text:p>2181723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3698386" calcext:value-type="float">
            <text:p>3698386</text:p>
          </table:table-cell>
          <table:table-cell office:value-type="float" office:value="984019" calcext:value-type="float">
            <text:p>984019</text:p>
          </table:table-cell>
          <table:table-cell office:value-type="float" office:value="2495660" calcext:value-type="float">
            <text:p>2495660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3959198" calcext:value-type="float">
            <text:p>3959198</text:p>
          </table:table-cell>
          <table:table-cell office:value-type="float" office:value="1100165" calcext:value-type="float">
            <text:p>1100165</text:p>
          </table:table-cell>
          <table:table-cell office:value-type="float" office:value="2744607" calcext:value-type="float">
            <text:p>274460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4226310" calcext:value-type="float">
            <text:p>4226310</text:p>
          </table:table-cell>
          <table:table-cell office:value-type="float" office:value="1209950" calcext:value-type="float">
            <text:p>1209950</text:p>
          </table:table-cell>
          <table:table-cell office:value-type="float" office:value="2974724" calcext:value-type="float">
            <text:p>297472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4501116" calcext:value-type="float">
            <text:p>4501116</text:p>
          </table:table-cell>
          <table:table-cell office:value-type="float" office:value="1324286" calcext:value-type="float">
            <text:p>1324286</text:p>
          </table:table-cell>
          <table:table-cell office:value-type="float" office:value="3216165" calcext:value-type="float">
            <text:p>321616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786116" calcext:value-type="float">
            <text:p>4786116</text:p>
          </table:table-cell>
          <table:table-cell office:value-type="float" office:value="1434458" calcext:value-type="float">
            <text:p>1434458</text:p>
          </table:table-cell>
          <table:table-cell office:value-type="float" office:value="3462653" calcext:value-type="float">
            <text:p>3462653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5079873" calcext:value-type="float">
            <text:p>5079873</text:p>
          </table:table-cell>
          <table:table-cell office:value-type="float" office:value="1554506" calcext:value-type="float">
            <text:p>1554506</text:p>
          </table:table-cell>
          <table:table-cell office:value-type="float" office:value="3725660" calcext:value-type="float">
            <text:p>3725660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5382671" calcext:value-type="float">
            <text:p>5382671</text:p>
          </table:table-cell>
          <table:table-cell office:value-type="float" office:value="1672348" calcext:value-type="float">
            <text:p>1672348</text:p>
          </table:table-cell>
          <table:table-cell office:value-type="float" office:value="3994579" calcext:value-type="float">
            <text:p>399457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5685812" calcext:value-type="float">
            <text:p>5685812</text:p>
          </table:table-cell>
          <table:table-cell office:value-type="float" office:value="1836357" calcext:value-type="float">
            <text:p>1836357</text:p>
          </table:table-cell>
          <table:table-cell office:value-type="float" office:value="4261225" calcext:value-type="float">
            <text:p>4261225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6040168" calcext:value-type="float">
            <text:p>6040168</text:p>
          </table:table-cell>
          <table:table-cell office:value-type="float" office:value="2029507" calcext:value-type="float">
            <text:p>2029507</text:p>
          </table:table-cell>
          <table:table-cell office:value-type="float" office:value="4651144" calcext:value-type="float">
            <text:p>465114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6418260" calcext:value-type="float">
            <text:p>6418260</text:p>
          </table:table-cell>
          <table:table-cell office:value-type="float" office:value="2213656" calcext:value-type="float">
            <text:p>2213656</text:p>
          </table:table-cell>
          <table:table-cell office:value-type="float" office:value="5015617" calcext:value-type="float">
            <text:p>501561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6807909" calcext:value-type="float">
            <text:p>6807909</text:p>
          </table:table-cell>
          <table:table-cell office:value-type="float" office:value="2421440" calcext:value-type="float">
            <text:p>2421440</text:p>
          </table:table-cell>
          <table:table-cell office:value-type="float" office:value="5385042" calcext:value-type="float">
            <text:p>5385042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7166984" calcext:value-type="float">
            <text:p>7166984</text:p>
          </table:table-cell>
          <table:table-cell office:value-type="float" office:value="2593049" calcext:value-type="float">
            <text:p>2593049</text:p>
          </table:table-cell>
          <table:table-cell office:value-type="float" office:value="5719954" calcext:value-type="float">
            <text:p>5719954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7537946" calcext:value-type="float">
            <text:p>7537946</text:p>
          </table:table-cell>
          <table:table-cell office:value-type="float" office:value="2780314" calcext:value-type="float">
            <text:p>2780314</text:p>
          </table:table-cell>
          <table:table-cell office:value-type="float" office:value="6067926" calcext:value-type="float">
            <text:p>606792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7918425" calcext:value-type="float">
            <text:p>7918425</text:p>
          </table:table-cell>
          <table:table-cell office:value-type="float" office:value="2975697" calcext:value-type="float">
            <text:p>2975697</text:p>
          </table:table-cell>
          <table:table-cell office:value-type="float" office:value="6425518" calcext:value-type="float">
            <text:p>642551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301187" calcext:value-type="float">
            <text:p>8301187</text:p>
          </table:table-cell>
          <table:table-cell office:value-type="float" office:value="3164206" calcext:value-type="float">
            <text:p>3164206</text:p>
          </table:table-cell>
          <table:table-cell office:value-type="float" office:value="6780951" calcext:value-type="float">
            <text:p>678095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8702416" calcext:value-type="float">
            <text:p>8702416</text:p>
          </table:table-cell>
          <table:table-cell office:value-type="float" office:value="3430347" calcext:value-type="float">
            <text:p>3430347</text:p>
          </table:table-cell>
          <table:table-cell office:value-type="float" office:value="7279881" calcext:value-type="float">
            <text:p>727988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9130802" calcext:value-type="float">
            <text:p>9130802</text:p>
          </table:table-cell>
          <table:table-cell office:value-type="float" office:value="3715583" calcext:value-type="float">
            <text:p>3715583</text:p>
          </table:table-cell>
          <table:table-cell office:value-type="float" office:value="7708144" calcext:value-type="float">
            <text:p>770814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9552428" calcext:value-type="float">
            <text:p>9552428</text:p>
          </table:table-cell>
          <table:table-cell office:value-type="float" office:value="3940459" calcext:value-type="float">
            <text:p>3940459</text:p>
          </table:table-cell>
          <table:table-cell office:value-type="float" office:value="8105378" calcext:value-type="float">
            <text:p>8105378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9981309" calcext:value-type="float">
            <text:p>9981309</text:p>
          </table:table-cell>
          <table:table-cell office:value-type="float" office:value="4172794" calcext:value-type="float">
            <text:p>4172794</text:p>
          </table:table-cell>
          <table:table-cell office:value-type="float" office:value="8510703" calcext:value-type="float">
            <text:p>8510703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0422831" calcext:value-type="float">
            <text:p>10422831</text:p>
          </table:table-cell>
          <table:table-cell office:value-type="float" office:value="4413625" calcext:value-type="float">
            <text:p>4413625</text:p>
          </table:table-cell>
          <table:table-cell office:value-type="float" office:value="8927831" calcext:value-type="float">
            <text:p>8927831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10873418" calcext:value-type="float">
            <text:p>10873418</text:p>
          </table:table-cell>
          <table:table-cell office:value-type="float" office:value="4658764" calcext:value-type="float">
            <text:p>4658764</text:p>
          </table:table-cell>
          <table:table-cell office:value-type="float" office:value="9357583" calcext:value-type="float">
            <text:p>935758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11336312" calcext:value-type="float">
            <text:p>11336312</text:p>
          </table:table-cell>
          <table:table-cell office:value-type="float" office:value="4919377" calcext:value-type="float">
            <text:p>4919377</text:p>
          </table:table-cell>
          <table:table-cell office:value-type="float" office:value="9802710" calcext:value-type="float">
            <text:p>9802710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11808007" calcext:value-type="float">
            <text:p>11808007</text:p>
          </table:table-cell>
          <table:table-cell office:value-type="float" office:value="5189546" calcext:value-type="float">
            <text:p>5189546</text:p>
          </table:table-cell>
          <table:table-cell office:value-type="float" office:value="10257384" calcext:value-type="float">
            <text:p>10257384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12461229" calcext:value-type="float">
            <text:p>12461229</text:p>
          </table:table-cell>
          <table:table-cell office:value-type="float" office:value="5570165" calcext:value-type="float">
            <text:p>5570165</text:p>
          </table:table-cell>
          <table:table-cell office:value-type="float" office:value="10836824" calcext:value-type="float">
            <text:p>1083682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2963379" calcext:value-type="float">
            <text:p>12963379</text:p>
          </table:table-cell>
          <table:table-cell office:value-type="float" office:value="5868769" calcext:value-type="float">
            <text:p>5868769</text:p>
          </table:table-cell>
          <table:table-cell office:value-type="float" office:value="11328205" calcext:value-type="float">
            <text:p>1132820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13655388" calcext:value-type="float">
            <text:p>13655388</text:p>
          </table:table-cell>
          <table:table-cell office:value-type="float" office:value="6288418" calcext:value-type="float">
            <text:p>6288418</text:p>
          </table:table-cell>
          <table:table-cell office:value-type="float" office:value="11857899" calcext:value-type="float">
            <text:p>1185789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14177375" calcext:value-type="float">
            <text:p>14177375</text:p>
          </table:table-cell>
          <table:table-cell office:value-type="float" office:value="6601882" calcext:value-type="float">
            <text:p>6601882</text:p>
          </table:table-cell>
          <table:table-cell office:value-type="float" office:value="12368920" calcext:value-type="float">
            <text:p>12368920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14711573" calcext:value-type="float">
            <text:p>14711573</text:p>
          </table:table-cell>
          <table:table-cell office:value-type="float" office:value="6921979" calcext:value-type="float">
            <text:p>6921979</text:p>
          </table:table-cell>
          <table:table-cell office:value-type="float" office:value="12887158" calcext:value-type="float">
            <text:p>1288715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15258327" calcext:value-type="float">
            <text:p>15258327</text:p>
          </table:table-cell>
          <table:table-cell office:value-type="float" office:value="7253282" calcext:value-type="float">
            <text:p>7253282</text:p>
          </table:table-cell>
          <table:table-cell office:value-type="float" office:value="13420908" calcext:value-type="float">
            <text:p>1342090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5814887" calcext:value-type="float">
            <text:p>15814887</text:p>
          </table:table-cell>
          <table:table-cell office:value-type="float" office:value="7598896" calcext:value-type="float">
            <text:p>7598896</text:p>
          </table:table-cell>
          <table:table-cell office:value-type="float" office:value="13972697" calcext:value-type="float">
            <text:p>13972697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16382420" calcext:value-type="float">
            <text:p>16382420</text:p>
          </table:table-cell>
          <table:table-cell office:value-type="float" office:value="7956739" calcext:value-type="float">
            <text:p>7956739</text:p>
          </table:table-cell>
          <table:table-cell office:value-type="float" office:value="14536760" calcext:value-type="float">
            <text:p>14536760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16960971" calcext:value-type="float">
            <text:p>16960971</text:p>
          </table:table-cell>
          <table:table-cell office:value-type="float" office:value="8333499" calcext:value-type="float">
            <text:p>8333499</text:p>
          </table:table-cell>
          <table:table-cell office:value-type="float" office:value="15117226" calcext:value-type="float">
            <text:p>15117226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17612983" calcext:value-type="float">
            <text:p>17612983</text:p>
          </table:table-cell>
          <table:table-cell office:value-type="float" office:value="8744752" calcext:value-type="float">
            <text:p>8744752</text:p>
          </table:table-cell>
          <table:table-cell office:value-type="float" office:value="15730165" calcext:value-type="float">
            <text:p>1573016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18394807" calcext:value-type="float">
            <text:p>18394807</text:p>
          </table:table-cell>
          <table:table-cell office:value-type="float" office:value="9173068" calcext:value-type="float">
            <text:p>9173068</text:p>
          </table:table-cell>
          <table:table-cell office:value-type="float" office:value="16367465" calcext:value-type="float">
            <text:p>1636746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9115406" calcext:value-type="float">
            <text:p>19115406</text:p>
          </table:table-cell>
          <table:table-cell office:value-type="float" office:value="9739164" calcext:value-type="float">
            <text:p>9739164</text:p>
          </table:table-cell>
          <table:table-cell office:value-type="float" office:value="17139750" calcext:value-type="float">
            <text:p>17139750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19758111" calcext:value-type="float">
            <text:p>19758111</text:p>
          </table:table-cell>
          <table:table-cell office:value-type="float" office:value="10164453" calcext:value-type="float">
            <text:p>10164453</text:p>
          </table:table-cell>
          <table:table-cell office:value-type="float" office:value="17933165" calcext:value-type="float">
            <text:p>1793316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20470349" calcext:value-type="float">
            <text:p>20470349</text:p>
          </table:table-cell>
          <table:table-cell office:value-type="float" office:value="10596720" calcext:value-type="float">
            <text:p>10596720</text:p>
          </table:table-cell>
          <table:table-cell office:value-type="float" office:value="18588133" calcext:value-type="float">
            <text:p>1858813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21125694" calcext:value-type="float">
            <text:p>21125694</text:p>
          </table:table-cell>
          <table:table-cell office:value-type="float" office:value="11023241" calcext:value-type="float">
            <text:p>11023241</text:p>
          </table:table-cell>
          <table:table-cell office:value-type="float" office:value="19238749" calcext:value-type="float">
            <text:p>19238749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22273977" calcext:value-type="float">
            <text:p>22273977</text:p>
          </table:table-cell>
          <table:table-cell office:value-type="float" office:value="11831591" calcext:value-type="float">
            <text:p>11831591</text:p>
          </table:table-cell>
          <table:table-cell office:value-type="float" office:value="20044093" calcext:value-type="float">
            <text:p>20044093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23119730" calcext:value-type="float">
            <text:p>23119730</text:p>
          </table:table-cell>
          <table:table-cell office:value-type="float" office:value="12573345" calcext:value-type="float">
            <text:p>12573345</text:p>
          </table:table-cell>
          <table:table-cell office:value-type="float" office:value="21057949" calcext:value-type="float">
            <text:p>2105794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23868270" calcext:value-type="float">
            <text:p>23868270</text:p>
          </table:table-cell>
          <table:table-cell office:value-type="float" office:value="13039997" calcext:value-type="float">
            <text:p>13039997</text:p>
          </table:table-cell>
          <table:table-cell office:value-type="float" office:value="21768469" calcext:value-type="float">
            <text:p>21768469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24599436" calcext:value-type="float">
            <text:p>24599436</text:p>
          </table:table-cell>
          <table:table-cell office:value-type="float" office:value="13554325" calcext:value-type="float">
            <text:p>13554325</text:p>
          </table:table-cell>
          <table:table-cell office:value-type="float" office:value="22537683" calcext:value-type="float">
            <text:p>2253768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25429545" calcext:value-type="float">
            <text:p>25429545</text:p>
          </table:table-cell>
          <table:table-cell office:value-type="float" office:value="14083426" calcext:value-type="float">
            <text:p>14083426</text:p>
          </table:table-cell>
          <table:table-cell office:value-type="float" office:value="23317090" calcext:value-type="float">
            <text:p>23317090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26319969" calcext:value-type="float">
            <text:p>26319969</text:p>
          </table:table-cell>
          <table:table-cell office:value-type="float" office:value="14656411" calcext:value-type="float">
            <text:p>14656411</text:p>
          </table:table-cell>
          <table:table-cell office:value-type="float" office:value="24143300" calcext:value-type="float">
            <text:p>24143300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7188609" calcext:value-type="float">
            <text:p>27188609</text:p>
          </table:table-cell>
          <table:table-cell office:value-type="float" office:value="15261908" calcext:value-type="float">
            <text:p>15261908</text:p>
          </table:table-cell>
          <table:table-cell office:value-type="float" office:value="24978565" calcext:value-type="float">
            <text:p>2497856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28042512" calcext:value-type="float">
            <text:p>28042512</text:p>
          </table:table-cell>
          <table:table-cell office:value-type="float" office:value="15807621" calcext:value-type="float">
            <text:p>15807621</text:p>
          </table:table-cell>
          <table:table-cell office:value-type="float" office:value="25771570" calcext:value-type="float">
            <text:p>25771570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28803879" calcext:value-type="float">
            <text:p>28803879</text:p>
          </table:table-cell>
          <table:table-cell office:value-type="float" office:value="16350642" calcext:value-type="float">
            <text:p>16350642</text:p>
          </table:table-cell>
          <table:table-cell office:value-type="float" office:value="26541292" calcext:value-type="float">
            <text:p>26541292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29625281" calcext:value-type="float">
            <text:p>29625281</text:p>
          </table:table-cell>
          <table:table-cell office:value-type="float" office:value="16925774" calcext:value-type="float">
            <text:p>16925774</text:p>
          </table:table-cell>
          <table:table-cell office:value-type="float" office:value="27373330" calcext:value-type="float">
            <text:p>27373330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30458639" calcext:value-type="float">
            <text:p>30458639</text:p>
          </table:table-cell>
          <table:table-cell office:value-type="float" office:value="17508946" calcext:value-type="float">
            <text:p>17508946</text:p>
          </table:table-cell>
          <table:table-cell office:value-type="float" office:value="28208504" calcext:value-type="float">
            <text:p>2820850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31279551" calcext:value-type="float">
            <text:p>31279551</text:p>
          </table:table-cell>
          <table:table-cell office:value-type="float" office:value="18103190" calcext:value-type="float">
            <text:p>18103190</text:p>
          </table:table-cell>
          <table:table-cell office:value-type="float" office:value="29041579" calcext:value-type="float">
            <text:p>2904157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32210256" calcext:value-type="float">
            <text:p>32210256</text:p>
          </table:table-cell>
          <table:table-cell office:value-type="float" office:value="18742688" calcext:value-type="float">
            <text:p>18742688</text:p>
          </table:table-cell>
          <table:table-cell office:value-type="float" office:value="29920877" calcext:value-type="float">
            <text:p>29920877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33164285" calcext:value-type="float">
            <text:p>33164285</text:p>
          </table:table-cell>
          <table:table-cell office:value-type="float" office:value="19415604" calcext:value-type="float">
            <text:p>19415604</text:p>
          </table:table-cell>
          <table:table-cell office:value-type="float" office:value="30889297" calcext:value-type="float">
            <text:p>30889297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34013696" calcext:value-type="float">
            <text:p>34013696</text:p>
          </table:table-cell>
          <table:table-cell office:value-type="float" office:value="20043743" calcext:value-type="float">
            <text:p>20043743</text:p>
          </table:table-cell>
          <table:table-cell office:value-type="float" office:value="31938613" calcext:value-type="float">
            <text:p>31938613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34882682" calcext:value-type="float">
            <text:p>34882682</text:p>
          </table:table-cell>
          <table:table-cell office:value-type="float" office:value="20653679" calcext:value-type="float">
            <text:p>20653679</text:p>
          </table:table-cell>
          <table:table-cell office:value-type="float" office:value="32800972" calcext:value-type="float">
            <text:p>32800972</text:p>
          </table:table-cell>
        </table:table-row>
      </table:table>
      <table:table table:name="Sheet1" table:style-name="ta1">
        <table:shapes>
          <draw:frame draw:z-index="0" draw:style-name="gr1" draw:text-style-name="P1" svg:width="453.17pt" svg:height="254.98pt" svg:x="425.31pt" svg:y="141.31pt">
            <draw:object draw:notify-on-update-of-ranges="Sheet1.J3:Sheet1.J10 Sheet1.A1:Sheet1.A1 Sheet1.K3:Sheet1.K10 Sheet1.J3:Sheet1.J10 Sheet1.A1:Sheet1.A1 Sheet1.L3:Sheet1.L10 Sheet1.J3:Sheet1.J10 Sheet1.A1:Sheet1.A1 Sheet1.M3:Sheet1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VERAGE TIME OF ACCESS</text:p>
          </table:table-cell>
          <table:table-cell table:number-columns-repeated="4"/>
          <table:table-cell office:value-type="string" calcext:value-type="string">
            <text:p>times in microseconds</text:p>
          </table:table-cell>
          <table:table-cell table:number-columns-repeated="3"/>
          <table:table-cell office:value-type="string" calcext:value-type="string">
            <text:p>RESPECT TO log_2(Siz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5"/>
          <table:table-cell office:value-type="string" calcext:value-type="string">
            <text:p>log_2(size)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22]/[.$A22]" office:value-type="float" office:value="0.58292625" calcext:value-type="float">
            <text:p>0.58292625</text:p>
          </table:table-cell>
          <table:table-cell table:formula="of:=[.C22]/[.$A22]" office:value-type="float" office:value="0.433569" calcext:value-type="float">
            <text:p>0.433569</text:p>
          </table:table-cell>
          <table:table-cell table:formula="of:=[.D22]/[.$A22]" office:value-type="float" office:value="0.59192375" calcext:value-type="float">
            <text:p>0.59192375</text:p>
          </table:table-cell>
          <table:table-cell table:number-columns-repeated="5"/>
          <table:table-cell table:formula="of:=LOG([.A3];2)" office:value-type="float" office:value="19.9315685693242" calcext:value-type="float">
            <text:p>19.9315685693242</text:p>
          </table:table-cell>
          <table:table-cell office:value-type="float" office:value="0.58292625" calcext:value-type="float">
            <text:p>0.58292625</text:p>
          </table:table-cell>
          <table:table-cell office:value-type="float" office:value="0.433569" calcext:value-type="float">
            <text:p>0.433569</text:p>
          </table:table-cell>
          <table:table-cell office:value-type="float" office:value="0.59192375" calcext:value-type="float">
            <text:p>0.5919237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B23]/[.$A23]" office:value-type="float" office:value="0.942646166666667" calcext:value-type="float">
            <text:p>0.942646166666667</text:p>
          </table:table-cell>
          <table:table-cell table:formula="of:=[.C23]/[.$A23]" office:value-type="float" office:value="0.7777765" calcext:value-type="float">
            <text:p>0.7777765</text:p>
          </table:table-cell>
          <table:table-cell table:formula="of:=[.D23]/[.$A23]" office:value-type="float" office:value="0.920155666666667" calcext:value-type="float">
            <text:p>0.920155666666667</text:p>
          </table:table-cell>
          <table:table-cell table:number-columns-repeated="5"/>
          <table:table-cell table:formula="of:=LOG([.A4];2)" office:value-type="float" office:value="20.9315685693242" calcext:value-type="float">
            <text:p>20.9315685693242</text:p>
          </table:table-cell>
          <table:table-cell office:value-type="float" office:value="0.942646166666667" calcext:value-type="float">
            <text:p>0.942646166666667</text:p>
          </table:table-cell>
          <table:table-cell office:value-type="float" office:value="0.7777765" calcext:value-type="float">
            <text:p>0.7777765</text:p>
          </table:table-cell>
          <table:table-cell office:value-type="float" office:value="0.920155666666667" calcext:value-type="float">
            <text:p>0.92015566666666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B24]/[.$A24]" office:value-type="float" office:value="1.1664885" calcext:value-type="float">
            <text:p>1.1664885</text:p>
          </table:table-cell>
          <table:table-cell table:formula="of:=[.C24]/[.$A24]" office:value-type="float" office:value="0.925671666666667" calcext:value-type="float">
            <text:p>0.925671666666667</text:p>
          </table:table-cell>
          <table:table-cell table:formula="of:=[.D24]/[.$A24]" office:value-type="float" office:value="0.99498575" calcext:value-type="float">
            <text:p>0.99498575</text:p>
          </table:table-cell>
          <table:table-cell table:number-columns-repeated="5"/>
          <table:table-cell table:formula="of:=LOG([.A5];2)" office:value-type="float" office:value="21.9315685693242" calcext:value-type="float">
            <text:p>21.9315685693242</text:p>
          </table:table-cell>
          <table:table-cell office:value-type="float" office:value="1.1664885" calcext:value-type="float">
            <text:p>1.1664885</text:p>
          </table:table-cell>
          <table:table-cell office:value-type="float" office:value="0.925671666666667" calcext:value-type="float">
            <text:p>0.925671666666667</text:p>
          </table:table-cell>
          <table:table-cell office:value-type="float" office:value="0.99498575" calcext:value-type="float">
            <text:p>0.9949857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B25]/[.$A25]" office:value-type="float" office:value="1.09468608333333" calcext:value-type="float">
            <text:p>1.09468608333333</text:p>
          </table:table-cell>
          <table:table-cell table:formula="of:=[.C25]/[.$A25]" office:value-type="float" office:value="0.914381666666667" calcext:value-type="float">
            <text:p>0.914381666666667</text:p>
          </table:table-cell>
          <table:table-cell table:formula="of:=[.D25]/[.$A25]" office:value-type="float" office:value="0.97008725" calcext:value-type="float">
            <text:p>0.97008725</text:p>
          </table:table-cell>
          <table:table-cell table:number-columns-repeated="5"/>
          <table:table-cell table:formula="of:=LOG([.A6];2)" office:value-type="float" office:value="22.5165310700453" calcext:value-type="float">
            <text:p>22.5165310700453</text:p>
          </table:table-cell>
          <table:table-cell office:value-type="float" office:value="1.09468608333333" calcext:value-type="float">
            <text:p>1.09468608333333</text:p>
          </table:table-cell>
          <table:table-cell office:value-type="float" office:value="0.914381666666667" calcext:value-type="float">
            <text:p>0.914381666666667</text:p>
          </table:table-cell>
          <table:table-cell office:value-type="float" office:value="0.97008725" calcext:value-type="float">
            <text:p>0.9700872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B26]/[.$A26]" office:value-type="float" office:value="1.2363195625" calcext:value-type="float">
            <text:p>1.2363195625</text:p>
          </table:table-cell>
          <table:table-cell table:formula="of:=[.C26]/[.$A26]" office:value-type="float" office:value="0.9578055" calcext:value-type="float">
            <text:p>0.9578055</text:p>
          </table:table-cell>
          <table:table-cell table:formula="of:=[.D26]/[.$A26]" office:value-type="float" office:value="0.9949945625" calcext:value-type="float">
            <text:p>0.9949945625</text:p>
          </table:table-cell>
          <table:table-cell table:number-columns-repeated="5"/>
          <table:table-cell table:formula="of:=LOG([.A7];2)" office:value-type="float" office:value="22.9315685693242" calcext:value-type="float">
            <text:p>22.9315685693242</text:p>
          </table:table-cell>
          <table:table-cell office:value-type="float" office:value="1.2363195625" calcext:value-type="float">
            <text:p>1.2363195625</text:p>
          </table:table-cell>
          <table:table-cell office:value-type="float" office:value="0.9578055" calcext:value-type="float">
            <text:p>0.9578055</text:p>
          </table:table-cell>
          <table:table-cell office:value-type="float" office:value="0.9949945625" calcext:value-type="float">
            <text:p>0.994994562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B27]/[.$A27]" office:value-type="float" office:value="1.3821422" calcext:value-type="float">
            <text:p>1.3821422</text:p>
          </table:table-cell>
          <table:table-cell table:formula="of:=[.C27]/[.$A27]" office:value-type="float" office:value="0.9915521" calcext:value-type="float">
            <text:p>0.9915521</text:p>
          </table:table-cell>
          <table:table-cell table:formula="of:=[.D27]/[.$A27]" office:value-type="float" office:value="1.0150092" calcext:value-type="float">
            <text:p>1.0150092</text:p>
          </table:table-cell>
          <table:table-cell table:number-columns-repeated="5"/>
          <table:table-cell table:formula="of:=LOG([.A8];2)" office:value-type="float" office:value="23.2534966642115" calcext:value-type="float">
            <text:p>23.2534966642115</text:p>
          </table:table-cell>
          <table:table-cell office:value-type="float" office:value="1.3821422" calcext:value-type="float">
            <text:p>1.3821422</text:p>
          </table:table-cell>
          <table:table-cell office:value-type="float" office:value="0.9915521" calcext:value-type="float">
            <text:p>0.9915521</text:p>
          </table:table-cell>
          <table:table-cell office:value-type="float" office:value="1.0150092" calcext:value-type="float">
            <text:p>1.015009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B28]/[.$A28]" office:value-type="float" office:value="1.7302803125" calcext:value-type="float">
            <text:p>1.7302803125</text:p>
          </table:table-cell>
          <table:table-cell table:formula="of:=[.C28]/[.$A28]" office:value-type="float" office:value="1.1654454375" calcext:value-type="float">
            <text:p>1.1654454375</text:p>
          </table:table-cell>
          <table:table-cell table:formula="of:=[.D28]/[.$A28]" office:value-type="float" office:value="1.195337" calcext:value-type="float">
            <text:p>1.195337</text:p>
          </table:table-cell>
          <table:table-cell table:number-columns-repeated="5"/>
          <table:table-cell table:formula="of:=LOG([.A9];2)" office:value-type="float" office:value="23.9315685693242" calcext:value-type="float">
            <text:p>23.9315685693242</text:p>
          </table:table-cell>
          <table:table-cell office:value-type="float" office:value="1.7302803125" calcext:value-type="float">
            <text:p>1.7302803125</text:p>
          </table:table-cell>
          <table:table-cell office:value-type="float" office:value="1.1654454375" calcext:value-type="float">
            <text:p>1.1654454375</text:p>
          </table:table-cell>
          <table:table-cell office:value-type="float" office:value="1.195337" calcext:value-type="float">
            <text:p>1.19533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B29]/[.$A29]" office:value-type="float" office:value="1.81832565" calcext:value-type="float">
            <text:p>1.81832565</text:p>
          </table:table-cell>
          <table:table-cell table:formula="of:=[.C29]/[.$A29]" office:value-type="float" office:value="1.2401115" calcext:value-type="float">
            <text:p>1.2401115</text:p>
          </table:table-cell>
          <table:table-cell table:formula="of:=[.D29]/[.$A29]" office:value-type="float" office:value="1.3105289" calcext:value-type="float">
            <text:p>1.3105289</text:p>
          </table:table-cell>
          <table:table-cell table:number-columns-repeated="5"/>
          <table:table-cell table:formula="of:=LOG([.A10];2)" office:value-type="float" office:value="24.2534966642115" calcext:value-type="float">
            <text:p>24.2534966642115</text:p>
          </table:table-cell>
          <table:table-cell office:value-type="float" office:value="1.81832565" calcext:value-type="float">
            <text:p>1.81832565</text:p>
          </table:table-cell>
          <table:table-cell office:value-type="float" office:value="1.2401115" calcext:value-type="float">
            <text:p>1.2401115</text:p>
          </table:table-cell>
          <table:table-cell office:value-type="float" office:value="1.3105289" calcext:value-type="float">
            <text:p>1.3105289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TOTAL TIME OF ACCESS TO ALL THE KE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([.B38]+[.B39]+[.B40]+[.B41])/4" office:value-type="float" office:value="582926.25" calcext:value-type="float">
            <text:p>582926.25</text:p>
          </table:table-cell>
          <table:table-cell table:formula="of:=([.C38]+[.C39]+[.C40]+[.C41])/4" office:value-type="float" office:value="433569" calcext:value-type="float">
            <text:p>433569</text:p>
          </table:table-cell>
          <table:table-cell table:formula="of:=([.D38]+[.D39]+[.D40]+[.D41])/4" office:value-type="float" office:value="591923.75" calcext:value-type="float">
            <text:p>591923.7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SUM([.B42:.B44])/3" office:value-type="float" office:value="1885292.33333333" calcext:value-type="float">
            <text:p>1885292.33333333</text:p>
          </table:table-cell>
          <table:table-cell table:formula="of:=SUM([.C42:.C44])/3" office:value-type="float" office:value="1555553" calcext:value-type="float">
            <text:p>1555553</text:p>
          </table:table-cell>
          <table:table-cell table:formula="of:=SUM([.D42:.D44])/3" office:value-type="float" office:value="1840311.33333333" calcext:value-type="float">
            <text:p>1840311.33333333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SUM([.B45:.B47])/3" office:value-type="float" office:value="4665954" calcext:value-type="float">
            <text:p>4665954</text:p>
          </table:table-cell>
          <table:table-cell table:formula="of:=SUM([.C45:.C47])/3" office:value-type="float" office:value="3702686.66666667" calcext:value-type="float">
            <text:p>3702686.66666667</text:p>
          </table:table-cell>
          <table:table-cell table:formula="of:=SUM([.D45:.D47])/3" office:value-type="float" office:value="3979943" calcext:value-type="float">
            <text:p>3979943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SUM([.B48:.B49])/2" office:value-type="float" office:value="6568116.5" calcext:value-type="float">
            <text:p>6568116.5</text:p>
          </table:table-cell>
          <table:table-cell table:formula="of:=SUM([.C48:.C49])/2" office:value-type="float" office:value="5486290" calcext:value-type="float">
            <text:p>5486290</text:p>
          </table:table-cell>
          <table:table-cell table:formula="of:=SUM([.D48:.D49])/2" office:value-type="float" office:value="5820523.5" calcext:value-type="float">
            <text:p>5820523.5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SUM([.B50:.B51])/2" office:value-type="float" office:value="9890556.5" calcext:value-type="float">
            <text:p>9890556.5</text:p>
          </table:table-cell>
          <table:table-cell table:formula="of:=SUM([.C50:.C51])/2" office:value-type="float" office:value="7662444" calcext:value-type="float">
            <text:p>7662444</text:p>
          </table:table-cell>
          <table:table-cell table:formula="of:=SUM([.D50:.D51])/2" office:value-type="float" office:value="7959956.5" calcext:value-type="float">
            <text:p>7959956.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SUM([.B52:.B53])/2" office:value-type="float" office:value="13821422" calcext:value-type="float">
            <text:p>13821422</text:p>
          </table:table-cell>
          <table:table-cell table:formula="of:=SUM([.C52:.C53])/2" office:value-type="float" office:value="9915521" calcext:value-type="float">
            <text:p>9915521</text:p>
          </table:table-cell>
          <table:table-cell table:formula="of:=SUM([.D52:.D53])/2" office:value-type="float" office:value="10150092" calcext:value-type="float">
            <text:p>10150092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SUM([.B54:.B55])/2" office:value-type="float" office:value="27684485" calcext:value-type="float">
            <text:p>27684485</text:p>
          </table:table-cell>
          <table:table-cell table:formula="of:=SUM([.C54:.C55])/2" office:value-type="float" office:value="18647127" calcext:value-type="float">
            <text:p>18647127</text:p>
          </table:table-cell>
          <table:table-cell table:formula="of:=SUM([.D54:.D55])/2" office:value-type="float" office:value="19125392" calcext:value-type="float">
            <text:p>19125392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SUM([.B56:.B57])/2" office:value-type="float" office:value="36366513" calcext:value-type="float">
            <text:p>36366513</text:p>
          </table:table-cell>
          <table:table-cell table:formula="of:=SUM([.C56:.C57])/2" office:value-type="float" office:value="24802230" calcext:value-type="float">
            <text:p>24802230</text:p>
          </table:table-cell>
          <table:table-cell table:formula="of:=SUM([.D56:.D57])/2" office:value-type="float" office:value="26210578" calcext:value-type="float">
            <text:p>26210578</text:p>
          </table:table-cell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52647" calcext:value-type="float">
            <text:p>752647</text:p>
          </table:table-cell>
          <table:table-cell office:value-type="float" office:value="436455" calcext:value-type="float">
            <text:p>436455</text:p>
          </table:table-cell>
          <table:table-cell office:value-type="float" office:value="637091" calcext:value-type="float">
            <text:p>637091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0244" calcext:value-type="float">
            <text:p>740244</text:p>
          </table:table-cell>
          <table:table-cell office:value-type="float" office:value="421941" calcext:value-type="float">
            <text:p>421941</text:p>
          </table:table-cell>
          <table:table-cell office:value-type="float" office:value="450964" calcext:value-type="float">
            <text:p>450964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3947" calcext:value-type="float">
            <text:p>73947</text:p>
          </table:table-cell>
          <table:table-cell office:value-type="float" office:value="424916" calcext:value-type="float">
            <text:p>424916</text:p>
          </table:table-cell>
          <table:table-cell office:value-type="float" office:value="630595" calcext:value-type="float">
            <text:p>630595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64867" calcext:value-type="float">
            <text:p>764867</text:p>
          </table:table-cell>
          <table:table-cell office:value-type="float" office:value="450964" calcext:value-type="float">
            <text:p>450964</text:p>
          </table:table-cell>
          <table:table-cell office:value-type="float" office:value="649045" calcext:value-type="float">
            <text:p>64904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2752" calcext:value-type="float">
            <text:p>1872752</text:p>
          </table:table-cell>
          <table:table-cell office:value-type="float" office:value="1550072" calcext:value-type="float">
            <text:p>1550072</text:p>
          </table:table-cell>
          <table:table-cell office:value-type="float" office:value="1821949" calcext:value-type="float">
            <text:p>18219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03757" calcext:value-type="float">
            <text:p>1903757</text:p>
          </table:table-cell>
          <table:table-cell office:value-type="float" office:value="1563803" calcext:value-type="float">
            <text:p>1563803</text:p>
          </table:table-cell>
          <table:table-cell office:value-type="float" office:value="1863249" calcext:value-type="float">
            <text:p>18632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9368" calcext:value-type="float">
            <text:p>1879368</text:p>
          </table:table-cell>
          <table:table-cell office:value-type="float" office:value="1552784" calcext:value-type="float">
            <text:p>1552784</text:p>
          </table:table-cell>
          <table:table-cell office:value-type="float" office:value="1835736" calcext:value-type="float">
            <text:p>183573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88324" calcext:value-type="float">
            <text:p>4688324</text:p>
          </table:table-cell>
          <table:table-cell office:value-type="float" office:value="3706756" calcext:value-type="float">
            <text:p>3706756</text:p>
          </table:table-cell>
          <table:table-cell office:value-type="float" office:value="3984626" calcext:value-type="float">
            <text:p>398462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33390" calcext:value-type="float">
            <text:p>4633390</text:p>
          </table:table-cell>
          <table:table-cell office:value-type="float" office:value="3693699" calcext:value-type="float">
            <text:p>3693699</text:p>
          </table:table-cell>
          <table:table-cell office:value-type="float" office:value="3971524" calcext:value-type="float">
            <text:p>3971524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76148" calcext:value-type="float">
            <text:p>4676148</text:p>
          </table:table-cell>
          <table:table-cell office:value-type="float" office:value="3707605" calcext:value-type="float">
            <text:p>3707605</text:p>
          </table:table-cell>
          <table:table-cell office:value-type="float" office:value="3983679" calcext:value-type="float">
            <text:p>3983679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628186" calcext:value-type="float">
            <text:p>6628186</text:p>
          </table:table-cell>
          <table:table-cell office:value-type="float" office:value="5515016" calcext:value-type="float">
            <text:p>5515016</text:p>
          </table:table-cell>
          <table:table-cell office:value-type="float" office:value="5846411" calcext:value-type="float">
            <text:p>5846411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508047" calcext:value-type="float">
            <text:p>6508047</text:p>
          </table:table-cell>
          <table:table-cell office:value-type="float" office:value="5457564" calcext:value-type="float">
            <text:p>5457564</text:p>
          </table:table-cell>
          <table:table-cell office:value-type="float" office:value="5794636" calcext:value-type="float">
            <text:p>5794636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857108" calcext:value-type="float">
            <text:p>9857108</text:p>
          </table:table-cell>
          <table:table-cell office:value-type="float" office:value="7670062" calcext:value-type="float">
            <text:p>7670062</text:p>
          </table:table-cell>
          <table:table-cell office:value-type="float" office:value="7970488" calcext:value-type="float">
            <text:p>7970488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924005" calcext:value-type="float">
            <text:p>9924005</text:p>
          </table:table-cell>
          <table:table-cell office:value-type="float" office:value="7654826" calcext:value-type="float">
            <text:p>7654826</text:p>
          </table:table-cell>
          <table:table-cell office:value-type="float" office:value="7949425" calcext:value-type="float">
            <text:p>794942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150141" calcext:value-type="float">
            <text:p>14150141</text:p>
          </table:table-cell>
          <table:table-cell office:value-type="float" office:value="10025553" calcext:value-type="float">
            <text:p>10025553</text:p>
          </table:table-cell>
          <table:table-cell office:value-type="float" office:value="10239941" calcext:value-type="float">
            <text:p>10239941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492703" calcext:value-type="float">
            <text:p>13492703</text:p>
          </table:table-cell>
          <table:table-cell office:value-type="float" office:value="9805489" calcext:value-type="float">
            <text:p>9805489</text:p>
          </table:table-cell>
          <table:table-cell office:value-type="float" office:value="10060243" calcext:value-type="float">
            <text:p>10060243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6677578" calcext:value-type="float">
            <text:p>26677578</text:p>
          </table:table-cell>
          <table:table-cell office:value-type="float" office:value="17334444" calcext:value-type="float">
            <text:p>17334444</text:p>
          </table:table-cell>
          <table:table-cell office:value-type="float" office:value="18658296" calcext:value-type="float">
            <text:p>18658296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8691392" calcext:value-type="float">
            <text:p>28691392</text:p>
          </table:table-cell>
          <table:table-cell office:value-type="float" office:value="19959810" calcext:value-type="float">
            <text:p>19959810</text:p>
          </table:table-cell>
          <table:table-cell office:value-type="float" office:value="19592488" calcext:value-type="float">
            <text:p>19592488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315710" calcext:value-type="float">
            <text:p>36315710</text:p>
          </table:table-cell>
          <table:table-cell office:value-type="float" office:value="24882945" calcext:value-type="float">
            <text:p>24882945</text:p>
          </table:table-cell>
          <table:table-cell office:value-type="float" office:value="26392054" calcext:value-type="float">
            <text:p>26392054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417316" calcext:value-type="float">
            <text:p>36417316</text:p>
          </table:table-cell>
          <table:table-cell office:value-type="float" office:value="24721515" calcext:value-type="float">
            <text:p>24721515</text:p>
          </table:table-cell>
          <table:table-cell office:value-type="float" office:value="26029102" calcext:value-type="float">
            <text:p>260291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4:50:14.129531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3:20:18.294473850</meta:creation-date>
    <dc:date>2019-01-31T15:30:00.273258842</dc:date>
    <meta:editing-duration>PT45M35S</meta:editing-duration>
    <meta:editing-cycles>15</meta:editing-cycles>
    <meta:generator>LibreOffice/6.0.7.3$Linux_X86_64 LibreOffice_project/00m0$Build-3</meta:generator>
    <meta:document-statistic meta:table-count="2" meta:cell-count="2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scatter" chart:style-name="ch1">
        <chart:legend chart:legend-position="end" svg:x="9.881cm" svg:y="3.701cm" style:legend-expansion="high" chart:style-name="ch2"/>
        <chart:plot-area chart:style-name="ch3" table:cell-range-address="Sheet1.J3:Sheet1.M10 Sheet1.A1:Sheet1.A1" chart:data-source-has-labels="row" svg:x="1.33cm" svg:y="0.179cm" svg:width="8.232cm" svg:height="7.657cm">
          <chartooo:coordinate-region svg:x="2.057cm" svg:y="0.378cm" svg:width="7.173cm" svg:height="6.811cm"/>
          <chart:axis chart:dimension="x" chart:name="primary-x" chart:style-name="ch4">
            <chart:title svg:x="4.767cm" svg:y="8.015cm" chart:style-name="ch5">
              <text:p>log(size)</text:p>
            </chart:title>
          </chart:axis>
          <chart:axis chart:dimension="y" chart:name="primary-y" chart:style-name="ch4">
            <chart:title svg:x="0.451cm" svg:y="6.657cm" chart:style-name="ch6">
              <text:p>average access time(microseconds)</text:p>
            </chart:title>
            <chart:grid chart:style-name="ch7" chart:class="major"/>
          </chart:axis>
          <chart:series chart:style-name="ch8" chart:values-cell-range-address="Sheet1.K3:Sheet1.K10" chart:label-cell-address="Sheet1.A1:Sheet1.A1" chart:class="chart:scatter">
            <chart:domain table:cell-range-address="Sheet1.J3:Sheet1.J10"/>
            <chart:data-point chart:repeated="8"/>
          </chart:series>
          <chart:series chart:style-name="ch9" chart:values-cell-range-address="Sheet1.L3:Sheet1.L10" chart:label-cell-address="Sheet1.A1:Sheet1.A1" chart:class="chart:scatter">
            <chart:data-point chart:repeated="8"/>
          </chart:series>
          <chart:series chart:style-name="ch10" chart:values-cell-range-address="Sheet1.M3:Sheet1.M10" chart:label-cell-address="Sheet1.A1:Sheet1.A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VERAGE TIME OF ACCESS</text:p>
                <draw:g>
                  <svg:desc>Sheet1.A1:Sheet1.A1</svg:desc>
                </draw:g>
              </table:table-cell>
              <table:table-cell office:value-type="string">
                <text:p>AVERAGE TIME OF ACCESS</text:p>
                <draw:g>
                  <svg:desc>Sheet1.A1:Sheet1.A1</svg:desc>
                </draw:g>
              </table:table-cell>
              <table:table-cell office:value-type="string">
                <text:p>AVERAGE TIME OF ACCESS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315685693242">
                <text:p>19.9315685693242</text:p>
                <draw:g>
                  <svg:desc>Sheet1.J3:Sheet1.J10</svg:desc>
                </draw:g>
              </table:table-cell>
              <table:table-cell office:value-type="float" office:value="0.58292625">
                <text:p>0.58292625</text:p>
                <draw:g>
                  <svg:desc>Sheet1.K3:Sheet1.K10</svg:desc>
                </draw:g>
              </table:table-cell>
              <table:table-cell office:value-type="float" office:value="0.433569">
                <text:p>0.433569</text:p>
                <draw:g>
                  <svg:desc>Sheet1.L3:Sheet1.L10</svg:desc>
                </draw:g>
              </table:table-cell>
              <table:table-cell office:value-type="float" office:value="0.59192375">
                <text:p>0.59192375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9315685693242">
                <text:p>20.9315685693242</text:p>
              </table:table-cell>
              <table:table-cell office:value-type="float" office:value="0.942646166666667">
                <text:p>0.942646166666667</text:p>
              </table:table-cell>
              <table:table-cell office:value-type="float" office:value="0.7777765">
                <text:p>0.7777765</text:p>
              </table:table-cell>
              <table:table-cell office:value-type="float" office:value="0.920155666666667">
                <text:p>0.9201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315685693242">
                <text:p>21.9315685693242</text:p>
              </table:table-cell>
              <table:table-cell office:value-type="float" office:value="1.1664885">
                <text:p>1.1664885</text:p>
              </table:table-cell>
              <table:table-cell office:value-type="float" office:value="0.925671666666667">
                <text:p>0.925671666666667</text:p>
              </table:table-cell>
              <table:table-cell office:value-type="float" office:value="0.99498575">
                <text:p>0.99498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165310700453">
                <text:p>22.5165310700453</text:p>
              </table:table-cell>
              <table:table-cell office:value-type="float" office:value="1.09468608333333">
                <text:p>1.09468608333333</text:p>
              </table:table-cell>
              <table:table-cell office:value-type="float" office:value="0.914381666666667">
                <text:p>0.914381666666667</text:p>
              </table:table-cell>
              <table:table-cell office:value-type="float" office:value="0.97008725">
                <text:p>0.97008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315685693242">
                <text:p>22.9315685693242</text:p>
              </table:table-cell>
              <table:table-cell office:value-type="float" office:value="1.2363195625">
                <text:p>1.2363195625</text:p>
              </table:table-cell>
              <table:table-cell office:value-type="float" office:value="0.9578055">
                <text:p>0.9578055</text:p>
              </table:table-cell>
              <table:table-cell office:value-type="float" office:value="0.9949945625">
                <text:p>0.994994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2534966642115">
                <text:p>23.2534966642115</text:p>
              </table:table-cell>
              <table:table-cell office:value-type="float" office:value="1.3821422">
                <text:p>1.3821422</text:p>
              </table:table-cell>
              <table:table-cell office:value-type="float" office:value="0.9915521">
                <text:p>0.9915521</text:p>
              </table:table-cell>
              <table:table-cell office:value-type="float" office:value="1.0150092">
                <text:p>1.0150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9315685693242">
                <text:p>23.9315685693242</text:p>
              </table:table-cell>
              <table:table-cell office:value-type="float" office:value="1.7302803125">
                <text:p>1.7302803125</text:p>
              </table:table-cell>
              <table:table-cell office:value-type="float" office:value="1.1654454375">
                <text:p>1.1654454375</text:p>
              </table:table-cell>
              <table:table-cell office:value-type="float" office:value="1.195337">
                <text:p>1.195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2534966642115">
                <text:p>24.2534966642115</text:p>
              </table:table-cell>
              <table:table-cell office:value-type="float" office:value="1.81832565">
                <text:p>1.81832565</text:p>
              </table:table-cell>
              <table:table-cell office:value-type="float" office:value="1.2401115">
                <text:p>1.2401115</text:p>
              </table:table-cell>
              <table:table-cell office:value-type="float" office:value="1.3105289">
                <text:p>1.3105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05cm" chart:symbol-height="0.05cm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49cm" svg:height="15.102cm" xlink:href=".." xlink:type="simple" chart:class="chart:scatter" chart:style-name="ch1">
        <chart:legend chart:legend-position="end" svg:x="23.759cm" svg:y="6.754cm" style:legend-expansion="high" chart:style-name="ch2"/>
        <chart:plot-area chart:style-name="ch3" table:cell-range-address="Sheet2.A2:Sheet2.D495" chart:data-source-has-labels="row" svg:x="0.536cm" svg:y="0.302cm" svg:width="22.687cm" svg:height="14.498cm">
          <chartooo:coordinate-region svg:x="1.343cm" svg:y="0.501cm" svg:width="20.119cm" svg:height="13.6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495" loext:label-string="unbalanced" chart:class="chart:scatter">
            <chart:domain table:cell-range-address="Sheet2.A2:Sheet2.A495"/>
            <chart:data-point chart:repeated="494"/>
          </chart:series>
          <chart:series chart:style-name="ch8" chart:values-cell-range-address="Sheet2.C2:Sheet2.C495" loext:label-string="balanced" chart:class="chart:scatter">
            <chart:data-point chart:repeated="326"/>
            <chart:data-point chart:style-name="ch9"/>
            <chart:data-point chart:repeated="167"/>
          </chart:series>
          <chart:series chart:style-name="ch10" chart:values-cell-range-address="Sheet2.D2:Sheet2.D495" loext:label-string="std_map" chart:class="chart:scatter">
            <chart:data-point chart:repeated="4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balanced</text:p>
              </table:table-cell>
              <table:table-cell office:value-type="string">
                <text:p>balanced</text:p>
              </table:table-cell>
              <table:table-cell office:value-type="string">
                <text:p>std_m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495</svg:desc>
                </draw:g>
              </table:table-cell>
              <table:table-cell office:value-type="float" office:value="0">
                <text:p>0</text:p>
                <draw:g>
                  <svg:desc>Sheet2.B2:Sheet2.B495</svg:desc>
                </draw:g>
              </table:table-cell>
              <table:table-cell office:value-type="float" office:value="0">
                <text:p>0</text:p>
                <draw:g>
                  <svg:desc>Sheet2.C2:Sheet2.C495</svg:desc>
                </draw:g>
              </table:table-cell>
              <table:table-cell office:value-type="float" office:value="0">
                <text:p>0</text:p>
                <draw:g>
                  <svg:desc>Sheet2.D2:Sheet2.D4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1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1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1">
                <text:p>90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1">
                <text:p>95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1">
                <text:p>100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1">
                <text:p>105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1">
                <text:p>110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1">
                <text:p>115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1">
                <text:p>120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1">
                <text:p>125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1">
                <text:p>130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1">
                <text:p>135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1">
                <text:p>140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1">
                <text:p>145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1">
                <text:p>150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1">
                <text:p>155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1">
                <text:p>160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1">
                <text:p>165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1">
                <text:p>170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1">
                <text:p>175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1">
                <text:p>180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1">
                <text:p>185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1">
                <text:p>190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1">
                <text:p>195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1">
                <text:p>200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1">
                <text:p>205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1">
                <text:p>210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1">
                <text:p>215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1">
                <text:p>220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1">
                <text:p>225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1">
                <text:p>2301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1">
                <text:p>2351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1">
                <text:p>2401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1">
                <text:p>2451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1">
                <text:p>2501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1">
                <text:p>2551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1">
                <text:p>2651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1">
                <text:p>2701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1">
                <text:p>2751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1">
                <text:p>2801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1">
                <text:p>2851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1">
                <text:p>2901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1">
                <text:p>2951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1">
                <text:p>3001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1">
                <text:p>3051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1">
                <text:p>3101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1">
                <text:p>3151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1">
                <text:p>3201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1">
                <text:p>3251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1">
                <text:p>3301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1">
                <text:p>3351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1">
                <text:p>3401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1">
                <text:p>3451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1">
                <text:p>3501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1">
                <text:p>3551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1">
                <text:p>360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1">
                <text:p>3651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1">
                <text:p>3701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1">
                <text:p>3751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1">
                <text:p>3801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1">
                <text:p>3851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1">
                <text:p>390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1">
                <text:p>395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1">
                <text:p>400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1">
                <text:p>4051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1">
                <text:p>4101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1">
                <text:p>4151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1">
                <text:p>4201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1">
                <text:p>4251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1">
                <text:p>4301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1">
                <text:p>4351</text:p>
              </table:table-cell>
              <table:table-cell office:value-type="float" office:value="114">
                <text:p>114</text:p>
              </table:table-cell>
              <table:table-cell office:value-type="float" office:value="98">
                <text:p>9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1">
                <text:p>4401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1">
                <text:p>4451</text:p>
              </table:table-cell>
              <table:table-cell office:value-type="float" office:value="123">
                <text:p>123</text:p>
              </table:table-cell>
              <table:table-cell office:value-type="float" office:value="108">
                <text:p>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1">
                <text:p>4501</text:p>
              </table:table-cell>
              <table:table-cell office:value-type="float" office:value="123">
                <text:p>123</text:p>
              </table:table-cell>
              <table:table-cell office:value-type="float" office:value="111">
                <text:p>11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1">
                <text:p>4551</text:p>
              </table:table-cell>
              <table:table-cell office:value-type="float" office:value="123">
                <text:p>123</text:p>
              </table:table-cell>
              <table:table-cell office:value-type="float" office:value="111">
                <text:p>11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1">
                <text:p>4601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1">
                <text:p>4651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1">
                <text:p>4701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1">
                <text:p>4751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1">
                <text:p>4801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1">
                <text:p>4851</text:p>
              </table:table-cell>
              <table:table-cell office:value-type="float" office:value="124">
                <text:p>124</text:p>
              </table:table-cell>
              <table:table-cell office:value-type="float" office:value="114">
                <text:p>11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1">
                <text:p>4901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1">
                <text:p>4951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1">
                <text:p>5001</text:p>
              </table:table-cell>
              <table:table-cell office:value-type="float" office:value="151">
                <text:p>151</text:p>
              </table:table-cell>
              <table:table-cell office:value-type="float" office:value="143">
                <text:p>14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1">
                <text:p>5051</text:p>
              </table:table-cell>
              <table:table-cell office:value-type="float" office:value="154">
                <text:p>154</text:p>
              </table:table-cell>
              <table:table-cell office:value-type="float" office:value="143">
                <text:p>1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1">
                <text:p>5101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1">
                <text:p>5151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1">
                <text:p>5201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1">
                <text:p>5251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1">
                <text:p>5301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1">
                <text:p>5351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1">
                <text:p>5401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1">
                <text:p>5451</text:p>
              </table:table-cell>
              <table:table-cell office:value-type="float" office:value="157">
                <text:p>157</text:p>
              </table:table-cell>
              <table:table-cell office:value-type="float" office:value="180">
                <text:p>18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1">
                <text:p>5501</text:p>
              </table:table-cell>
              <table:table-cell office:value-type="float" office:value="164">
                <text:p>164</text:p>
              </table:table-cell>
              <table:table-cell office:value-type="float" office:value="186">
                <text:p>18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1">
                <text:p>5551</text:p>
              </table:table-cell>
              <table:table-cell office:value-type="float" office:value="166">
                <text:p>166</text:p>
              </table:table-cell>
              <table:table-cell office:value-type="float" office:value="186">
                <text:p>18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1">
                <text:p>5601</text:p>
              </table:table-cell>
              <table:table-cell office:value-type="float" office:value="167">
                <text:p>167</text:p>
              </table:table-cell>
              <table:table-cell office:value-type="float" office:value="186">
                <text:p>18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1">
                <text:p>5651</text:p>
              </table:table-cell>
              <table:table-cell office:value-type="float" office:value="167">
                <text:p>167</text:p>
              </table:table-cell>
              <table:table-cell office:value-type="float" office:value="186">
                <text:p>18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1">
                <text:p>5701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1">
                <text:p>5751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1">
                <text:p>5801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1">
                <text:p>5851</text:p>
              </table:table-cell>
              <table:table-cell office:value-type="float" office:value="169">
                <text:p>169</text:p>
              </table:table-cell>
              <table:table-cell office:value-type="float" office:value="188">
                <text:p>18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1">
                <text:p>5901</text:p>
              </table:table-cell>
              <table:table-cell office:value-type="float" office:value="170">
                <text:p>170</text:p>
              </table:table-cell>
              <table:table-cell office:value-type="float" office:value="188">
                <text:p>18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1">
                <text:p>5951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1">
                <text:p>6001</text:p>
              </table:table-cell>
              <table:table-cell office:value-type="float" office:value="189">
                <text:p>189</text:p>
              </table:table-cell>
              <table:table-cell office:value-type="float" office:value="208">
                <text:p>20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1">
                <text:p>6051</text:p>
              </table:table-cell>
              <table:table-cell office:value-type="float" office:value="192">
                <text:p>192</text:p>
              </table:table-cell>
              <table:table-cell office:value-type="float" office:value="211">
                <text:p>21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1">
                <text:p>6101</text:p>
              </table:table-cell>
              <table:table-cell office:value-type="float" office:value="193">
                <text:p>193</text:p>
              </table:table-cell>
              <table:table-cell office:value-type="float" office:value="212">
                <text:p>21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1">
                <text:p>6151</text:p>
              </table:table-cell>
              <table:table-cell office:value-type="float" office:value="193">
                <text:p>193</text:p>
              </table:table-cell>
              <table:table-cell office:value-type="float" office:value="212">
                <text:p>21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1">
                <text:p>6201</text:p>
              </table:table-cell>
              <table:table-cell office:value-type="float" office:value="194">
                <text:p>194</text:p>
              </table:table-cell>
              <table:table-cell office:value-type="float" office:value="212">
                <text:p>21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1">
                <text:p>6251</text:p>
              </table:table-cell>
              <table:table-cell office:value-type="float" office:value="194">
                <text:p>194</text:p>
              </table:table-cell>
              <table:table-cell office:value-type="float" office:value="213">
                <text:p>21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1">
                <text:p>6301</text:p>
              </table:table-cell>
              <table:table-cell office:value-type="float" office:value="195">
                <text:p>195</text:p>
              </table:table-cell>
              <table:table-cell office:value-type="float" office:value="213">
                <text:p>21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1">
                <text:p>6351</text:p>
              </table:table-cell>
              <table:table-cell office:value-type="float" office:value="244">
                <text:p>244</text:p>
              </table:table-cell>
              <table:table-cell office:value-type="float" office:value="222">
                <text:p>22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1">
                <text:p>6401</text:p>
              </table:table-cell>
              <table:table-cell office:value-type="float" office:value="258">
                <text:p>258</text:p>
              </table:table-cell>
              <table:table-cell office:value-type="float" office:value="225">
                <text:p>22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1">
                <text:p>6451</text:p>
              </table:table-cell>
              <table:table-cell office:value-type="float" office:value="265">
                <text:p>265</text:p>
              </table:table-cell>
              <table:table-cell office:value-type="float" office:value="231">
                <text:p>23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1">
                <text:p>6501</text:p>
              </table:table-cell>
              <table:table-cell office:value-type="float" office:value="265">
                <text:p>265</text:p>
              </table:table-cell>
              <table:table-cell office:value-type="float" office:value="234">
                <text:p>23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1">
                <text:p>6551</text:p>
              </table:table-cell>
              <table:table-cell office:value-type="float" office:value="265">
                <text:p>265</text:p>
              </table:table-cell>
              <table:table-cell office:value-type="float" office:value="234">
                <text:p>23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1">
                <text:p>6601</text:p>
              </table:table-cell>
              <table:table-cell office:value-type="float" office:value="265">
                <text:p>265</text:p>
              </table:table-cell>
              <table:table-cell office:value-type="float" office:value="234">
                <text:p>23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1">
                <text:p>6651</text:p>
              </table:table-cell>
              <table:table-cell office:value-type="float" office:value="265">
                <text:p>265</text:p>
              </table:table-cell>
              <table:table-cell office:value-type="float" office:value="234">
                <text:p>23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1">
                <text:p>6701</text:p>
              </table:table-cell>
              <table:table-cell office:value-type="float" office:value="266">
                <text:p>266</text:p>
              </table:table-cell>
              <table:table-cell office:value-type="float" office:value="234">
                <text:p>23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1">
                <text:p>6751</text:p>
              </table:table-cell>
              <table:table-cell office:value-type="float" office:value="279">
                <text:p>279</text:p>
              </table:table-cell>
              <table:table-cell office:value-type="float" office:value="265">
                <text:p>26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1">
                <text:p>6801</text:p>
              </table:table-cell>
              <table:table-cell office:value-type="float" office:value="279">
                <text:p>279</text:p>
              </table:table-cell>
              <table:table-cell office:value-type="float" office:value="269">
                <text:p>26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1">
                <text:p>6851</text:p>
              </table:table-cell>
              <table:table-cell office:value-type="float" office:value="282">
                <text:p>282</text:p>
              </table:table-cell>
              <table:table-cell office:value-type="float" office:value="270">
                <text:p>27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1">
                <text:p>6901</text:p>
              </table:table-cell>
              <table:table-cell office:value-type="float" office:value="283">
                <text:p>283</text:p>
              </table:table-cell>
              <table:table-cell office:value-type="float" office:value="273">
                <text:p>27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1">
                <text:p>6951</text:p>
              </table:table-cell>
              <table:table-cell office:value-type="float" office:value="283">
                <text:p>283</text:p>
              </table:table-cell>
              <table:table-cell office:value-type="float" office:value="273">
                <text:p>27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1">
                <text:p>7001</text:p>
              </table:table-cell>
              <table:table-cell office:value-type="float" office:value="283">
                <text:p>283</text:p>
              </table:table-cell>
              <table:table-cell office:value-type="float" office:value="274">
                <text:p>27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1">
                <text:p>7051</text:p>
              </table:table-cell>
              <table:table-cell office:value-type="float" office:value="284">
                <text:p>284</text:p>
              </table:table-cell>
              <table:table-cell office:value-type="float" office:value="275">
                <text:p>27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1">
                <text:p>7101</text:p>
              </table:table-cell>
              <table:table-cell office:value-type="float" office:value="284">
                <text:p>284</text:p>
              </table:table-cell>
              <table:table-cell office:value-type="float" office:value="276">
                <text:p>27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1">
                <text:p>7151</text:p>
              </table:table-cell>
              <table:table-cell office:value-type="float" office:value="293">
                <text:p>293</text:p>
              </table:table-cell>
              <table:table-cell office:value-type="float" office:value="285">
                <text:p>28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1">
                <text:p>7201</text:p>
              </table:table-cell>
              <table:table-cell office:value-type="float" office:value="299">
                <text:p>299</text:p>
              </table:table-cell>
              <table:table-cell office:value-type="float" office:value="286">
                <text:p>28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1">
                <text:p>7251</text:p>
              </table:table-cell>
              <table:table-cell office:value-type="float" office:value="299">
                <text:p>299</text:p>
              </table:table-cell>
              <table:table-cell office:value-type="float" office:value="289">
                <text:p>28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1">
                <text:p>7301</text:p>
              </table:table-cell>
              <table:table-cell office:value-type="float" office:value="299">
                <text:p>299</text:p>
              </table:table-cell>
              <table:table-cell office:value-type="float" office:value="290">
                <text:p>2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1">
                <text:p>7351</text:p>
              </table:table-cell>
              <table:table-cell office:value-type="float" office:value="300">
                <text:p>300</text:p>
              </table:table-cell>
              <table:table-cell office:value-type="float" office:value="290">
                <text:p>2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1">
                <text:p>7401</text:p>
              </table:table-cell>
              <table:table-cell office:value-type="float" office:value="300">
                <text:p>300</text:p>
              </table:table-cell>
              <table:table-cell office:value-type="float" office:value="291">
                <text:p>2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1">
                <text:p>7451</text:p>
              </table:table-cell>
              <table:table-cell office:value-type="float" office:value="363">
                <text:p>363</text:p>
              </table:table-cell>
              <table:table-cell office:value-type="float" office:value="293">
                <text:p>29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1">
                <text:p>7501</text:p>
              </table:table-cell>
              <table:table-cell office:value-type="float" office:value="367">
                <text:p>367</text:p>
              </table:table-cell>
              <table:table-cell office:value-type="float" office:value="295">
                <text:p>29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1">
                <text:p>7551</text:p>
              </table:table-cell>
              <table:table-cell office:value-type="float" office:value="367">
                <text:p>367</text:p>
              </table:table-cell>
              <table:table-cell office:value-type="float" office:value="306">
                <text:p>30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1">
                <text:p>7601</text:p>
              </table:table-cell>
              <table:table-cell office:value-type="float" office:value="367">
                <text:p>367</text:p>
              </table:table-cell>
              <table:table-cell office:value-type="float" office:value="307">
                <text:p>30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1">
                <text:p>7651</text:p>
              </table:table-cell>
              <table:table-cell office:value-type="float" office:value="368">
                <text:p>368</text:p>
              </table:table-cell>
              <table:table-cell office:value-type="float" office:value="307">
                <text:p>30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1">
                <text:p>7701</text:p>
              </table:table-cell>
              <table:table-cell office:value-type="float" office:value="369">
                <text:p>369</text:p>
              </table:table-cell>
              <table:table-cell office:value-type="float" office:value="308">
                <text:p>30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1">
                <text:p>7751</text:p>
              </table:table-cell>
              <table:table-cell office:value-type="float" office:value="369">
                <text:p>369</text:p>
              </table:table-cell>
              <table:table-cell office:value-type="float" office:value="308">
                <text:p>30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1">
                <text:p>7801</text:p>
              </table:table-cell>
              <table:table-cell office:value-type="float" office:value="429">
                <text:p>429</text:p>
              </table:table-cell>
              <table:table-cell office:value-type="float" office:value="318">
                <text:p>31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1">
                <text:p>7851</text:p>
              </table:table-cell>
              <table:table-cell office:value-type="float" office:value="435">
                <text:p>435</text:p>
              </table:table-cell>
              <table:table-cell office:value-type="float" office:value="323">
                <text:p>32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1">
                <text:p>7901</text:p>
              </table:table-cell>
              <table:table-cell office:value-type="float" office:value="436">
                <text:p>436</text:p>
              </table:table-cell>
              <table:table-cell office:value-type="float" office:value="324">
                <text:p>32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1">
                <text:p>7951</text:p>
              </table:table-cell>
              <table:table-cell office:value-type="float" office:value="436">
                <text:p>436</text:p>
              </table:table-cell>
              <table:table-cell office:value-type="float" office:value="324">
                <text:p>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1">
                <text:p>8001</text:p>
              </table:table-cell>
              <table:table-cell office:value-type="float" office:value="445">
                <text:p>445</text:p>
              </table:table-cell>
              <table:table-cell office:value-type="float" office:value="327">
                <text:p>32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1">
                <text:p>8051</text:p>
              </table:table-cell>
              <table:table-cell office:value-type="float" office:value="446">
                <text:p>446</text:p>
              </table:table-cell>
              <table:table-cell office:value-type="float" office:value="330">
                <text:p>3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1">
                <text:p>8101</text:p>
              </table:table-cell>
              <table:table-cell office:value-type="float" office:value="454">
                <text:p>454</text:p>
              </table:table-cell>
              <table:table-cell office:value-type="float" office:value="364">
                <text:p>36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1">
                <text:p>8151</text:p>
              </table:table-cell>
              <table:table-cell office:value-type="float" office:value="457">
                <text:p>457</text:p>
              </table:table-cell>
              <table:table-cell office:value-type="float" office:value="368">
                <text:p>36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1">
                <text:p>8201</text:p>
              </table:table-cell>
              <table:table-cell office:value-type="float" office:value="457">
                <text:p>457</text:p>
              </table:table-cell>
              <table:table-cell office:value-type="float" office:value="372">
                <text:p>372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1">
                <text:p>8251</text:p>
              </table:table-cell>
              <table:table-cell office:value-type="float" office:value="457">
                <text:p>457</text:p>
              </table:table-cell>
              <table:table-cell office:value-type="float" office:value="393">
                <text:p>39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1">
                <text:p>8301</text:p>
              </table:table-cell>
              <table:table-cell office:value-type="float" office:value="457">
                <text:p>457</text:p>
              </table:table-cell>
              <table:table-cell office:value-type="float" office:value="393">
                <text:p>39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1">
                <text:p>8351</text:p>
              </table:table-cell>
              <table:table-cell office:value-type="float" office:value="457">
                <text:p>457</text:p>
              </table:table-cell>
              <table:table-cell office:value-type="float" office:value="393">
                <text:p>39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1">
                <text:p>8401</text:p>
              </table:table-cell>
              <table:table-cell office:value-type="float" office:value="464">
                <text:p>464</text:p>
              </table:table-cell>
              <table:table-cell office:value-type="float" office:value="472">
                <text:p>47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1">
                <text:p>8451</text:p>
              </table:table-cell>
              <table:table-cell office:value-type="float" office:value="470">
                <text:p>470</text:p>
              </table:table-cell>
              <table:table-cell office:value-type="float" office:value="475">
                <text:p>47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1">
                <text:p>8501</text:p>
              </table:table-cell>
              <table:table-cell office:value-type="float" office:value="470">
                <text:p>470</text:p>
              </table:table-cell>
              <table:table-cell office:value-type="float" office:value="476">
                <text:p>47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1">
                <text:p>8551</text:p>
              </table:table-cell>
              <table:table-cell office:value-type="float" office:value="471">
                <text:p>471</text:p>
              </table:table-cell>
              <table:table-cell office:value-type="float" office:value="476">
                <text:p>47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1">
                <text:p>8601</text:p>
              </table:table-cell>
              <table:table-cell office:value-type="float" office:value="471">
                <text:p>471</text:p>
              </table:table-cell>
              <table:table-cell office:value-type="float" office:value="476">
                <text:p>47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1">
                <text:p>8651</text:p>
              </table:table-cell>
              <table:table-cell office:value-type="float" office:value="498">
                <text:p>498</text:p>
              </table:table-cell>
              <table:table-cell office:value-type="float" office:value="548">
                <text:p>54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1">
                <text:p>8701</text:p>
              </table:table-cell>
              <table:table-cell office:value-type="float" office:value="508">
                <text:p>508</text:p>
              </table:table-cell>
              <table:table-cell office:value-type="float" office:value="560">
                <text:p>56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1">
                <text:p>8751</text:p>
              </table:table-cell>
              <table:table-cell office:value-type="float" office:value="514">
                <text:p>514</text:p>
              </table:table-cell>
              <table:table-cell office:value-type="float" office:value="561">
                <text:p>56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1">
                <text:p>8801</text:p>
              </table:table-cell>
              <table:table-cell office:value-type="float" office:value="514">
                <text:p>514</text:p>
              </table:table-cell>
              <table:table-cell office:value-type="float" office:value="562">
                <text:p>56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1">
                <text:p>8851</text:p>
              </table:table-cell>
              <table:table-cell office:value-type="float" office:value="516">
                <text:p>516</text:p>
              </table:table-cell>
              <table:table-cell office:value-type="float" office:value="563">
                <text:p>56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1">
                <text:p>8901</text:p>
              </table:table-cell>
              <table:table-cell office:value-type="float" office:value="517">
                <text:p>517</text:p>
              </table:table-cell>
              <table:table-cell office:value-type="float" office:value="563">
                <text:p>56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1">
                <text:p>8951</text:p>
              </table:table-cell>
              <table:table-cell office:value-type="float" office:value="580">
                <text:p>580</text:p>
              </table:table-cell>
              <table:table-cell office:value-type="float" office:value="688">
                <text:p>68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1">
                <text:p>9001</text:p>
              </table:table-cell>
              <table:table-cell office:value-type="float" office:value="580">
                <text:p>580</text:p>
              </table:table-cell>
              <table:table-cell office:value-type="float" office:value="694">
                <text:p>69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1">
                <text:p>9051</text:p>
              </table:table-cell>
              <table:table-cell office:value-type="float" office:value="581">
                <text:p>581</text:p>
              </table:table-cell>
              <table:table-cell office:value-type="float" office:value="694">
                <text:p>69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1">
                <text:p>9101</text:p>
              </table:table-cell>
              <table:table-cell office:value-type="float" office:value="599">
                <text:p>599</text:p>
              </table:table-cell>
              <table:table-cell office:value-type="float" office:value="698">
                <text:p>69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1">
                <text:p>9151</text:p>
              </table:table-cell>
              <table:table-cell office:value-type="float" office:value="600">
                <text:p>600</text:p>
              </table:table-cell>
              <table:table-cell office:value-type="float" office:value="698">
                <text:p>69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1">
                <text:p>9201</text:p>
              </table:table-cell>
              <table:table-cell office:value-type="float" office:value="656">
                <text:p>656</text:p>
              </table:table-cell>
              <table:table-cell office:value-type="float" office:value="706">
                <text:p>70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1">
                <text:p>9251</text:p>
              </table:table-cell>
              <table:table-cell office:value-type="float" office:value="657">
                <text:p>657</text:p>
              </table:table-cell>
              <table:table-cell office:value-type="float" office:value="714">
                <text:p>71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1">
                <text:p>9301</text:p>
              </table:table-cell>
              <table:table-cell office:value-type="float" office:value="658">
                <text:p>658</text:p>
              </table:table-cell>
              <table:table-cell office:value-type="float" office:value="715">
                <text:p>71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1">
                <text:p>9351</text:p>
              </table:table-cell>
              <table:table-cell office:value-type="float" office:value="659">
                <text:p>659</text:p>
              </table:table-cell>
              <table:table-cell office:value-type="float" office:value="716">
                <text:p>71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1">
                <text:p>9401</text:p>
              </table:table-cell>
              <table:table-cell office:value-type="float" office:value="659">
                <text:p>659</text:p>
              </table:table-cell>
              <table:table-cell office:value-type="float" office:value="716">
                <text:p>71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1">
                <text:p>9451</text:p>
              </table:table-cell>
              <table:table-cell office:value-type="float" office:value="665">
                <text:p>665</text:p>
              </table:table-cell>
              <table:table-cell office:value-type="float" office:value="780">
                <text:p>78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1">
                <text:p>9501</text:p>
              </table:table-cell>
              <table:table-cell office:value-type="float" office:value="666">
                <text:p>666</text:p>
              </table:table-cell>
              <table:table-cell office:value-type="float" office:value="786">
                <text:p>78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1">
                <text:p>9551</text:p>
              </table:table-cell>
              <table:table-cell office:value-type="float" office:value="666">
                <text:p>666</text:p>
              </table:table-cell>
              <table:table-cell office:value-type="float" office:value="787">
                <text:p>787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1">
                <text:p>9601</text:p>
              </table:table-cell>
              <table:table-cell office:value-type="float" office:value="667">
                <text:p>667</text:p>
              </table:table-cell>
              <table:table-cell office:value-type="float" office:value="788">
                <text:p>788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1">
                <text:p>9651</text:p>
              </table:table-cell>
              <table:table-cell office:value-type="float" office:value="667">
                <text:p>667</text:p>
              </table:table-cell>
              <table:table-cell office:value-type="float" office:value="788">
                <text:p>78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1">
                <text:p>9701</text:p>
              </table:table-cell>
              <table:table-cell office:value-type="float" office:value="698">
                <text:p>698</text:p>
              </table:table-cell>
              <table:table-cell office:value-type="float" office:value="799">
                <text:p>799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1">
                <text:p>9751</text:p>
              </table:table-cell>
              <table:table-cell office:value-type="float" office:value="699">
                <text:p>699</text:p>
              </table:table-cell>
              <table:table-cell office:value-type="float" office:value="799">
                <text:p>79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1">
                <text:p>9801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1">
                <text:p>9851</text:p>
              </table:table-cell>
              <table:table-cell office:value-type="float" office:value="700">
                <text:p>700</text:p>
              </table:table-cell>
              <table:table-cell office:value-type="float" office:value="802">
                <text:p>802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1">
                <text:p>9901</text:p>
              </table:table-cell>
              <table:table-cell office:value-type="float" office:value="764">
                <text:p>764</text:p>
              </table:table-cell>
              <table:table-cell office:value-type="float" office:value="810">
                <text:p>81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1">
                <text:p>9951</text:p>
              </table:table-cell>
              <table:table-cell office:value-type="float" office:value="770">
                <text:p>770</text:p>
              </table:table-cell>
              <table:table-cell office:value-type="float" office:value="814">
                <text:p>81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1">
                <text:p>10001</text:p>
              </table:table-cell>
              <table:table-cell office:value-type="float" office:value="770">
                <text:p>770</text:p>
              </table:table-cell>
              <table:table-cell office:value-type="float" office:value="815">
                <text:p>815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1">
                <text:p>10051</text:p>
              </table:table-cell>
              <table:table-cell office:value-type="float" office:value="771">
                <text:p>771</text:p>
              </table:table-cell>
              <table:table-cell office:value-type="float" office:value="816">
                <text:p>81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1">
                <text:p>10101</text:p>
              </table:table-cell>
              <table:table-cell office:value-type="float" office:value="772">
                <text:p>772</text:p>
              </table:table-cell>
              <table:table-cell office:value-type="float" office:value="817">
                <text:p>817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1">
                <text:p>10151</text:p>
              </table:table-cell>
              <table:table-cell office:value-type="float" office:value="814">
                <text:p>814</text:p>
              </table:table-cell>
              <table:table-cell office:value-type="float" office:value="843">
                <text:p>843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1">
                <text:p>10201</text:p>
              </table:table-cell>
              <table:table-cell office:value-type="float" office:value="820">
                <text:p>820</text:p>
              </table:table-cell>
              <table:table-cell office:value-type="float" office:value="843">
                <text:p>84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1">
                <text:p>10251</text:p>
              </table:table-cell>
              <table:table-cell office:value-type="float" office:value="821">
                <text:p>821</text:p>
              </table:table-cell>
              <table:table-cell office:value-type="float" office:value="844">
                <text:p>84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1">
                <text:p>10301</text:p>
              </table:table-cell>
              <table:table-cell office:value-type="float" office:value="822">
                <text:p>822</text:p>
              </table:table-cell>
              <table:table-cell office:value-type="float" office:value="845">
                <text:p>84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1">
                <text:p>10351</text:p>
              </table:table-cell>
              <table:table-cell office:value-type="float" office:value="859">
                <text:p>859</text:p>
              </table:table-cell>
              <table:table-cell office:value-type="float" office:value="868">
                <text:p>86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1">
                <text:p>10401</text:p>
              </table:table-cell>
              <table:table-cell office:value-type="float" office:value="863">
                <text:p>863</text:p>
              </table:table-cell>
              <table:table-cell office:value-type="float" office:value="872">
                <text:p>872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1">
                <text:p>10451</text:p>
              </table:table-cell>
              <table:table-cell office:value-type="float" office:value="866">
                <text:p>866</text:p>
              </table:table-cell>
              <table:table-cell office:value-type="float" office:value="872">
                <text:p>87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1">
                <text:p>10501</text:p>
              </table:table-cell>
              <table:table-cell office:value-type="float" office:value="867">
                <text:p>867</text:p>
              </table:table-cell>
              <table:table-cell office:value-type="float" office:value="873">
                <text:p>87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1">
                <text:p>10551</text:p>
              </table:table-cell>
              <table:table-cell office:value-type="float" office:value="881">
                <text:p>881</text:p>
              </table:table-cell>
              <table:table-cell office:value-type="float" office:value="892">
                <text:p>892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1">
                <text:p>10601</text:p>
              </table:table-cell>
              <table:table-cell office:value-type="float" office:value="887">
                <text:p>887</text:p>
              </table:table-cell>
              <table:table-cell office:value-type="float" office:value="901">
                <text:p>901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1">
                <text:p>10651</text:p>
              </table:table-cell>
              <table:table-cell office:value-type="float" office:value="890">
                <text:p>890</text:p>
              </table:table-cell>
              <table:table-cell office:value-type="float" office:value="905">
                <text:p>905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1">
                <text:p>10701</text:p>
              </table:table-cell>
              <table:table-cell office:value-type="float" office:value="892">
                <text:p>892</text:p>
              </table:table-cell>
              <table:table-cell office:value-type="float" office:value="906">
                <text:p>906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1">
                <text:p>10751</text:p>
              </table:table-cell>
              <table:table-cell office:value-type="float" office:value="892">
                <text:p>892</text:p>
              </table:table-cell>
              <table:table-cell office:value-type="float" office:value="907">
                <text:p>907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1">
                <text:p>10801</text:p>
              </table:table-cell>
              <table:table-cell office:value-type="float" office:value="898">
                <text:p>898</text:p>
              </table:table-cell>
              <table:table-cell office:value-type="float" office:value="977">
                <text:p>97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1">
                <text:p>10851</text:p>
              </table:table-cell>
              <table:table-cell office:value-type="float" office:value="899">
                <text:p>899</text:p>
              </table:table-cell>
              <table:table-cell office:value-type="float" office:value="977">
                <text:p>977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1">
                <text:p>10901</text:p>
              </table:table-cell>
              <table:table-cell office:value-type="float" office:value="917">
                <text:p>917</text:p>
              </table:table-cell>
              <table:table-cell office:value-type="float" office:value="978">
                <text:p>978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1">
                <text:p>10951</text:p>
              </table:table-cell>
              <table:table-cell office:value-type="float" office:value="919">
                <text:p>919</text:p>
              </table:table-cell>
              <table:table-cell office:value-type="float" office:value="979">
                <text:p>979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1">
                <text:p>11001</text:p>
              </table:table-cell>
              <table:table-cell office:value-type="float" office:value="970">
                <text:p>970</text:p>
              </table:table-cell>
              <table:table-cell office:value-type="float" office:value="996">
                <text:p>996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1">
                <text:p>11051</text:p>
              </table:table-cell>
              <table:table-cell office:value-type="float" office:value="974">
                <text:p>974</text:p>
              </table:table-cell>
              <table:table-cell office:value-type="float" office:value="999">
                <text:p>999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1">
                <text:p>11101</text:p>
              </table:table-cell>
              <table:table-cell office:value-type="float" office:value="976">
                <text:p>976</text:p>
              </table:table-cell>
              <table:table-cell office:value-type="float" office:value="1000">
                <text:p>1000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1">
                <text:p>11151</text:p>
              </table:table-cell>
              <table:table-cell office:value-type="float" office:value="976">
                <text:p>976</text:p>
              </table:table-cell>
              <table:table-cell office:value-type="float" office:value="1001">
                <text:p>1001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1">
                <text:p>11201</text:p>
              </table:table-cell>
              <table:table-cell office:value-type="float" office:value="1159">
                <text:p>1159</text:p>
              </table:table-cell>
              <table:table-cell office:value-type="float" office:value="1015">
                <text:p>1015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1">
                <text:p>11251</text:p>
              </table:table-cell>
              <table:table-cell office:value-type="float" office:value="1164">
                <text:p>1164</text:p>
              </table:table-cell>
              <table:table-cell office:value-type="float" office:value="1016">
                <text:p>1016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1">
                <text:p>11301</text:p>
              </table:table-cell>
              <table:table-cell office:value-type="float" office:value="1165">
                <text:p>1165</text:p>
              </table:table-cell>
              <table:table-cell office:value-type="float" office:value="1017">
                <text:p>101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1">
                <text:p>11351</text:p>
              </table:table-cell>
              <table:table-cell office:value-type="float" office:value="1165">
                <text:p>1165</text:p>
              </table:table-cell>
              <table:table-cell office:value-type="float" office:value="1018">
                <text:p>1018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1">
                <text:p>11401</text:p>
              </table:table-cell>
              <table:table-cell office:value-type="float" office:value="1174">
                <text:p>1174</text:p>
              </table:table-cell>
              <table:table-cell office:value-type="float" office:value="1022">
                <text:p>1022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1">
                <text:p>11451</text:p>
              </table:table-cell>
              <table:table-cell office:value-type="float" office:value="1178">
                <text:p>1178</text:p>
              </table:table-cell>
              <table:table-cell office:value-type="float" office:value="1024">
                <text:p>1024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1">
                <text:p>11501</text:p>
              </table:table-cell>
              <table:table-cell office:value-type="float" office:value="1180">
                <text:p>1180</text:p>
              </table:table-cell>
              <table:table-cell office:value-type="float" office:value="1024">
                <text:p>102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1">
                <text:p>11551</text:p>
              </table:table-cell>
              <table:table-cell office:value-type="float" office:value="1180">
                <text:p>1180</text:p>
              </table:table-cell>
              <table:table-cell office:value-type="float" office:value="1024">
                <text:p>1024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1">
                <text:p>11601</text:p>
              </table:table-cell>
              <table:table-cell office:value-type="float" office:value="1196">
                <text:p>1196</text:p>
              </table:table-cell>
              <table:table-cell office:value-type="float" office:value="1033">
                <text:p>103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1">
                <text:p>11651</text:p>
              </table:table-cell>
              <table:table-cell office:value-type="float" office:value="1197">
                <text:p>1197</text:p>
              </table:table-cell>
              <table:table-cell office:value-type="float" office:value="1033">
                <text:p>1033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1">
                <text:p>11701</text:p>
              </table:table-cell>
              <table:table-cell office:value-type="float" office:value="1205">
                <text:p>1205</text:p>
              </table:table-cell>
              <table:table-cell office:value-type="float" office:value="1034">
                <text:p>1034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1">
                <text:p>11751</text:p>
              </table:table-cell>
              <table:table-cell office:value-type="float" office:value="1228">
                <text:p>1228</text:p>
              </table:table-cell>
              <table:table-cell office:value-type="float" office:value="1040">
                <text:p>104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1">
                <text:p>11801</text:p>
              </table:table-cell>
              <table:table-cell office:value-type="float" office:value="1236">
                <text:p>1236</text:p>
              </table:table-cell>
              <table:table-cell office:value-type="float" office:value="1049">
                <text:p>1049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1">
                <text:p>11851</text:p>
              </table:table-cell>
              <table:table-cell office:value-type="float" office:value="1236">
                <text:p>1236</text:p>
              </table:table-cell>
              <table:table-cell office:value-type="float" office:value="1049">
                <text:p>1049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1">
                <text:p>11901</text:p>
              </table:table-cell>
              <table:table-cell office:value-type="float" office:value="1238">
                <text:p>1238</text:p>
              </table:table-cell>
              <table:table-cell office:value-type="float" office:value="1050">
                <text:p>1050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1">
                <text:p>11951</text:p>
              </table:table-cell>
              <table:table-cell office:value-type="float" office:value="1315">
                <text:p>1315</text:p>
              </table:table-cell>
              <table:table-cell office:value-type="float" office:value="1068">
                <text:p>106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1">
                <text:p>12001</text:p>
              </table:table-cell>
              <table:table-cell office:value-type="float" office:value="1324">
                <text:p>1324</text:p>
              </table:table-cell>
              <table:table-cell office:value-type="float" office:value="1094">
                <text:p>1094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1">
                <text:p>12051</text:p>
              </table:table-cell>
              <table:table-cell office:value-type="float" office:value="1339">
                <text:p>1339</text:p>
              </table:table-cell>
              <table:table-cell office:value-type="float" office:value="1098">
                <text:p>109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1">
                <text:p>12101</text:p>
              </table:table-cell>
              <table:table-cell office:value-type="float" office:value="1384">
                <text:p>1384</text:p>
              </table:table-cell>
              <table:table-cell office:value-type="float" office:value="1155">
                <text:p>115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1">
                <text:p>12151</text:p>
              </table:table-cell>
              <table:table-cell office:value-type="float" office:value="1384">
                <text:p>1384</text:p>
              </table:table-cell>
              <table:table-cell office:value-type="float" office:value="1166">
                <text:p>1166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1">
                <text:p>12201</text:p>
              </table:table-cell>
              <table:table-cell office:value-type="float" office:value="1385">
                <text:p>1385</text:p>
              </table:table-cell>
              <table:table-cell office:value-type="float" office:value="1169">
                <text:p>1169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1">
                <text:p>12251</text:p>
              </table:table-cell>
              <table:table-cell office:value-type="float" office:value="1385">
                <text:p>1385</text:p>
              </table:table-cell>
              <table:table-cell office:value-type="float" office:value="1171">
                <text:p>1171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1">
                <text:p>12301</text:p>
              </table:table-cell>
              <table:table-cell office:value-type="float" office:value="1407">
                <text:p>1407</text:p>
              </table:table-cell>
              <table:table-cell office:value-type="float" office:value="1179">
                <text:p>1179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1">
                <text:p>12351</text:p>
              </table:table-cell>
              <table:table-cell office:value-type="float" office:value="1408">
                <text:p>1408</text:p>
              </table:table-cell>
              <table:table-cell office:value-type="float" office:value="1180">
                <text:p>118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1">
                <text:p>12401</text:p>
              </table:table-cell>
              <table:table-cell office:value-type="float" office:value="1409">
                <text:p>1409</text:p>
              </table:table-cell>
              <table:table-cell office:value-type="float" office:value="1187">
                <text:p>1187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1">
                <text:p>12451</text:p>
              </table:table-cell>
              <table:table-cell office:value-type="float" office:value="1416">
                <text:p>1416</text:p>
              </table:table-cell>
              <table:table-cell office:value-type="float" office:value="1307">
                <text:p>1307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1">
                <text:p>12501</text:p>
              </table:table-cell>
              <table:table-cell office:value-type="float" office:value="1428">
                <text:p>1428</text:p>
              </table:table-cell>
              <table:table-cell office:value-type="float" office:value="1310">
                <text:p>1310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1">
                <text:p>12551</text:p>
              </table:table-cell>
              <table:table-cell office:value-type="float" office:value="1429">
                <text:p>1429</text:p>
              </table:table-cell>
              <table:table-cell office:value-type="float" office:value="1311">
                <text:p>1311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1">
                <text:p>12601</text:p>
              </table:table-cell>
              <table:table-cell office:value-type="float" office:value="1430">
                <text:p>1430</text:p>
              </table:table-cell>
              <table:table-cell office:value-type="float" office:value="1312">
                <text:p>1312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1">
                <text:p>12651</text:p>
              </table:table-cell>
              <table:table-cell office:value-type="float" office:value="1446">
                <text:p>1446</text:p>
              </table:table-cell>
              <table:table-cell office:value-type="float" office:value="1314">
                <text:p>1314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1">
                <text:p>12701</text:p>
              </table:table-cell>
              <table:table-cell office:value-type="float" office:value="1447">
                <text:p>1447</text:p>
              </table:table-cell>
              <table:table-cell office:value-type="float" office:value="1315">
                <text:p>131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1">
                <text:p>12751</text:p>
              </table:table-cell>
              <table:table-cell office:value-type="float" office:value="1448">
                <text:p>1448</text:p>
              </table:table-cell>
              <table:table-cell office:value-type="float" office:value="1316">
                <text:p>1316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1">
                <text:p>12801</text:p>
              </table:table-cell>
              <table:table-cell office:value-type="float" office:value="1450">
                <text:p>1450</text:p>
              </table:table-cell>
              <table:table-cell office:value-type="float" office:value="1322">
                <text:p>132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1">
                <text:p>12851</text:p>
              </table:table-cell>
              <table:table-cell office:value-type="float" office:value="1452">
                <text:p>1452</text:p>
              </table:table-cell>
              <table:table-cell office:value-type="float" office:value="1325">
                <text:p>132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1">
                <text:p>12901</text:p>
              </table:table-cell>
              <table:table-cell office:value-type="float" office:value="1452">
                <text:p>1452</text:p>
              </table:table-cell>
              <table:table-cell office:value-type="float" office:value="1327">
                <text:p>132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1">
                <text:p>12951</text:p>
              </table:table-cell>
              <table:table-cell office:value-type="float" office:value="1518">
                <text:p>1518</text:p>
              </table:table-cell>
              <table:table-cell office:value-type="float" office:value="1408">
                <text:p>1408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1">
                <text:p>13001</text:p>
              </table:table-cell>
              <table:table-cell office:value-type="float" office:value="1524">
                <text:p>1524</text:p>
              </table:table-cell>
              <table:table-cell office:value-type="float" office:value="1409">
                <text:p>140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1">
                <text:p>13051</text:p>
              </table:table-cell>
              <table:table-cell office:value-type="float" office:value="1532">
                <text:p>1532</text:p>
              </table:table-cell>
              <table:table-cell office:value-type="float" office:value="1411">
                <text:p>141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1">
                <text:p>13101</text:p>
              </table:table-cell>
              <table:table-cell office:value-type="float" office:value="1555">
                <text:p>1555</text:p>
              </table:table-cell>
              <table:table-cell office:value-type="float" office:value="1476">
                <text:p>1476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1">
                <text:p>13151</text:p>
              </table:table-cell>
              <table:table-cell office:value-type="float" office:value="1567">
                <text:p>1567</text:p>
              </table:table-cell>
              <table:table-cell office:value-type="float" office:value="1484">
                <text:p>1484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1">
                <text:p>13201</text:p>
              </table:table-cell>
              <table:table-cell office:value-type="float" office:value="1568">
                <text:p>1568</text:p>
              </table:table-cell>
              <table:table-cell office:value-type="float" office:value="1485">
                <text:p>1485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1">
                <text:p>13251</text:p>
              </table:table-cell>
              <table:table-cell office:value-type="float" office:value="1569">
                <text:p>1569</text:p>
              </table:table-cell>
              <table:table-cell office:value-type="float" office:value="1486">
                <text:p>1486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1">
                <text:p>13301</text:p>
              </table:table-cell>
              <table:table-cell office:value-type="float" office:value="1592">
                <text:p>1592</text:p>
              </table:table-cell>
              <table:table-cell office:value-type="float" office:value="1491">
                <text:p>1491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1">
                <text:p>13351</text:p>
              </table:table-cell>
              <table:table-cell office:value-type="float" office:value="1593">
                <text:p>1593</text:p>
              </table:table-cell>
              <table:table-cell office:value-type="float" office:value="1491">
                <text:p>1491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1">
                <text:p>13401</text:p>
              </table:table-cell>
              <table:table-cell office:value-type="float" office:value="1595">
                <text:p>1595</text:p>
              </table:table-cell>
              <table:table-cell office:value-type="float" office:value="1492">
                <text:p>1492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1">
                <text:p>13451</text:p>
              </table:table-cell>
              <table:table-cell office:value-type="float" office:value="1607">
                <text:p>1607</text:p>
              </table:table-cell>
              <table:table-cell office:value-type="float" office:value="1560">
                <text:p>1560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1">
                <text:p>13501</text:p>
              </table:table-cell>
              <table:table-cell office:value-type="float" office:value="1612">
                <text:p>1612</text:p>
              </table:table-cell>
              <table:table-cell office:value-type="float" office:value="1561">
                <text:p>1561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1">
                <text:p>13551</text:p>
              </table:table-cell>
              <table:table-cell office:value-type="float" office:value="1613">
                <text:p>1613</text:p>
              </table:table-cell>
              <table:table-cell office:value-type="float" office:value="1562">
                <text:p>1562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1">
                <text:p>13601</text:p>
              </table:table-cell>
              <table:table-cell office:value-type="float" office:value="1861">
                <text:p>1861</text:p>
              </table:table-cell>
              <table:table-cell office:value-type="float" office:value="1580">
                <text:p>1580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1">
                <text:p>13651</text:p>
              </table:table-cell>
              <table:table-cell office:value-type="float" office:value="1870">
                <text:p>1870</text:p>
              </table:table-cell>
              <table:table-cell office:value-type="float" office:value="1584">
                <text:p>1584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1">
                <text:p>13701</text:p>
              </table:table-cell>
              <table:table-cell office:value-type="float" office:value="1871">
                <text:p>1871</text:p>
              </table:table-cell>
              <table:table-cell office:value-type="float" office:value="1612">
                <text:p>1612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1">
                <text:p>13751</text:p>
              </table:table-cell>
              <table:table-cell office:value-type="float" office:value="1878">
                <text:p>1878</text:p>
              </table:table-cell>
              <table:table-cell office:value-type="float" office:value="1665">
                <text:p>1665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1">
                <text:p>13801</text:p>
              </table:table-cell>
              <table:table-cell office:value-type="float" office:value="1894">
                <text:p>1894</text:p>
              </table:table-cell>
              <table:table-cell office:value-type="float" office:value="1675">
                <text:p>1675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1">
                <text:p>13851</text:p>
              </table:table-cell>
              <table:table-cell office:value-type="float" office:value="1895">
                <text:p>1895</text:p>
              </table:table-cell>
              <table:table-cell office:value-type="float" office:value="1676">
                <text:p>1676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1">
                <text:p>13901</text:p>
              </table:table-cell>
              <table:table-cell office:value-type="float" office:value="1900">
                <text:p>1900</text:p>
              </table:table-cell>
              <table:table-cell office:value-type="float" office:value="1714">
                <text:p>1714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1">
                <text:p>13951</text:p>
              </table:table-cell>
              <table:table-cell office:value-type="float" office:value="1901">
                <text:p>1901</text:p>
              </table:table-cell>
              <table:table-cell office:value-type="float" office:value="1717">
                <text:p>1717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1">
                <text:p>14001</text:p>
              </table:table-cell>
              <table:table-cell office:value-type="float" office:value="1903">
                <text:p>1903</text:p>
              </table:table-cell>
              <table:table-cell office:value-type="float" office:value="1718">
                <text:p>1718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1">
                <text:p>14051</text:p>
              </table:table-cell>
              <table:table-cell office:value-type="float" office:value="1908">
                <text:p>1908</text:p>
              </table:table-cell>
              <table:table-cell office:value-type="float" office:value="1730">
                <text:p>1730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1">
                <text:p>14101</text:p>
              </table:table-cell>
              <table:table-cell office:value-type="float" office:value="1917">
                <text:p>1917</text:p>
              </table:table-cell>
              <table:table-cell office:value-type="float" office:value="1731">
                <text:p>173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1">
                <text:p>14151</text:p>
              </table:table-cell>
              <table:table-cell office:value-type="float" office:value="1918">
                <text:p>1918</text:p>
              </table:table-cell>
              <table:table-cell office:value-type="float" office:value="1732">
                <text:p>1732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1">
                <text:p>14201</text:p>
              </table:table-cell>
              <table:table-cell office:value-type="float" office:value="1919">
                <text:p>1919</text:p>
              </table:table-cell>
              <table:table-cell office:value-type="float" office:value="1733">
                <text:p>1733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1">
                <text:p>14251</text:p>
              </table:table-cell>
              <table:table-cell office:value-type="float" office:value="1921">
                <text:p>1921</text:p>
              </table:table-cell>
              <table:table-cell office:value-type="float" office:value="1734">
                <text:p>1734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1">
                <text:p>14301</text:p>
              </table:table-cell>
              <table:table-cell office:value-type="float" office:value="1922">
                <text:p>1922</text:p>
              </table:table-cell>
              <table:table-cell office:value-type="float" office:value="1736">
                <text:p>1736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1">
                <text:p>14351</text:p>
              </table:table-cell>
              <table:table-cell office:value-type="float" office:value="1922">
                <text:p>1922</text:p>
              </table:table-cell>
              <table:table-cell office:value-type="float" office:value="1737">
                <text:p>1737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1">
                <text:p>14401</text:p>
              </table:table-cell>
              <table:table-cell office:value-type="float" office:value="1923">
                <text:p>1923</text:p>
              </table:table-cell>
              <table:table-cell office:value-type="float" office:value="1738">
                <text:p>1738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1">
                <text:p>14451</text:p>
              </table:table-cell>
              <table:table-cell office:value-type="float" office:value="1925">
                <text:p>1925</text:p>
              </table:table-cell>
              <table:table-cell office:value-type="float" office:value="1746">
                <text:p>174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1">
                <text:p>14501</text:p>
              </table:table-cell>
              <table:table-cell office:value-type="float" office:value="1926">
                <text:p>1926</text:p>
              </table:table-cell>
              <table:table-cell office:value-type="float" office:value="1746">
                <text:p>174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1">
                <text:p>14551</text:p>
              </table:table-cell>
              <table:table-cell office:value-type="float" office:value="1928">
                <text:p>1928</text:p>
              </table:table-cell>
              <table:table-cell office:value-type="float" office:value="1748">
                <text:p>1748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1">
                <text:p>14601</text:p>
              </table:table-cell>
              <table:table-cell office:value-type="float" office:value="1929">
                <text:p>1929</text:p>
              </table:table-cell>
              <table:table-cell office:value-type="float" office:value="1748">
                <text:p>1748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1">
                <text:p>14651</text:p>
              </table:table-cell>
              <table:table-cell office:value-type="float" office:value="1930">
                <text:p>1930</text:p>
              </table:table-cell>
              <table:table-cell office:value-type="float" office:value="1750">
                <text:p>175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1">
                <text:p>14701</text:p>
              </table:table-cell>
              <table:table-cell office:value-type="float" office:value="1930">
                <text:p>1930</text:p>
              </table:table-cell>
              <table:table-cell office:value-type="float" office:value="1750">
                <text:p>1750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1">
                <text:p>14751</text:p>
              </table:table-cell>
              <table:table-cell office:value-type="float" office:value="1932">
                <text:p>1932</text:p>
              </table:table-cell>
              <table:table-cell office:value-type="float" office:value="1751">
                <text:p>175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1">
                <text:p>14801</text:p>
              </table:table-cell>
              <table:table-cell office:value-type="float" office:value="1934">
                <text:p>1934</text:p>
              </table:table-cell>
              <table:table-cell office:value-type="float" office:value="1753">
                <text:p>1753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1">
                <text:p>14851</text:p>
              </table:table-cell>
              <table:table-cell office:value-type="float" office:value="1936">
                <text:p>1936</text:p>
              </table:table-cell>
              <table:table-cell office:value-type="float" office:value="1755">
                <text:p>1755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1">
                <text:p>14901</text:p>
              </table:table-cell>
              <table:table-cell office:value-type="float" office:value="1937">
                <text:p>1937</text:p>
              </table:table-cell>
              <table:table-cell office:value-type="float" office:value="1756">
                <text:p>1756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1">
                <text:p>14951</text:p>
              </table:table-cell>
              <table:table-cell office:value-type="float" office:value="1938">
                <text:p>1938</text:p>
              </table:table-cell>
              <table:table-cell office:value-type="float" office:value="1779">
                <text:p>177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1">
                <text:p>15001</text:p>
              </table:table-cell>
              <table:table-cell office:value-type="float" office:value="1940">
                <text:p>1940</text:p>
              </table:table-cell>
              <table:table-cell office:value-type="float" office:value="1780">
                <text:p>1780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1">
                <text:p>15051</text:p>
              </table:table-cell>
              <table:table-cell office:value-type="float" office:value="1940">
                <text:p>1940</text:p>
              </table:table-cell>
              <table:table-cell office:value-type="float" office:value="1780">
                <text:p>1780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1">
                <text:p>15101</text:p>
              </table:table-cell>
              <table:table-cell office:value-type="float" office:value="1941">
                <text:p>1941</text:p>
              </table:table-cell>
              <table:table-cell office:value-type="float" office:value="1782">
                <text:p>1782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1">
                <text:p>15151</text:p>
              </table:table-cell>
              <table:table-cell office:value-type="float" office:value="1943">
                <text:p>1943</text:p>
              </table:table-cell>
              <table:table-cell office:value-type="float" office:value="1783">
                <text:p>1783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1">
                <text:p>15201</text:p>
              </table:table-cell>
              <table:table-cell office:value-type="float" office:value="1944">
                <text:p>1944</text:p>
              </table:table-cell>
              <table:table-cell office:value-type="float" office:value="1784">
                <text:p>1784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1">
                <text:p>15251</text:p>
              </table:table-cell>
              <table:table-cell office:value-type="float" office:value="1945">
                <text:p>1945</text:p>
              </table:table-cell>
              <table:table-cell office:value-type="float" office:value="1785">
                <text:p>1785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1">
                <text:p>15301</text:p>
              </table:table-cell>
              <table:table-cell office:value-type="float" office:value="1946">
                <text:p>1946</text:p>
              </table:table-cell>
              <table:table-cell office:value-type="float" office:value="1786">
                <text:p>1786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1">
                <text:p>15351</text:p>
              </table:table-cell>
              <table:table-cell office:value-type="float" office:value="1947">
                <text:p>1947</text:p>
              </table:table-cell>
              <table:table-cell office:value-type="float" office:value="1786">
                <text:p>1786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1">
                <text:p>15401</text:p>
              </table:table-cell>
              <table:table-cell office:value-type="float" office:value="1949">
                <text:p>1949</text:p>
              </table:table-cell>
              <table:table-cell office:value-type="float" office:value="1787">
                <text:p>1787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1">
                <text:p>15451</text:p>
              </table:table-cell>
              <table:table-cell office:value-type="float" office:value="1950">
                <text:p>1950</text:p>
              </table:table-cell>
              <table:table-cell office:value-type="float" office:value="1789">
                <text:p>1789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1">
                <text:p>15501</text:p>
              </table:table-cell>
              <table:table-cell office:value-type="float" office:value="1952">
                <text:p>1952</text:p>
              </table:table-cell>
              <table:table-cell office:value-type="float" office:value="1790">
                <text:p>1790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1">
                <text:p>15551</text:p>
              </table:table-cell>
              <table:table-cell office:value-type="float" office:value="1959">
                <text:p>1959</text:p>
              </table:table-cell>
              <table:table-cell office:value-type="float" office:value="1791">
                <text:p>179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1">
                <text:p>15601</text:p>
              </table:table-cell>
              <table:table-cell office:value-type="float" office:value="1960">
                <text:p>1960</text:p>
              </table:table-cell>
              <table:table-cell office:value-type="float" office:value="1799">
                <text:p>1799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1">
                <text:p>15651</text:p>
              </table:table-cell>
              <table:table-cell office:value-type="float" office:value="1977">
                <text:p>1977</text:p>
              </table:table-cell>
              <table:table-cell office:value-type="float" office:value="1808">
                <text:p>1808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1">
                <text:p>15701</text:p>
              </table:table-cell>
              <table:table-cell office:value-type="float" office:value="1978">
                <text:p>1978</text:p>
              </table:table-cell>
              <table:table-cell office:value-type="float" office:value="1809">
                <text:p>1809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1">
                <text:p>15751</text:p>
              </table:table-cell>
              <table:table-cell office:value-type="float" office:value="1979">
                <text:p>1979</text:p>
              </table:table-cell>
              <table:table-cell office:value-type="float" office:value="1810">
                <text:p>1810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1">
                <text:p>15801</text:p>
              </table:table-cell>
              <table:table-cell office:value-type="float" office:value="1981">
                <text:p>1981</text:p>
              </table:table-cell>
              <table:table-cell office:value-type="float" office:value="1812">
                <text:p>1812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1">
                <text:p>15851</text:p>
              </table:table-cell>
              <table:table-cell office:value-type="float" office:value="1982">
                <text:p>1982</text:p>
              </table:table-cell>
              <table:table-cell office:value-type="float" office:value="1813">
                <text:p>1813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1">
                <text:p>15901</text:p>
              </table:table-cell>
              <table:table-cell office:value-type="float" office:value="1984">
                <text:p>1984</text:p>
              </table:table-cell>
              <table:table-cell office:value-type="float" office:value="1814">
                <text:p>1814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1">
                <text:p>15951</text:p>
              </table:table-cell>
              <table:table-cell office:value-type="float" office:value="1985">
                <text:p>1985</text:p>
              </table:table-cell>
              <table:table-cell office:value-type="float" office:value="1828">
                <text:p>182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1">
                <text:p>16001</text:p>
              </table:table-cell>
              <table:table-cell office:value-type="float" office:value="1986">
                <text:p>1986</text:p>
              </table:table-cell>
              <table:table-cell office:value-type="float" office:value="1829">
                <text:p>1829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1">
                <text:p>16051</text:p>
              </table:table-cell>
              <table:table-cell office:value-type="float" office:value="1987">
                <text:p>1987</text:p>
              </table:table-cell>
              <table:table-cell office:value-type="float" office:value="1831">
                <text:p>1831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1">
                <text:p>16101</text:p>
              </table:table-cell>
              <table:table-cell office:value-type="float" office:value="1989">
                <text:p>1989</text:p>
              </table:table-cell>
              <table:table-cell office:value-type="float" office:value="1833">
                <text:p>1833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1">
                <text:p>16151</text:p>
              </table:table-cell>
              <table:table-cell office:value-type="float" office:value="1991">
                <text:p>1991</text:p>
              </table:table-cell>
              <table:table-cell office:value-type="float" office:value="1834">
                <text:p>1834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1">
                <text:p>16201</text:p>
              </table:table-cell>
              <table:table-cell office:value-type="float" office:value="1991">
                <text:p>1991</text:p>
              </table:table-cell>
              <table:table-cell office:value-type="float" office:value="1839">
                <text:p>183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1">
                <text:p>16251</text:p>
              </table:table-cell>
              <table:table-cell office:value-type="float" office:value="1993">
                <text:p>1993</text:p>
              </table:table-cell>
              <table:table-cell office:value-type="float" office:value="1846">
                <text:p>1846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1">
                <text:p>16301</text:p>
              </table:table-cell>
              <table:table-cell office:value-type="float" office:value="1994">
                <text:p>1994</text:p>
              </table:table-cell>
              <table:table-cell office:value-type="float" office:value="1848">
                <text:p>184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1">
                <text:p>16351</text:p>
              </table:table-cell>
              <table:table-cell office:value-type="float" office:value="1995">
                <text:p>1995</text:p>
              </table:table-cell>
              <table:table-cell office:value-type="float" office:value="1849">
                <text:p>1849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1">
                <text:p>16401</text:p>
              </table:table-cell>
              <table:table-cell office:value-type="float" office:value="1997">
                <text:p>1997</text:p>
              </table:table-cell>
              <table:table-cell office:value-type="float" office:value="1850">
                <text:p>1850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1">
                <text:p>16451</text:p>
              </table:table-cell>
              <table:table-cell office:value-type="float" office:value="1998">
                <text:p>1998</text:p>
              </table:table-cell>
              <table:table-cell office:value-type="float" office:value="1851">
                <text:p>1851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1">
                <text:p>16501</text:p>
              </table:table-cell>
              <table:table-cell office:value-type="float" office:value="2004">
                <text:p>2004</text:p>
              </table:table-cell>
              <table:table-cell office:value-type="float" office:value="1853">
                <text:p>1853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1">
                <text:p>16551</text:p>
              </table:table-cell>
              <table:table-cell office:value-type="float" office:value="2015">
                <text:p>2015</text:p>
              </table:table-cell>
              <table:table-cell office:value-type="float" office:value="1868">
                <text:p>1868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1">
                <text:p>16601</text:p>
              </table:table-cell>
              <table:table-cell office:value-type="float" office:value="2016">
                <text:p>2016</text:p>
              </table:table-cell>
              <table:table-cell office:value-type="float" office:value="1869">
                <text:p>1869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1">
                <text:p>16651</text:p>
              </table:table-cell>
              <table:table-cell office:value-type="float" office:value="2020">
                <text:p>2020</text:p>
              </table:table-cell>
              <table:table-cell office:value-type="float" office:value="1871">
                <text:p>1871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1">
                <text:p>16701</text:p>
              </table:table-cell>
              <table:table-cell office:value-type="float" office:value="2022">
                <text:p>2022</text:p>
              </table:table-cell>
              <table:table-cell office:value-type="float" office:value="1873">
                <text:p>1873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1">
                <text:p>16751</text:p>
              </table:table-cell>
              <table:table-cell office:value-type="float" office:value="2023">
                <text:p>2023</text:p>
              </table:table-cell>
              <table:table-cell office:value-type="float" office:value="1891">
                <text:p>1891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1">
                <text:p>16801</text:p>
              </table:table-cell>
              <table:table-cell office:value-type="float" office:value="2024">
                <text:p>2024</text:p>
              </table:table-cell>
              <table:table-cell office:value-type="float" office:value="1895">
                <text:p>1895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1">
                <text:p>16851</text:p>
              </table:table-cell>
              <table:table-cell office:value-type="float" office:value="2028">
                <text:p>2028</text:p>
              </table:table-cell>
              <table:table-cell office:value-type="float" office:value="1898">
                <text:p>1898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1">
                <text:p>16901</text:p>
              </table:table-cell>
              <table:table-cell office:value-type="float" office:value="2030">
                <text:p>2030</text:p>
              </table:table-cell>
              <table:table-cell office:value-type="float" office:value="1905">
                <text:p>1905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1">
                <text:p>16951</text:p>
              </table:table-cell>
              <table:table-cell office:value-type="float" office:value="2031">
                <text:p>2031</text:p>
              </table:table-cell>
              <table:table-cell office:value-type="float" office:value="1908">
                <text:p>1908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1">
                <text:p>17001</text:p>
              </table:table-cell>
              <table:table-cell office:value-type="float" office:value="2034">
                <text:p>2034</text:p>
              </table:table-cell>
              <table:table-cell office:value-type="float" office:value="1912">
                <text:p>1912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1">
                <text:p>17051</text:p>
              </table:table-cell>
              <table:table-cell office:value-type="float" office:value="2036">
                <text:p>2036</text:p>
              </table:table-cell>
              <table:table-cell office:value-type="float" office:value="1915">
                <text:p>1915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1">
                <text:p>17101</text:p>
              </table:table-cell>
              <table:table-cell office:value-type="float" office:value="2038">
                <text:p>2038</text:p>
              </table:table-cell>
              <table:table-cell office:value-type="float" office:value="1917">
                <text:p>1917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1">
                <text:p>17151</text:p>
              </table:table-cell>
              <table:table-cell office:value-type="float" office:value="2041">
                <text:p>2041</text:p>
              </table:table-cell>
              <table:table-cell office:value-type="float" office:value="1920">
                <text:p>192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1">
                <text:p>17201</text:p>
              </table:table-cell>
              <table:table-cell office:value-type="float" office:value="2043">
                <text:p>2043</text:p>
              </table:table-cell>
              <table:table-cell office:value-type="float" office:value="1923">
                <text:p>1923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1">
                <text:p>17251</text:p>
              </table:table-cell>
              <table:table-cell office:value-type="float" office:value="2047">
                <text:p>2047</text:p>
              </table:table-cell>
              <table:table-cell office:value-type="float" office:value="1927">
                <text:p>1927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1">
                <text:p>17301</text:p>
              </table:table-cell>
              <table:table-cell office:value-type="float" office:value="2048">
                <text:p>2048</text:p>
              </table:table-cell>
              <table:table-cell office:value-type="float" office:value="1930">
                <text:p>1930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1">
                <text:p>17351</text:p>
              </table:table-cell>
              <table:table-cell office:value-type="float" office:value="2051">
                <text:p>2051</text:p>
              </table:table-cell>
              <table:table-cell office:value-type="float" office:value="1934">
                <text:p>1934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1">
                <text:p>17401</text:p>
              </table:table-cell>
              <table:table-cell office:value-type="float" office:value="2054">
                <text:p>2054</text:p>
              </table:table-cell>
              <table:table-cell office:value-type="float" office:value="1939">
                <text:p>1939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1">
                <text:p>17451</text:p>
              </table:table-cell>
              <table:table-cell office:value-type="float" office:value="2057">
                <text:p>2057</text:p>
              </table:table-cell>
              <table:table-cell office:value-type="float" office:value="1942">
                <text:p>1942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1">
                <text:p>17501</text:p>
              </table:table-cell>
              <table:table-cell office:value-type="float" office:value="2059">
                <text:p>2059</text:p>
              </table:table-cell>
              <table:table-cell office:value-type="float" office:value="1945">
                <text:p>1945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1">
                <text:p>17551</text:p>
              </table:table-cell>
              <table:table-cell office:value-type="float" office:value="2062">
                <text:p>2062</text:p>
              </table:table-cell>
              <table:table-cell office:value-type="float" office:value="1950">
                <text:p>1950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1">
                <text:p>17601</text:p>
              </table:table-cell>
              <table:table-cell office:value-type="float" office:value="2067">
                <text:p>2067</text:p>
              </table:table-cell>
              <table:table-cell office:value-type="float" office:value="1953">
                <text:p>1953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1">
                <text:p>17651</text:p>
              </table:table-cell>
              <table:table-cell office:value-type="float" office:value="2071">
                <text:p>2071</text:p>
              </table:table-cell>
              <table:table-cell office:value-type="float" office:value="1957">
                <text:p>1957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1">
                <text:p>17701</text:p>
              </table:table-cell>
              <table:table-cell office:value-type="float" office:value="2073">
                <text:p>2073</text:p>
              </table:table-cell>
              <table:table-cell office:value-type="float" office:value="1961">
                <text:p>196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51">
                <text:p>17751</text:p>
              </table:table-cell>
              <table:table-cell office:value-type="float" office:value="2076">
                <text:p>2076</text:p>
              </table:table-cell>
              <table:table-cell office:value-type="float" office:value="1964">
                <text:p>196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01">
                <text:p>17801</text:p>
              </table:table-cell>
              <table:table-cell office:value-type="float" office:value="2079">
                <text:p>2079</text:p>
              </table:table-cell>
              <table:table-cell office:value-type="float" office:value="1968">
                <text:p>1968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51">
                <text:p>17851</text:p>
              </table:table-cell>
              <table:table-cell office:value-type="float" office:value="2083">
                <text:p>2083</text:p>
              </table:table-cell>
              <table:table-cell office:value-type="float" office:value="1972">
                <text:p>1972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01">
                <text:p>17901</text:p>
              </table:table-cell>
              <table:table-cell office:value-type="float" office:value="2086">
                <text:p>2086</text:p>
              </table:table-cell>
              <table:table-cell office:value-type="float" office:value="1978">
                <text:p>1978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51">
                <text:p>17951</text:p>
              </table:table-cell>
              <table:table-cell office:value-type="float" office:value="2089">
                <text:p>2089</text:p>
              </table:table-cell>
              <table:table-cell office:value-type="float" office:value="1985">
                <text:p>1985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1">
                <text:p>18001</text:p>
              </table:table-cell>
              <table:table-cell office:value-type="float" office:value="2092">
                <text:p>2092</text:p>
              </table:table-cell>
              <table:table-cell office:value-type="float" office:value="1989">
                <text:p>1989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51">
                <text:p>18051</text:p>
              </table:table-cell>
              <table:table-cell office:value-type="float" office:value="2094">
                <text:p>2094</text:p>
              </table:table-cell>
              <table:table-cell office:value-type="float" office:value="1991">
                <text:p>1991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01">
                <text:p>18101</text:p>
              </table:table-cell>
              <table:table-cell office:value-type="float" office:value="2096">
                <text:p>2096</text:p>
              </table:table-cell>
              <table:table-cell office:value-type="float" office:value="1993">
                <text:p>199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51">
                <text:p>18151</text:p>
              </table:table-cell>
              <table:table-cell office:value-type="float" office:value="2099">
                <text:p>2099</text:p>
              </table:table-cell>
              <table:table-cell office:value-type="float" office:value="1998">
                <text:p>1998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01">
                <text:p>18201</text:p>
              </table:table-cell>
              <table:table-cell office:value-type="float" office:value="2101">
                <text:p>2101</text:p>
              </table:table-cell>
              <table:table-cell office:value-type="float" office:value="2001">
                <text:p>2001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51">
                <text:p>18251</text:p>
              </table:table-cell>
              <table:table-cell office:value-type="float" office:value="2104">
                <text:p>2104</text:p>
              </table:table-cell>
              <table:table-cell office:value-type="float" office:value="2004">
                <text:p>2004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01">
                <text:p>18301</text:p>
              </table:table-cell>
              <table:table-cell office:value-type="float" office:value="2106">
                <text:p>2106</text:p>
              </table:table-cell>
              <table:table-cell office:value-type="float" office:value="2008">
                <text:p>2008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1">
                <text:p>18351</text:p>
              </table:table-cell>
              <table:table-cell office:value-type="float" office:value="2108">
                <text:p>2108</text:p>
              </table:table-cell>
              <table:table-cell office:value-type="float" office:value="2012">
                <text:p>2012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01">
                <text:p>18401</text:p>
              </table:table-cell>
              <table:table-cell office:value-type="float" office:value="2111">
                <text:p>2111</text:p>
              </table:table-cell>
              <table:table-cell office:value-type="float" office:value="2016">
                <text:p>2016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51">
                <text:p>18451</text:p>
              </table:table-cell>
              <table:table-cell office:value-type="float" office:value="2114">
                <text:p>2114</text:p>
              </table:table-cell>
              <table:table-cell office:value-type="float" office:value="2020">
                <text:p>2020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01">
                <text:p>18501</text:p>
              </table:table-cell>
              <table:table-cell office:value-type="float" office:value="2116">
                <text:p>2116</text:p>
              </table:table-cell>
              <table:table-cell office:value-type="float" office:value="2024">
                <text:p>2024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51">
                <text:p>18551</text:p>
              </table:table-cell>
              <table:table-cell office:value-type="float" office:value="2119">
                <text:p>2119</text:p>
              </table:table-cell>
              <table:table-cell office:value-type="float" office:value="2025">
                <text:p>2025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01">
                <text:p>18601</text:p>
              </table:table-cell>
              <table:table-cell office:value-type="float" office:value="2120">
                <text:p>2120</text:p>
              </table:table-cell>
              <table:table-cell office:value-type="float" office:value="2028">
                <text:p>2028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51">
                <text:p>18651</text:p>
              </table:table-cell>
              <table:table-cell office:value-type="float" office:value="2126">
                <text:p>2126</text:p>
              </table:table-cell>
              <table:table-cell office:value-type="float" office:value="2031">
                <text:p>2031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01">
                <text:p>18701</text:p>
              </table:table-cell>
              <table:table-cell office:value-type="float" office:value="2128">
                <text:p>2128</text:p>
              </table:table-cell>
              <table:table-cell office:value-type="float" office:value="2035">
                <text:p>2035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51">
                <text:p>18751</text:p>
              </table:table-cell>
              <table:table-cell office:value-type="float" office:value="2131">
                <text:p>2131</text:p>
              </table:table-cell>
              <table:table-cell office:value-type="float" office:value="2039">
                <text:p>2039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01">
                <text:p>18801</text:p>
              </table:table-cell>
              <table:table-cell office:value-type="float" office:value="2134">
                <text:p>2134</text:p>
              </table:table-cell>
              <table:table-cell office:value-type="float" office:value="2045">
                <text:p>2045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51">
                <text:p>18851</text:p>
              </table:table-cell>
              <table:table-cell office:value-type="float" office:value="2140">
                <text:p>2140</text:p>
              </table:table-cell>
              <table:table-cell office:value-type="float" office:value="2049">
                <text:p>2049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01">
                <text:p>18901</text:p>
              </table:table-cell>
              <table:table-cell office:value-type="float" office:value="2144">
                <text:p>2144</text:p>
              </table:table-cell>
              <table:table-cell office:value-type="float" office:value="2053">
                <text:p>2053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51">
                <text:p>18951</text:p>
              </table:table-cell>
              <table:table-cell office:value-type="float" office:value="2146">
                <text:p>2146</text:p>
              </table:table-cell>
              <table:table-cell office:value-type="float" office:value="2057">
                <text:p>2057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01">
                <text:p>19001</text:p>
              </table:table-cell>
              <table:table-cell office:value-type="float" office:value="2148">
                <text:p>2148</text:p>
              </table:table-cell>
              <table:table-cell office:value-type="float" office:value="2061">
                <text:p>2061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51">
                <text:p>19051</text:p>
              </table:table-cell>
              <table:table-cell office:value-type="float" office:value="2151">
                <text:p>2151</text:p>
              </table:table-cell>
              <table:table-cell office:value-type="float" office:value="2064">
                <text:p>2064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01">
                <text:p>19101</text:p>
              </table:table-cell>
              <table:table-cell office:value-type="float" office:value="2154">
                <text:p>2154</text:p>
              </table:table-cell>
              <table:table-cell office:value-type="float" office:value="2070">
                <text:p>2070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51">
                <text:p>19151</text:p>
              </table:table-cell>
              <table:table-cell office:value-type="float" office:value="2157">
                <text:p>2157</text:p>
              </table:table-cell>
              <table:table-cell office:value-type="float" office:value="2073">
                <text:p>2073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01">
                <text:p>19201</text:p>
              </table:table-cell>
              <table:table-cell office:value-type="float" office:value="2160">
                <text:p>2160</text:p>
              </table:table-cell>
              <table:table-cell office:value-type="float" office:value="2076">
                <text:p>2076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51">
                <text:p>19251</text:p>
              </table:table-cell>
              <table:table-cell office:value-type="float" office:value="2163">
                <text:p>2163</text:p>
              </table:table-cell>
              <table:table-cell office:value-type="float" office:value="2080">
                <text:p>208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01">
                <text:p>19301</text:p>
              </table:table-cell>
              <table:table-cell office:value-type="float" office:value="2166">
                <text:p>2166</text:p>
              </table:table-cell>
              <table:table-cell office:value-type="float" office:value="2084">
                <text:p>2084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51">
                <text:p>19351</text:p>
              </table:table-cell>
              <table:table-cell office:value-type="float" office:value="2168">
                <text:p>2168</text:p>
              </table:table-cell>
              <table:table-cell office:value-type="float" office:value="2088">
                <text:p>2088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01">
                <text:p>19401</text:p>
              </table:table-cell>
              <table:table-cell office:value-type="float" office:value="2171">
                <text:p>2171</text:p>
              </table:table-cell>
              <table:table-cell office:value-type="float" office:value="2092">
                <text:p>2092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51">
                <text:p>19451</text:p>
              </table:table-cell>
              <table:table-cell office:value-type="float" office:value="2174">
                <text:p>2174</text:p>
              </table:table-cell>
              <table:table-cell office:value-type="float" office:value="2096">
                <text:p>2096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01">
                <text:p>19501</text:p>
              </table:table-cell>
              <table:table-cell office:value-type="float" office:value="2177">
                <text:p>2177</text:p>
              </table:table-cell>
              <table:table-cell office:value-type="float" office:value="2100">
                <text:p>210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51">
                <text:p>19551</text:p>
              </table:table-cell>
              <table:table-cell office:value-type="float" office:value="2180">
                <text:p>2180</text:p>
              </table:table-cell>
              <table:table-cell office:value-type="float" office:value="2104">
                <text:p>2104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01">
                <text:p>19601</text:p>
              </table:table-cell>
              <table:table-cell office:value-type="float" office:value="2183">
                <text:p>2183</text:p>
              </table:table-cell>
              <table:table-cell office:value-type="float" office:value="2108">
                <text:p>210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51">
                <text:p>19651</text:p>
              </table:table-cell>
              <table:table-cell office:value-type="float" office:value="2184">
                <text:p>2184</text:p>
              </table:table-cell>
              <table:table-cell office:value-type="float" office:value="2112">
                <text:p>2112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01">
                <text:p>19701</text:p>
              </table:table-cell>
              <table:table-cell office:value-type="float" office:value="2187">
                <text:p>2187</text:p>
              </table:table-cell>
              <table:table-cell office:value-type="float" office:value="2117">
                <text:p>2117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51">
                <text:p>19751</text:p>
              </table:table-cell>
              <table:table-cell office:value-type="float" office:value="2189">
                <text:p>2189</text:p>
              </table:table-cell>
              <table:table-cell office:value-type="float" office:value="2120">
                <text:p>2120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01">
                <text:p>19801</text:p>
              </table:table-cell>
              <table:table-cell office:value-type="float" office:value="2192">
                <text:p>2192</text:p>
              </table:table-cell>
              <table:table-cell office:value-type="float" office:value="2123">
                <text:p>2123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1">
                <text:p>19851</text:p>
              </table:table-cell>
              <table:table-cell office:value-type="float" office:value="2195">
                <text:p>2195</text:p>
              </table:table-cell>
              <table:table-cell office:value-type="float" office:value="2128">
                <text:p>2128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1">
                <text:p>19901</text:p>
              </table:table-cell>
              <table:table-cell office:value-type="float" office:value="2197">
                <text:p>2197</text:p>
              </table:table-cell>
              <table:table-cell office:value-type="float" office:value="2132">
                <text:p>2132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51">
                <text:p>19951</text:p>
              </table:table-cell>
              <table:table-cell office:value-type="float" office:value="2199">
                <text:p>2199</text:p>
              </table:table-cell>
              <table:table-cell office:value-type="float" office:value="2136">
                <text:p>2136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000">
                <text:p>60000</text:p>
              </table:table-cell>
              <table:table-cell office:value-type="float" office:value="3443">
                <text:p>3443</text:p>
              </table:table-cell>
              <table:table-cell office:value-type="float" office:value="1578">
                <text:p>1578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0000">
                <text:p>70000</text:p>
              </table:table-cell>
              <table:table-cell office:value-type="float" office:value="4020">
                <text:p>4020</text:p>
              </table:table-cell>
              <table:table-cell office:value-type="float" office:value="1665">
                <text:p>1665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000">
                <text:p>80000</text:p>
              </table:table-cell>
              <table:table-cell office:value-type="float" office:value="4885">
                <text:p>4885</text:p>
              </table:table-cell>
              <table:table-cell office:value-type="float" office:value="2333">
                <text:p>2333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000">
                <text:p>90000</text:p>
              </table:table-cell>
              <table:table-cell office:value-type="float" office:value="5116">
                <text:p>5116</text:p>
              </table:table-cell>
              <table:table-cell office:value-type="float" office:value="3664">
                <text:p>3664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000">
                <text:p>100000</text:p>
              </table:table-cell>
              <table:table-cell office:value-type="float" office:value="7837">
                <text:p>7837</text:p>
              </table:table-cell>
              <table:table-cell office:value-type="float" office:value="3931">
                <text:p>3931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0000">
                <text:p>110000</text:p>
              </table:table-cell>
              <table:table-cell office:value-type="float" office:value="12936">
                <text:p>12936</text:p>
              </table:table-cell>
              <table:table-cell office:value-type="float" office:value="5468">
                <text:p>5468</text:p>
              </table:table-cell>
              <table:table-cell office:value-type="float" office:value="10347">
                <text:p>103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0000">
                <text:p>120000</text:p>
              </table:table-cell>
              <table:table-cell office:value-type="float" office:value="17218">
                <text:p>17218</text:p>
              </table:table-cell>
              <table:table-cell office:value-type="float" office:value="9231">
                <text:p>9231</text:p>
              </table:table-cell>
              <table:table-cell office:value-type="float" office:value="11804">
                <text:p>118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000">
                <text:p>130000</text:p>
              </table:table-cell>
              <table:table-cell office:value-type="float" office:value="20824">
                <text:p>20824</text:p>
              </table:table-cell>
              <table:table-cell office:value-type="float" office:value="10662">
                <text:p>10662</text:p>
              </table:table-cell>
              <table:table-cell office:value-type="float" office:value="12369">
                <text:p>123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0000">
                <text:p>140000</text:p>
              </table:table-cell>
              <table:table-cell office:value-type="float" office:value="27819">
                <text:p>27819</text:p>
              </table:table-cell>
              <table:table-cell office:value-type="float" office:value="11217">
                <text:p>11217</text:p>
              </table:table-cell>
              <table:table-cell office:value-type="float" office:value="13103">
                <text:p>131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0000">
                <text:p>150000</text:p>
              </table:table-cell>
              <table:table-cell office:value-type="float" office:value="39460">
                <text:p>39460</text:p>
              </table:table-cell>
              <table:table-cell office:value-type="float" office:value="12063">
                <text:p>12063</text:p>
              </table:table-cell>
              <table:table-cell office:value-type="float" office:value="15973">
                <text:p>159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0000">
                <text:p>160000</text:p>
              </table:table-cell>
              <table:table-cell office:value-type="float" office:value="53669">
                <text:p>53669</text:p>
              </table:table-cell>
              <table:table-cell office:value-type="float" office:value="13165">
                <text:p>13165</text:p>
              </table:table-cell>
              <table:table-cell office:value-type="float" office:value="17939">
                <text:p>179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000">
                <text:p>170000</text:p>
              </table:table-cell>
              <table:table-cell office:value-type="float" office:value="68398">
                <text:p>68398</text:p>
              </table:table-cell>
              <table:table-cell office:value-type="float" office:value="14634">
                <text:p>14634</text:p>
              </table:table-cell>
              <table:table-cell office:value-type="float" office:value="23715">
                <text:p>237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0000">
                <text:p>180000</text:p>
              </table:table-cell>
              <table:table-cell office:value-type="float" office:value="87107">
                <text:p>87107</text:p>
              </table:table-cell>
              <table:table-cell office:value-type="float" office:value="19020">
                <text:p>19020</text:p>
              </table:table-cell>
              <table:table-cell office:value-type="float" office:value="29208">
                <text:p>292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0000">
                <text:p>190000</text:p>
              </table:table-cell>
              <table:table-cell office:value-type="float" office:value="114487">
                <text:p>114487</text:p>
              </table:table-cell>
              <table:table-cell office:value-type="float" office:value="22550">
                <text:p>22550</text:p>
              </table:table-cell>
              <table:table-cell office:value-type="float" office:value="33955">
                <text:p>339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000">
                <text:p>200000</text:p>
              </table:table-cell>
              <table:table-cell office:value-type="float" office:value="145824">
                <text:p>145824</text:p>
              </table:table-cell>
              <table:table-cell office:value-type="float" office:value="25036">
                <text:p>25036</text:p>
              </table:table-cell>
              <table:table-cell office:value-type="float" office:value="40025">
                <text:p>400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0000">
                <text:p>210000</text:p>
              </table:table-cell>
              <table:table-cell office:value-type="float" office:value="180295">
                <text:p>180295</text:p>
              </table:table-cell>
              <table:table-cell office:value-type="float" office:value="28034">
                <text:p>28034</text:p>
              </table:table-cell>
              <table:table-cell office:value-type="float" office:value="47865">
                <text:p>478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0000">
                <text:p>220000</text:p>
              </table:table-cell>
              <table:table-cell office:value-type="float" office:value="219599">
                <text:p>219599</text:p>
              </table:table-cell>
              <table:table-cell office:value-type="float" office:value="31541">
                <text:p>31541</text:p>
              </table:table-cell>
              <table:table-cell office:value-type="float" office:value="58266">
                <text:p>582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0000">
                <text:p>230000</text:p>
              </table:table-cell>
              <table:table-cell office:value-type="float" office:value="264535">
                <text:p>264535</text:p>
              </table:table-cell>
              <table:table-cell office:value-type="float" office:value="35386">
                <text:p>35386</text:p>
              </table:table-cell>
              <table:table-cell office:value-type="float" office:value="78808">
                <text:p>788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0000">
                <text:p>240000</text:p>
              </table:table-cell>
              <table:table-cell office:value-type="float" office:value="316674">
                <text:p>316674</text:p>
              </table:table-cell>
              <table:table-cell office:value-type="float" office:value="42908">
                <text:p>42908</text:p>
              </table:table-cell>
              <table:table-cell office:value-type="float" office:value="98017">
                <text:p>980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0000">
                <text:p>250000</text:p>
              </table:table-cell>
              <table:table-cell office:value-type="float" office:value="374475">
                <text:p>374475</text:p>
              </table:table-cell>
              <table:table-cell office:value-type="float" office:value="51366">
                <text:p>51366</text:p>
              </table:table-cell>
              <table:table-cell office:value-type="float" office:value="119826">
                <text:p>1198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0000">
                <text:p>260000</text:p>
              </table:table-cell>
              <table:table-cell office:value-type="float" office:value="441049">
                <text:p>441049</text:p>
              </table:table-cell>
              <table:table-cell office:value-type="float" office:value="59214">
                <text:p>59214</text:p>
              </table:table-cell>
              <table:table-cell office:value-type="float" office:value="144072">
                <text:p>1440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0000">
                <text:p>270000</text:p>
              </table:table-cell>
              <table:table-cell office:value-type="float" office:value="502439">
                <text:p>502439</text:p>
              </table:table-cell>
              <table:table-cell office:value-type="float" office:value="69760">
                <text:p>69760</text:p>
              </table:table-cell>
              <table:table-cell office:value-type="float" office:value="170078">
                <text:p>1700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0000">
                <text:p>280000</text:p>
              </table:table-cell>
              <table:table-cell office:value-type="float" office:value="586638">
                <text:p>586638</text:p>
              </table:table-cell>
              <table:table-cell office:value-type="float" office:value="79611">
                <text:p>79611</text:p>
              </table:table-cell>
              <table:table-cell office:value-type="float" office:value="202286">
                <text:p>2022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0000">
                <text:p>290000</text:p>
              </table:table-cell>
              <table:table-cell office:value-type="float" office:value="677999">
                <text:p>677999</text:p>
              </table:table-cell>
              <table:table-cell office:value-type="float" office:value="91215">
                <text:p>91215</text:p>
              </table:table-cell>
              <table:table-cell office:value-type="float" office:value="242083">
                <text:p>2420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0000">
                <text:p>300000</text:p>
              </table:table-cell>
              <table:table-cell office:value-type="float" office:value="775972">
                <text:p>775972</text:p>
              </table:table-cell>
              <table:table-cell office:value-type="float" office:value="105219">
                <text:p>105219</text:p>
              </table:table-cell>
              <table:table-cell office:value-type="float" office:value="286779">
                <text:p>2867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0000">
                <text:p>310000</text:p>
              </table:table-cell>
              <table:table-cell office:value-type="float" office:value="879567">
                <text:p>879567</text:p>
              </table:table-cell>
              <table:table-cell office:value-type="float" office:value="121907">
                <text:p>121907</text:p>
              </table:table-cell>
              <table:table-cell office:value-type="float" office:value="338497">
                <text:p>3384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0000">
                <text:p>320000</text:p>
              </table:table-cell>
              <table:table-cell office:value-type="float" office:value="992373">
                <text:p>992373</text:p>
              </table:table-cell>
              <table:table-cell office:value-type="float" office:value="142498">
                <text:p>142498</text:p>
              </table:table-cell>
              <table:table-cell office:value-type="float" office:value="396156">
                <text:p>3961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0000">
                <text:p>330000</text:p>
              </table:table-cell>
              <table:table-cell office:value-type="float" office:value="1111390">
                <text:p>1111390</text:p>
              </table:table-cell>
              <table:table-cell office:value-type="float" office:value="165781">
                <text:p>165781</text:p>
              </table:table-cell>
              <table:table-cell office:value-type="float" office:value="463649">
                <text:p>4636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0000">
                <text:p>340000</text:p>
              </table:table-cell>
              <table:table-cell office:value-type="float" office:value="1265183">
                <text:p>1265183</text:p>
              </table:table-cell>
              <table:table-cell office:value-type="float" office:value="207248">
                <text:p>207248</text:p>
              </table:table-cell>
              <table:table-cell office:value-type="float" office:value="607217">
                <text:p>6072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0000">
                <text:p>350000</text:p>
              </table:table-cell>
              <table:table-cell office:value-type="float" office:value="1405555">
                <text:p>1405555</text:p>
              </table:table-cell>
              <table:table-cell office:value-type="float" office:value="243558">
                <text:p>243558</text:p>
              </table:table-cell>
              <table:table-cell office:value-type="float" office:value="695765">
                <text:p>6957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0000">
                <text:p>360000</text:p>
              </table:table-cell>
              <table:table-cell office:value-type="float" office:value="1551472">
                <text:p>1551472</text:p>
              </table:table-cell>
              <table:table-cell office:value-type="float" office:value="278559">
                <text:p>278559</text:p>
              </table:table-cell>
              <table:table-cell office:value-type="float" office:value="791470">
                <text:p>79147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0000">
                <text:p>370000</text:p>
              </table:table-cell>
              <table:table-cell office:value-type="float" office:value="1707476">
                <text:p>1707476</text:p>
              </table:table-cell>
              <table:table-cell office:value-type="float" office:value="317879">
                <text:p>317879</text:p>
              </table:table-cell>
              <table:table-cell office:value-type="float" office:value="897662">
                <text:p>8976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0000">
                <text:p>380000</text:p>
              </table:table-cell>
              <table:table-cell office:value-type="float" office:value="1870898">
                <text:p>1870898</text:p>
              </table:table-cell>
              <table:table-cell office:value-type="float" office:value="361244">
                <text:p>361244</text:p>
              </table:table-cell>
              <table:table-cell office:value-type="float" office:value="1014550">
                <text:p>10145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0000">
                <text:p>390000</text:p>
              </table:table-cell>
              <table:table-cell office:value-type="float" office:value="2045278">
                <text:p>2045278</text:p>
              </table:table-cell>
              <table:table-cell office:value-type="float" office:value="408559">
                <text:p>408559</text:p>
              </table:table-cell>
              <table:table-cell office:value-type="float" office:value="1143337">
                <text:p>11433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0000">
                <text:p>400000</text:p>
              </table:table-cell>
              <table:table-cell office:value-type="float" office:value="2231247">
                <text:p>2231247</text:p>
              </table:table-cell>
              <table:table-cell office:value-type="float" office:value="460887">
                <text:p>460887</text:p>
              </table:table-cell>
              <table:table-cell office:value-type="float" office:value="1282219">
                <text:p>12822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0000">
                <text:p>410000</text:p>
              </table:table-cell>
              <table:table-cell office:value-type="float" office:value="2425570">
                <text:p>2425570</text:p>
              </table:table-cell>
              <table:table-cell office:value-type="float" office:value="516355">
                <text:p>516355</text:p>
              </table:table-cell>
              <table:table-cell office:value-type="float" office:value="1434720">
                <text:p>14347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0000">
                <text:p>420000</text:p>
              </table:table-cell>
              <table:table-cell office:value-type="float" office:value="2628484">
                <text:p>2628484</text:p>
              </table:table-cell>
              <table:table-cell office:value-type="float" office:value="577382">
                <text:p>577382</text:p>
              </table:table-cell>
              <table:table-cell office:value-type="float" office:value="1593553">
                <text:p>15935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0000">
                <text:p>430000</text:p>
              </table:table-cell>
              <table:table-cell office:value-type="float" office:value="2842030">
                <text:p>2842030</text:p>
              </table:table-cell>
              <table:table-cell office:value-type="float" office:value="645104">
                <text:p>645104</text:p>
              </table:table-cell>
              <table:table-cell office:value-type="float" office:value="1766146">
                <text:p>17661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000">
                <text:p>440000</text:p>
              </table:table-cell>
              <table:table-cell office:value-type="float" office:value="3066055">
                <text:p>3066055</text:p>
              </table:table-cell>
              <table:table-cell office:value-type="float" office:value="722812">
                <text:p>722812</text:p>
              </table:table-cell>
              <table:table-cell office:value-type="float" office:value="1945778">
                <text:p>19457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0000">
                <text:p>450000</text:p>
              </table:table-cell>
              <table:table-cell office:value-type="float" office:value="3417261">
                <text:p>3417261</text:p>
              </table:table-cell>
              <table:table-cell office:value-type="float" office:value="868724">
                <text:p>868724</text:p>
              </table:table-cell>
              <table:table-cell office:value-type="float" office:value="2181723">
                <text:p>21817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0000">
                <text:p>460000</text:p>
              </table:table-cell>
              <table:table-cell office:value-type="float" office:value="3698386">
                <text:p>3698386</text:p>
              </table:table-cell>
              <table:table-cell office:value-type="float" office:value="984019">
                <text:p>984019</text:p>
              </table:table-cell>
              <table:table-cell office:value-type="float" office:value="2495660">
                <text:p>24956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70000">
                <text:p>470000</text:p>
              </table:table-cell>
              <table:table-cell office:value-type="float" office:value="3959198">
                <text:p>3959198</text:p>
              </table:table-cell>
              <table:table-cell office:value-type="float" office:value="1100165">
                <text:p>1100165</text:p>
              </table:table-cell>
              <table:table-cell office:value-type="float" office:value="2744607">
                <text:p>27446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80000">
                <text:p>480000</text:p>
              </table:table-cell>
              <table:table-cell office:value-type="float" office:value="4226310">
                <text:p>4226310</text:p>
              </table:table-cell>
              <table:table-cell office:value-type="float" office:value="1209950">
                <text:p>1209950</text:p>
              </table:table-cell>
              <table:table-cell office:value-type="float" office:value="2974724">
                <text:p>29747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0000">
                <text:p>490000</text:p>
              </table:table-cell>
              <table:table-cell office:value-type="float" office:value="4501116">
                <text:p>4501116</text:p>
              </table:table-cell>
              <table:table-cell office:value-type="float" office:value="1324286">
                <text:p>1324286</text:p>
              </table:table-cell>
              <table:table-cell office:value-type="float" office:value="3216165">
                <text:p>32161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0000">
                <text:p>500000</text:p>
              </table:table-cell>
              <table:table-cell office:value-type="float" office:value="4786116">
                <text:p>4786116</text:p>
              </table:table-cell>
              <table:table-cell office:value-type="float" office:value="1434458">
                <text:p>1434458</text:p>
              </table:table-cell>
              <table:table-cell office:value-type="float" office:value="3462653">
                <text:p>34626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10000">
                <text:p>510000</text:p>
              </table:table-cell>
              <table:table-cell office:value-type="float" office:value="5079873">
                <text:p>5079873</text:p>
              </table:table-cell>
              <table:table-cell office:value-type="float" office:value="1554506">
                <text:p>1554506</text:p>
              </table:table-cell>
              <table:table-cell office:value-type="float" office:value="3725660">
                <text:p>37256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0000">
                <text:p>520000</text:p>
              </table:table-cell>
              <table:table-cell office:value-type="float" office:value="5382671">
                <text:p>5382671</text:p>
              </table:table-cell>
              <table:table-cell office:value-type="float" office:value="1672348">
                <text:p>1672348</text:p>
              </table:table-cell>
              <table:table-cell office:value-type="float" office:value="3994579">
                <text:p>39945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0000">
                <text:p>530000</text:p>
              </table:table-cell>
              <table:table-cell office:value-type="float" office:value="5685812">
                <text:p>5685812</text:p>
              </table:table-cell>
              <table:table-cell office:value-type="float" office:value="1836357">
                <text:p>1836357</text:p>
              </table:table-cell>
              <table:table-cell office:value-type="float" office:value="4261225">
                <text:p>42612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40000">
                <text:p>540000</text:p>
              </table:table-cell>
              <table:table-cell office:value-type="float" office:value="6040168">
                <text:p>6040168</text:p>
              </table:table-cell>
              <table:table-cell office:value-type="float" office:value="2029507">
                <text:p>2029507</text:p>
              </table:table-cell>
              <table:table-cell office:value-type="float" office:value="4651144">
                <text:p>46511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0000">
                <text:p>550000</text:p>
              </table:table-cell>
              <table:table-cell office:value-type="float" office:value="6418260">
                <text:p>6418260</text:p>
              </table:table-cell>
              <table:table-cell office:value-type="float" office:value="2213656">
                <text:p>2213656</text:p>
              </table:table-cell>
              <table:table-cell office:value-type="float" office:value="5015617">
                <text:p>50156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0000">
                <text:p>560000</text:p>
              </table:table-cell>
              <table:table-cell office:value-type="float" office:value="6807909">
                <text:p>6807909</text:p>
              </table:table-cell>
              <table:table-cell office:value-type="float" office:value="2421440">
                <text:p>2421440</text:p>
              </table:table-cell>
              <table:table-cell office:value-type="float" office:value="5385042">
                <text:p>53850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0000">
                <text:p>570000</text:p>
              </table:table-cell>
              <table:table-cell office:value-type="float" office:value="7166984">
                <text:p>7166984</text:p>
              </table:table-cell>
              <table:table-cell office:value-type="float" office:value="2593049">
                <text:p>2593049</text:p>
              </table:table-cell>
              <table:table-cell office:value-type="float" office:value="5719954">
                <text:p>57199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80000">
                <text:p>580000</text:p>
              </table:table-cell>
              <table:table-cell office:value-type="float" office:value="7537946">
                <text:p>7537946</text:p>
              </table:table-cell>
              <table:table-cell office:value-type="float" office:value="2780314">
                <text:p>2780314</text:p>
              </table:table-cell>
              <table:table-cell office:value-type="float" office:value="6067926">
                <text:p>60679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0000">
                <text:p>590000</text:p>
              </table:table-cell>
              <table:table-cell office:value-type="float" office:value="7918425">
                <text:p>7918425</text:p>
              </table:table-cell>
              <table:table-cell office:value-type="float" office:value="2975697">
                <text:p>2975697</text:p>
              </table:table-cell>
              <table:table-cell office:value-type="float" office:value="6425518">
                <text:p>64255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00000">
                <text:p>600000</text:p>
              </table:table-cell>
              <table:table-cell office:value-type="float" office:value="8301187">
                <text:p>8301187</text:p>
              </table:table-cell>
              <table:table-cell office:value-type="float" office:value="3164206">
                <text:p>3164206</text:p>
              </table:table-cell>
              <table:table-cell office:value-type="float" office:value="6780951">
                <text:p>67809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0000">
                <text:p>610000</text:p>
              </table:table-cell>
              <table:table-cell office:value-type="float" office:value="8702416">
                <text:p>8702416</text:p>
              </table:table-cell>
              <table:table-cell office:value-type="float" office:value="3430347">
                <text:p>3430347</text:p>
              </table:table-cell>
              <table:table-cell office:value-type="float" office:value="7279881">
                <text:p>72798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0000">
                <text:p>620000</text:p>
              </table:table-cell>
              <table:table-cell office:value-type="float" office:value="9130802">
                <text:p>9130802</text:p>
              </table:table-cell>
              <table:table-cell office:value-type="float" office:value="3715583">
                <text:p>3715583</text:p>
              </table:table-cell>
              <table:table-cell office:value-type="float" office:value="7708144">
                <text:p>77081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30000">
                <text:p>630000</text:p>
              </table:table-cell>
              <table:table-cell office:value-type="float" office:value="9552428">
                <text:p>9552428</text:p>
              </table:table-cell>
              <table:table-cell office:value-type="float" office:value="3940459">
                <text:p>3940459</text:p>
              </table:table-cell>
              <table:table-cell office:value-type="float" office:value="8105378">
                <text:p>81053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40000">
                <text:p>640000</text:p>
              </table:table-cell>
              <table:table-cell office:value-type="float" office:value="9981309">
                <text:p>9981309</text:p>
              </table:table-cell>
              <table:table-cell office:value-type="float" office:value="4172794">
                <text:p>4172794</text:p>
              </table:table-cell>
              <table:table-cell office:value-type="float" office:value="8510703">
                <text:p>85107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0000">
                <text:p>650000</text:p>
              </table:table-cell>
              <table:table-cell office:value-type="float" office:value="10422831">
                <text:p>10422831</text:p>
              </table:table-cell>
              <table:table-cell office:value-type="float" office:value="4413625">
                <text:p>4413625</text:p>
              </table:table-cell>
              <table:table-cell office:value-type="float" office:value="8927831">
                <text:p>89278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60000">
                <text:p>660000</text:p>
              </table:table-cell>
              <table:table-cell office:value-type="float" office:value="10873418">
                <text:p>10873418</text:p>
              </table:table-cell>
              <table:table-cell office:value-type="float" office:value="4658764">
                <text:p>4658764</text:p>
              </table:table-cell>
              <table:table-cell office:value-type="float" office:value="9357583">
                <text:p>93575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70000">
                <text:p>670000</text:p>
              </table:table-cell>
              <table:table-cell office:value-type="float" office:value="11336312">
                <text:p>11336312</text:p>
              </table:table-cell>
              <table:table-cell office:value-type="float" office:value="4919377">
                <text:p>4919377</text:p>
              </table:table-cell>
              <table:table-cell office:value-type="float" office:value="9802710">
                <text:p>980271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0000">
                <text:p>680000</text:p>
              </table:table-cell>
              <table:table-cell office:value-type="float" office:value="11808007">
                <text:p>11808007</text:p>
              </table:table-cell>
              <table:table-cell office:value-type="float" office:value="5189546">
                <text:p>5189546</text:p>
              </table:table-cell>
              <table:table-cell office:value-type="float" office:value="10257384">
                <text:p>102573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0000">
                <text:p>690000</text:p>
              </table:table-cell>
              <table:table-cell office:value-type="float" office:value="12461229">
                <text:p>12461229</text:p>
              </table:table-cell>
              <table:table-cell office:value-type="float" office:value="5570165">
                <text:p>5570165</text:p>
              </table:table-cell>
              <table:table-cell office:value-type="float" office:value="10836824">
                <text:p>108368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0000">
                <text:p>700000</text:p>
              </table:table-cell>
              <table:table-cell office:value-type="float" office:value="12963379">
                <text:p>12963379</text:p>
              </table:table-cell>
              <table:table-cell office:value-type="float" office:value="5868769">
                <text:p>5868769</text:p>
              </table:table-cell>
              <table:table-cell office:value-type="float" office:value="11328205">
                <text:p>113282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10000">
                <text:p>710000</text:p>
              </table:table-cell>
              <table:table-cell office:value-type="float" office:value="13655388">
                <text:p>13655388</text:p>
              </table:table-cell>
              <table:table-cell office:value-type="float" office:value="6288418">
                <text:p>6288418</text:p>
              </table:table-cell>
              <table:table-cell office:value-type="float" office:value="11857899">
                <text:p>118578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20000">
                <text:p>720000</text:p>
              </table:table-cell>
              <table:table-cell office:value-type="float" office:value="14177375">
                <text:p>14177375</text:p>
              </table:table-cell>
              <table:table-cell office:value-type="float" office:value="6601882">
                <text:p>6601882</text:p>
              </table:table-cell>
              <table:table-cell office:value-type="float" office:value="12368920">
                <text:p>1236892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30000">
                <text:p>730000</text:p>
              </table:table-cell>
              <table:table-cell office:value-type="float" office:value="14711573">
                <text:p>14711573</text:p>
              </table:table-cell>
              <table:table-cell office:value-type="float" office:value="6921979">
                <text:p>6921979</text:p>
              </table:table-cell>
              <table:table-cell office:value-type="float" office:value="12887158">
                <text:p>128871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40000">
                <text:p>740000</text:p>
              </table:table-cell>
              <table:table-cell office:value-type="float" office:value="15258327">
                <text:p>15258327</text:p>
              </table:table-cell>
              <table:table-cell office:value-type="float" office:value="7253282">
                <text:p>7253282</text:p>
              </table:table-cell>
              <table:table-cell office:value-type="float" office:value="13420908">
                <text:p>134209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0000">
                <text:p>750000</text:p>
              </table:table-cell>
              <table:table-cell office:value-type="float" office:value="15814887">
                <text:p>15814887</text:p>
              </table:table-cell>
              <table:table-cell office:value-type="float" office:value="7598896">
                <text:p>7598896</text:p>
              </table:table-cell>
              <table:table-cell office:value-type="float" office:value="13972697">
                <text:p>13972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60000">
                <text:p>760000</text:p>
              </table:table-cell>
              <table:table-cell office:value-type="float" office:value="16382420">
                <text:p>16382420</text:p>
              </table:table-cell>
              <table:table-cell office:value-type="float" office:value="7956739">
                <text:p>7956739</text:p>
              </table:table-cell>
              <table:table-cell office:value-type="float" office:value="14536760">
                <text:p>145367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70000">
                <text:p>770000</text:p>
              </table:table-cell>
              <table:table-cell office:value-type="float" office:value="16960971">
                <text:p>16960971</text:p>
              </table:table-cell>
              <table:table-cell office:value-type="float" office:value="8333499">
                <text:p>8333499</text:p>
              </table:table-cell>
              <table:table-cell office:value-type="float" office:value="15117226">
                <text:p>151172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80000">
                <text:p>780000</text:p>
              </table:table-cell>
              <table:table-cell office:value-type="float" office:value="17612983">
                <text:p>17612983</text:p>
              </table:table-cell>
              <table:table-cell office:value-type="float" office:value="8744752">
                <text:p>8744752</text:p>
              </table:table-cell>
              <table:table-cell office:value-type="float" office:value="15730165">
                <text:p>157301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90000">
                <text:p>790000</text:p>
              </table:table-cell>
              <table:table-cell office:value-type="float" office:value="18394807">
                <text:p>18394807</text:p>
              </table:table-cell>
              <table:table-cell office:value-type="float" office:value="9173068">
                <text:p>9173068</text:p>
              </table:table-cell>
              <table:table-cell office:value-type="float" office:value="16367465">
                <text:p>163674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00000">
                <text:p>800000</text:p>
              </table:table-cell>
              <table:table-cell office:value-type="float" office:value="19115406">
                <text:p>19115406</text:p>
              </table:table-cell>
              <table:table-cell office:value-type="float" office:value="9739164">
                <text:p>9739164</text:p>
              </table:table-cell>
              <table:table-cell office:value-type="float" office:value="17139750">
                <text:p>1713975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10000">
                <text:p>810000</text:p>
              </table:table-cell>
              <table:table-cell office:value-type="float" office:value="19758111">
                <text:p>19758111</text:p>
              </table:table-cell>
              <table:table-cell office:value-type="float" office:value="10164453">
                <text:p>10164453</text:p>
              </table:table-cell>
              <table:table-cell office:value-type="float" office:value="17933165">
                <text:p>179331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0000">
                <text:p>820000</text:p>
              </table:table-cell>
              <table:table-cell office:value-type="float" office:value="20470349">
                <text:p>20470349</text:p>
              </table:table-cell>
              <table:table-cell office:value-type="float" office:value="10596720">
                <text:p>10596720</text:p>
              </table:table-cell>
              <table:table-cell office:value-type="float" office:value="18588133">
                <text:p>185881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30000">
                <text:p>830000</text:p>
              </table:table-cell>
              <table:table-cell office:value-type="float" office:value="21125694">
                <text:p>21125694</text:p>
              </table:table-cell>
              <table:table-cell office:value-type="float" office:value="11023241">
                <text:p>11023241</text:p>
              </table:table-cell>
              <table:table-cell office:value-type="float" office:value="19238749">
                <text:p>192387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40000">
                <text:p>840000</text:p>
              </table:table-cell>
              <table:table-cell office:value-type="float" office:value="22273977">
                <text:p>22273977</text:p>
              </table:table-cell>
              <table:table-cell office:value-type="float" office:value="11831591">
                <text:p>11831591</text:p>
              </table:table-cell>
              <table:table-cell office:value-type="float" office:value="20044093">
                <text:p>200440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0000">
                <text:p>850000</text:p>
              </table:table-cell>
              <table:table-cell office:value-type="float" office:value="23119730">
                <text:p>23119730</text:p>
              </table:table-cell>
              <table:table-cell office:value-type="float" office:value="12573345">
                <text:p>12573345</text:p>
              </table:table-cell>
              <table:table-cell office:value-type="float" office:value="21057949">
                <text:p>210579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60000">
                <text:p>860000</text:p>
              </table:table-cell>
              <table:table-cell office:value-type="float" office:value="23868270">
                <text:p>23868270</text:p>
              </table:table-cell>
              <table:table-cell office:value-type="float" office:value="13039997">
                <text:p>13039997</text:p>
              </table:table-cell>
              <table:table-cell office:value-type="float" office:value="21768469">
                <text:p>217684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70000">
                <text:p>870000</text:p>
              </table:table-cell>
              <table:table-cell office:value-type="float" office:value="24599436">
                <text:p>24599436</text:p>
              </table:table-cell>
              <table:table-cell office:value-type="float" office:value="13554325">
                <text:p>13554325</text:p>
              </table:table-cell>
              <table:table-cell office:value-type="float" office:value="22537683">
                <text:p>225376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0000">
                <text:p>880000</text:p>
              </table:table-cell>
              <table:table-cell office:value-type="float" office:value="25429545">
                <text:p>25429545</text:p>
              </table:table-cell>
              <table:table-cell office:value-type="float" office:value="14083426">
                <text:p>14083426</text:p>
              </table:table-cell>
              <table:table-cell office:value-type="float" office:value="23317090">
                <text:p>233170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90000">
                <text:p>890000</text:p>
              </table:table-cell>
              <table:table-cell office:value-type="float" office:value="26319969">
                <text:p>26319969</text:p>
              </table:table-cell>
              <table:table-cell office:value-type="float" office:value="14656411">
                <text:p>14656411</text:p>
              </table:table-cell>
              <table:table-cell office:value-type="float" office:value="24143300">
                <text:p>241433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0000">
                <text:p>900000</text:p>
              </table:table-cell>
              <table:table-cell office:value-type="float" office:value="27188609">
                <text:p>27188609</text:p>
              </table:table-cell>
              <table:table-cell office:value-type="float" office:value="15261908">
                <text:p>15261908</text:p>
              </table:table-cell>
              <table:table-cell office:value-type="float" office:value="24978565">
                <text:p>249785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10000">
                <text:p>910000</text:p>
              </table:table-cell>
              <table:table-cell office:value-type="float" office:value="28042512">
                <text:p>28042512</text:p>
              </table:table-cell>
              <table:table-cell office:value-type="float" office:value="15807621">
                <text:p>15807621</text:p>
              </table:table-cell>
              <table:table-cell office:value-type="float" office:value="25771570">
                <text:p>257715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20000">
                <text:p>920000</text:p>
              </table:table-cell>
              <table:table-cell office:value-type="float" office:value="28803879">
                <text:p>28803879</text:p>
              </table:table-cell>
              <table:table-cell office:value-type="float" office:value="16350642">
                <text:p>16350642</text:p>
              </table:table-cell>
              <table:table-cell office:value-type="float" office:value="26541292">
                <text:p>265412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30000">
                <text:p>930000</text:p>
              </table:table-cell>
              <table:table-cell office:value-type="float" office:value="29625281">
                <text:p>29625281</text:p>
              </table:table-cell>
              <table:table-cell office:value-type="float" office:value="16925774">
                <text:p>16925774</text:p>
              </table:table-cell>
              <table:table-cell office:value-type="float" office:value="27373330">
                <text:p>2737333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0000">
                <text:p>940000</text:p>
              </table:table-cell>
              <table:table-cell office:value-type="float" office:value="30458639">
                <text:p>30458639</text:p>
              </table:table-cell>
              <table:table-cell office:value-type="float" office:value="17508946">
                <text:p>17508946</text:p>
              </table:table-cell>
              <table:table-cell office:value-type="float" office:value="28208504">
                <text:p>282085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50000">
                <text:p>950000</text:p>
              </table:table-cell>
              <table:table-cell office:value-type="float" office:value="31279551">
                <text:p>31279551</text:p>
              </table:table-cell>
              <table:table-cell office:value-type="float" office:value="18103190">
                <text:p>18103190</text:p>
              </table:table-cell>
              <table:table-cell office:value-type="float" office:value="29041579">
                <text:p>290415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60000">
                <text:p>960000</text:p>
              </table:table-cell>
              <table:table-cell office:value-type="float" office:value="32210256">
                <text:p>32210256</text:p>
              </table:table-cell>
              <table:table-cell office:value-type="float" office:value="18742688">
                <text:p>18742688</text:p>
              </table:table-cell>
              <table:table-cell office:value-type="float" office:value="29920877">
                <text:p>299208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70000">
                <text:p>970000</text:p>
              </table:table-cell>
              <table:table-cell office:value-type="float" office:value="33164285">
                <text:p>33164285</text:p>
              </table:table-cell>
              <table:table-cell office:value-type="float" office:value="19415604">
                <text:p>19415604</text:p>
              </table:table-cell>
              <table:table-cell office:value-type="float" office:value="30889297">
                <text:p>308892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0000">
                <text:p>980000</text:p>
              </table:table-cell>
              <table:table-cell office:value-type="float" office:value="34013696">
                <text:p>34013696</text:p>
              </table:table-cell>
              <table:table-cell office:value-type="float" office:value="20043743">
                <text:p>20043743</text:p>
              </table:table-cell>
              <table:table-cell office:value-type="float" office:value="31938613">
                <text:p>319386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0000">
                <text:p>990000</text:p>
              </table:table-cell>
              <table:table-cell office:value-type="float" office:value="34882682">
                <text:p>34882682</text:p>
              </table:table-cell>
              <table:table-cell office:value-type="float" office:value="20653679">
                <text:p>20653679</text:p>
              </table:table-cell>
              <table:table-cell office:value-type="float" office:value="32800972">
                <text:p>32800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